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81" table:default-cell-style-name="ce1"/>
        <table:table-column table:style-name="co4" table:number-columns-repeated="16294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office:value-type="string" table:style-name="ce1">
            <text:p>Column33</text:p>
          </table:table-cell>
          <table:table-cell office:value-type="string" table:style-name="ce1">
            <text:p>Column34</text:p>
          </table:table-cell>
          <table:table-cell office:value-type="string" table:style-name="ce1">
            <text:p>Column35</text:p>
          </table:table-cell>
          <table:table-cell office:value-type="string" table:style-name="ce1">
            <text:p>Column36</text:p>
          </table:table-cell>
          <table:table-cell office:value-type="string" table:style-name="ce1">
            <text:p>Column37</text:p>
          </table:table-cell>
          <table:table-cell office:value-type="string" table:style-name="ce1">
            <text:p>Column38</text:p>
          </table:table-cell>
          <table:table-cell office:value-type="string" table:style-name="ce1">
            <text:p>Column39</text:p>
          </table:table-cell>
          <table:table-cell office:value-type="string" table:style-name="ce1">
            <text:p>Column40</text:p>
          </table:table-cell>
          <table:table-cell office:value-type="string" table:style-name="ce1">
            <text:p>Column41</text:p>
          </table:table-cell>
          <table:table-cell office:value-type="string" table:style-name="ce1">
            <text:p>Column42</text:p>
          </table:table-cell>
          <table:table-cell office:value-type="string" table:style-name="ce1">
            <text:p>Column43</text:p>
          </table:table-cell>
          <table:table-cell office:value-type="string" table:style-name="ce1">
            <text:p>Column44</text:p>
          </table:table-cell>
          <table:table-cell office:value-type="string" table:style-name="ce1">
            <text:p>Column45</text:p>
          </table:table-cell>
          <table:table-cell office:value-type="string" table:style-name="ce1">
            <text:p>Column46</text:p>
          </table:table-cell>
          <table:table-cell office:value-type="string" table:style-name="ce1">
            <text:p>Column47</text:p>
          </table:table-cell>
          <table:table-cell office:value-type="string" table:style-name="ce1">
            <text:p>Column48</text:p>
          </table:table-cell>
          <table:table-cell office:value-type="string" table:style-name="ce1">
            <text:p>Column49</text:p>
          </table:table-cell>
          <table:table-cell office:value-type="string" table:style-name="ce1">
            <text:p>Column50</text:p>
          </table:table-cell>
          <table:table-cell office:value-type="string" table:style-name="ce1">
            <text:p>Column51</text:p>
          </table:table-cell>
          <table:table-cell office:value-type="string" table:style-name="ce1">
            <text:p>Column52</text:p>
          </table:table-cell>
          <table:table-cell office:value-type="string" table:style-name="ce1">
            <text:p>Column53</text:p>
          </table:table-cell>
          <table:table-cell office:value-type="string" table:style-name="ce1">
            <text:p>Column54</text:p>
          </table:table-cell>
          <table:table-cell office:value-type="string" table:style-name="ce1">
            <text:p>Column55</text:p>
          </table:table-cell>
          <table:table-cell office:value-type="string" table:style-name="ce1">
            <text:p>Column56</text:p>
          </table:table-cell>
          <table:table-cell office:value-type="string" table:style-name="ce1">
            <text:p>Column57</text:p>
          </table:table-cell>
          <table:table-cell office:value-type="string" table:style-name="ce1">
            <text:p>Column58</text:p>
          </table:table-cell>
          <table:table-cell office:value-type="string" table:style-name="ce1">
            <text:p>Column59</text:p>
          </table:table-cell>
          <table:table-cell office:value-type="string" table:style-name="ce1">
            <text:p>Column60</text:p>
          </table:table-cell>
          <table:table-cell office:value-type="string" table:style-name="ce1">
            <text:p>Column61</text:p>
          </table:table-cell>
          <table:table-cell office:value-type="string" table:style-name="ce1">
            <text:p>Column62</text:p>
          </table:table-cell>
          <table:table-cell office:value-type="string" table:style-name="ce1">
            <text:p>Column63</text:p>
          </table:table-cell>
          <table:table-cell office:value-type="string" table:style-name="ce1">
            <text:p>Column64</text:p>
          </table:table-cell>
          <table:table-cell office:value-type="string" table:style-name="ce1">
            <text:p>Column65</text:p>
          </table:table-cell>
          <table:table-cell office:value-type="string" table:style-name="ce1">
            <text:p>Column66</text:p>
          </table:table-cell>
          <table:table-cell office:value-type="string" table:style-name="ce1">
            <text:p>Column67</text:p>
          </table:table-cell>
          <table:table-cell office:value-type="string" table:style-name="ce1">
            <text:p>Column68</text:p>
          </table:table-cell>
          <table:table-cell office:value-type="string" table:style-name="ce1">
            <text:p>Column69</text:p>
          </table:table-cell>
          <table:table-cell office:value-type="string" table:style-name="ce1">
            <text:p>Column70</text:p>
          </table:table-cell>
          <table:table-cell office:value-type="string" table:style-name="ce1">
            <text:p>Column71</text:p>
          </table:table-cell>
          <table:table-cell office:value-type="string" table:style-name="ce1">
            <text:p>Column72</text:p>
          </table:table-cell>
          <table:table-cell office:value-type="string" table:style-name="ce1">
            <text:p>Column73</text:p>
          </table:table-cell>
          <table:table-cell office:value-type="string" table:style-name="ce1">
            <text:p>Column74</text:p>
          </table:table-cell>
          <table:table-cell office:value-type="string" table:style-name="ce1">
            <text:p>Column75</text:p>
          </table:table-cell>
          <table:table-cell office:value-type="string" table:style-name="ce1">
            <text:p>Column76</text:p>
          </table:table-cell>
          <table:table-cell office:value-type="string" table:style-name="ce1">
            <text:p>Column77</text:p>
          </table:table-cell>
          <table:table-cell office:value-type="string" table:style-name="ce1">
            <text:p>Column78</text:p>
          </table:table-cell>
          <table:table-cell office:value-type="string" table:style-name="ce1">
            <text:p>Column79</text:p>
          </table:table-cell>
          <table:table-cell office:value-type="string" table:style-name="ce1">
            <text:p>Column80</text:p>
          </table:table-cell>
          <table:table-cell office:value-type="string" table:style-name="ce1">
            <text:p>Column81</text:p>
          </table:table-cell>
          <table:table-cell office:value-type="string" table:style-name="ce1">
            <text:p>Column82</text:p>
          </table:table-cell>
          <table:table-cell office:value-type="string" table:style-name="ce1">
            <text:p>Column83</text:p>
          </table:table-cell>
          <table:table-cell office:value-type="string" table:style-name="ce1">
            <text:p>Column84</text:p>
          </table:table-cell>
          <table:table-cell office:value-type="string" table:style-name="ce1">
            <text:p>Column85</text:p>
          </table:table-cell>
          <table:table-cell office:value-type="string" table:style-name="ce1">
            <text:p>Column86</text:p>
          </table:table-cell>
          <table:table-cell office:value-type="string" table:style-name="ce1">
            <text:p>Column87</text:p>
          </table:table-cell>
          <table:table-cell office:value-type="string" table:style-name="ce1">
            <text:p>Column88</text:p>
          </table:table-cell>
          <table:table-cell office:value-type="string" table:style-name="ce1">
            <text:p>Column89</text:p>
          </table:table-cell>
          <table:table-cell office:value-type="string" table:style-name="ce1">
            <text:p>Column90</text:p>
          </table:table-cell>
          <table:table-cell table:number-columns-repeated="16294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315.91399999999999" table:style-name="ce1">
            <text:p>315.914</text:p>
          </table:table-cell>
          <table:table-cell office:value-type="float" office:value="302.714" table:style-name="ce1">
            <text:p>302.714</text:p>
          </table:table-cell>
          <table:table-cell office:value-type="float" office:value="303.30500000000001" table:style-name="ce1">
            <text:p>303.305</text:p>
          </table:table-cell>
          <table:table-cell office:value-type="float" office:value="302.71300000000002" table:style-name="ce1">
            <text:p>302.713</text:p>
          </table:table-cell>
          <table:table-cell office:value-type="float" office:value="301.971" table:style-name="ce1">
            <text:p>301.971</text:p>
          </table:table-cell>
          <table:table-cell office:value-type="float" office:value="301.97300000000001" table:style-name="ce1">
            <text:p>301.973</text:p>
          </table:table-cell>
          <table:table-cell office:value-type="float" office:value="302.298" table:style-name="ce1">
            <text:p>302.298</text:p>
          </table:table-cell>
          <table:table-cell office:value-type="float" office:value="301.62200000000001" table:style-name="ce1">
            <text:p>301.622</text:p>
          </table:table-cell>
          <table:table-cell office:value-type="float" office:value="302.13600000000002" table:style-name="ce1">
            <text:p>302.136</text:p>
          </table:table-cell>
          <table:table-cell office:value-type="float" office:value="302.584" table:style-name="ce1">
            <text:p>302.584</text:p>
          </table:table-cell>
          <table:table-cell office:value-type="float" office:value="302.21699999999998" table:style-name="ce1">
            <text:p>302.217</text:p>
          </table:table-cell>
          <table:table-cell office:value-type="float" office:value="302.346" table:style-name="ce1">
            <text:p>302.346</text:p>
          </table:table-cell>
          <table:table-cell office:value-type="float" office:value="302.685" table:style-name="ce1">
            <text:p>302.685</text:p>
          </table:table-cell>
          <table:table-cell office:value-type="float" office:value="300.40100000000001" table:style-name="ce1">
            <text:p>300.401</text:p>
          </table:table-cell>
          <table:table-cell office:value-type="float" office:value="302.28199999999998" table:style-name="ce1">
            <text:p>302.282</text:p>
          </table:table-cell>
          <table:table-cell office:value-type="float" office:value="302.29000000000002" table:style-name="ce1">
            <text:p>302.29</text:p>
          </table:table-cell>
          <table:table-cell office:value-type="float" office:value="302.39999999999998" table:style-name="ce1">
            <text:p>302.4</text:p>
          </table:table-cell>
          <table:table-cell office:value-type="float" office:value="301.89800000000002" table:style-name="ce1">
            <text:p>301.898</text:p>
          </table:table-cell>
          <table:table-cell office:value-type="float" office:value="302.48200000000003" table:style-name="ce1">
            <text:p>302.482</text:p>
          </table:table-cell>
          <table:table-cell office:value-type="float" office:value="301.77999999999997" table:style-name="ce1">
            <text:p>301.78</text:p>
          </table:table-cell>
          <table:table-cell office:value-type="float" office:value="302.15899999999999" table:style-name="ce1">
            <text:p>302.159</text:p>
          </table:table-cell>
          <table:table-cell office:value-type="float" office:value="303.85000000000002" table:style-name="ce1">
            <text:p>303.85</text:p>
          </table:table-cell>
          <table:table-cell office:value-type="float" office:value="301.94400000000002" table:style-name="ce1">
            <text:p>301.944</text:p>
          </table:table-cell>
          <table:table-cell office:value-type="float" office:value="301.97800000000001" table:style-name="ce1">
            <text:p>301.978</text:p>
          </table:table-cell>
          <table:table-cell office:value-type="float" office:value="301.99700000000001" table:style-name="ce1">
            <text:p>301.997</text:p>
          </table:table-cell>
          <table:table-cell office:value-type="float" office:value="300.959" table:style-name="ce1">
            <text:p>300.959</text:p>
          </table:table-cell>
          <table:table-cell office:value-type="float" office:value="301.64499999999998" table:style-name="ce1">
            <text:p>301.645</text:p>
          </table:table-cell>
          <table:table-cell office:value-type="float" office:value="300.99099999999999" table:style-name="ce1">
            <text:p>300.991</text:p>
          </table:table-cell>
          <table:table-cell office:value-type="float" office:value="302.09500000000003" table:style-name="ce1">
            <text:p>302.095</text:p>
          </table:table-cell>
          <table:table-cell office:value-type="float" office:value="301.91500000000002" table:style-name="ce1">
            <text:p>301.915</text:p>
          </table:table-cell>
          <table:table-cell office:value-type="float" office:value="302.58699999999999" table:style-name="ce1">
            <text:p>302.587</text:p>
          </table:table-cell>
          <table:table-cell office:value-type="float" office:value="302.31299999999999" table:style-name="ce1">
            <text:p>302.313</text:p>
          </table:table-cell>
          <table:table-cell office:value-type="float" office:value="312.654" table:style-name="ce1">
            <text:p>312.654</text:p>
          </table:table-cell>
          <table:table-cell office:value-type="float" office:value="302.03699999999998" table:style-name="ce1">
            <text:p>302.037</text:p>
          </table:table-cell>
          <table:table-cell office:value-type="float" office:value="302.11900000000003" table:style-name="ce1">
            <text:p>302.119</text:p>
          </table:table-cell>
          <table:table-cell office:value-type="float" office:value="302.42200000000003" table:style-name="ce1">
            <text:p>302.422</text:p>
          </table:table-cell>
          <table:table-cell office:value-type="float" office:value="300.61900000000003" table:style-name="ce1">
            <text:p>300.619</text:p>
          </table:table-cell>
          <table:table-cell office:value-type="float" office:value="301.54700000000003" table:style-name="ce1">
            <text:p>301.547</text:p>
          </table:table-cell>
          <table:table-cell office:value-type="float" office:value="301.91699999999997" table:style-name="ce1">
            <text:p>301.917</text:p>
          </table:table-cell>
          <table:table-cell office:value-type="float" office:value="302.49099999999999" table:style-name="ce1">
            <text:p>302.491</text:p>
          </table:table-cell>
          <table:table-cell office:value-type="float" office:value="302.22199999999998" table:style-name="ce1">
            <text:p>302.222</text:p>
          </table:table-cell>
          <table:table-cell office:value-type="float" office:value="302.61500000000001" table:style-name="ce1">
            <text:p>302.615</text:p>
          </table:table-cell>
          <table:table-cell office:value-type="float" office:value="300.37099999999998" table:style-name="ce1">
            <text:p>300.371</text:p>
          </table:table-cell>
          <table:table-cell office:value-type="float" office:value="302.06400000000002" table:style-name="ce1">
            <text:p>302.064</text:p>
          </table:table-cell>
          <table:table-cell office:value-type="float" office:value="301.92500000000001" table:style-name="ce1">
            <text:p>301.925</text:p>
          </table:table-cell>
          <table:table-cell office:value-type="float" office:value="302.74700000000001" table:style-name="ce1">
            <text:p>302.747</text:p>
          </table:table-cell>
          <table:table-cell office:value-type="float" office:value="300.411" table:style-name="ce1">
            <text:p>300.411</text:p>
          </table:table-cell>
          <table:table-cell office:value-type="float" office:value="302.06" table:style-name="ce1">
            <text:p>302.06</text:p>
          </table:table-cell>
          <table:table-cell office:value-type="float" office:value="302.41199999999998" table:style-name="ce1">
            <text:p>302.412</text:p>
          </table:table-cell>
          <table:table-cell office:value-type="float" office:value="302.47500000000002" table:style-name="ce1">
            <text:p>302.475</text:p>
          </table:table-cell>
          <table:table-cell office:value-type="float" office:value="304.08199999999999" table:style-name="ce1">
            <text:p>304.082</text:p>
          </table:table-cell>
          <table:table-cell office:value-type="float" office:value="303.00700000000001" table:style-name="ce1">
            <text:p>303.007</text:p>
          </table:table-cell>
          <table:table-cell office:value-type="float" office:value="302.108" table:style-name="ce1">
            <text:p>302.108</text:p>
          </table:table-cell>
          <table:table-cell office:value-type="float" office:value="302.041" table:style-name="ce1">
            <text:p>302.041</text:p>
          </table:table-cell>
          <table:table-cell office:value-type="float" office:value="301.87299999999999" table:style-name="ce1">
            <text:p>301.873</text:p>
          </table:table-cell>
          <table:table-cell office:value-type="float" office:value="303.00700000000001" table:style-name="ce1">
            <text:p>303.007</text:p>
          </table:table-cell>
          <table:table-cell office:value-type="float" office:value="302.56700000000001" table:style-name="ce1">
            <text:p>302.567</text:p>
          </table:table-cell>
          <table:table-cell office:value-type="float" office:value="302.29599999999999" table:style-name="ce1">
            <text:p>302.296</text:p>
          </table:table-cell>
          <table:table-cell office:value-type="float" office:value="301.971" table:style-name="ce1">
            <text:p>301.971</text:p>
          </table:table-cell>
          <table:table-cell office:value-type="float" office:value="302.25299999999999" table:style-name="ce1">
            <text:p>302.253</text:p>
          </table:table-cell>
          <table:table-cell office:value-type="float" office:value="301.21300000000002" table:style-name="ce1">
            <text:p>301.213</text:p>
          </table:table-cell>
          <table:table-cell office:value-type="float" office:value="300.73200000000003" table:style-name="ce1">
            <text:p>300.732</text:p>
          </table:table-cell>
          <table:table-cell office:value-type="float" office:value="301.916" table:style-name="ce1">
            <text:p>301.916</text:p>
          </table:table-cell>
          <table:table-cell office:value-type="float" office:value="302.12099999999998" table:style-name="ce1">
            <text:p>302.121</text:p>
          </table:table-cell>
          <table:table-cell office:value-type="float" office:value="302.59100000000001" table:style-name="ce1">
            <text:p>302.591</text:p>
          </table:table-cell>
          <table:table-cell office:value-type="float" office:value="302.166" table:style-name="ce1">
            <text:p>302.166</text:p>
          </table:table-cell>
          <table:table-cell office:value-type="float" office:value="301.19499999999999" table:style-name="ce1">
            <text:p>301.195</text:p>
          </table:table-cell>
          <table:table-cell office:value-type="float" office:value="302.31599999999997" table:style-name="ce1">
            <text:p>302.316</text:p>
          </table:table-cell>
          <table:table-cell office:value-type="float" office:value="302.06299999999999" table:style-name="ce1">
            <text:p>302.063</text:p>
          </table:table-cell>
          <table:table-cell office:value-type="float" office:value="302.15499999999997" table:style-name="ce1">
            <text:p>302.155</text:p>
          </table:table-cell>
          <table:table-cell office:value-type="float" office:value="302.21600000000001" table:style-name="ce1">
            <text:p>302.216</text:p>
          </table:table-cell>
          <table:table-cell office:value-type="float" office:value="300.87400000000002" table:style-name="ce1">
            <text:p>300.874</text:p>
          </table:table-cell>
          <table:table-cell office:value-type="float" office:value="301.70299999999997" table:style-name="ce1">
            <text:p>301.703</text:p>
          </table:table-cell>
          <table:table-cell office:value-type="float" office:value="302.20400000000001" table:style-name="ce1">
            <text:p>302.204</text:p>
          </table:table-cell>
          <table:table-cell office:value-type="float" office:value="302.44799999999998" table:style-name="ce1">
            <text:p>302.448</text:p>
          </table:table-cell>
          <table:table-cell office:value-type="float" office:value="302.61900000000003" table:style-name="ce1">
            <text:p>302.619</text:p>
          </table:table-cell>
          <table:table-cell office:value-type="float" office:value="302.09100000000001" table:style-name="ce1">
            <text:p>302.091</text:p>
          </table:table-cell>
          <table:table-cell office:value-type="float" office:value="300.73099999999999" table:style-name="ce1">
            <text:p>300.731</text:p>
          </table:table-cell>
          <table:table-cell office:value-type="float" office:value="302.78800000000001" table:style-name="ce1">
            <text:p>302.788</text:p>
          </table:table-cell>
          <table:table-cell office:value-type="float" office:value="301.89400000000001" table:style-name="ce1">
            <text:p>301.894</text:p>
          </table:table-cell>
          <table:table-cell office:value-type="float" office:value="302.24099999999999" table:style-name="ce1">
            <text:p>302.241</text:p>
          </table:table-cell>
          <table:table-cell office:value-type="float" office:value="301.53800000000001" table:style-name="ce1">
            <text:p>301.538</text:p>
          </table:table-cell>
          <table:table-cell table:number-columns-repeated="8" table:style-name="ce1"/>
          <table:table-cell office:value-type="float" office:value="302.37282926829266" table:formula="of:=AVERAGE([.B2:.CL2])" table:style-name="ce1">
            <text:p>302.3728293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287.76799999999997" table:style-name="ce1">
            <text:p>287.768</text:p>
          </table:table-cell>
          <table:table-cell office:value-type="float" office:value="284.42700000000002" table:style-name="ce1">
            <text:p>284.427</text:p>
          </table:table-cell>
          <table:table-cell office:value-type="float" office:value="287.85500000000002" table:style-name="ce1">
            <text:p>287.855</text:p>
          </table:table-cell>
          <table:table-cell office:value-type="float" office:value="290.08100000000002" table:style-name="ce1">
            <text:p>290.081</text:p>
          </table:table-cell>
          <table:table-cell office:value-type="float" office:value="285.32799999999997" table:style-name="ce1">
            <text:p>285.328</text:p>
          </table:table-cell>
          <table:table-cell office:value-type="float" office:value="284.55700000000002" table:style-name="ce1">
            <text:p>284.557</text:p>
          </table:table-cell>
          <table:table-cell office:value-type="float" office:value="284.40300000000002" table:style-name="ce1">
            <text:p>284.403</text:p>
          </table:table-cell>
          <table:table-cell office:value-type="float" office:value="284.84300000000002" table:style-name="ce1">
            <text:p>284.843</text:p>
          </table:table-cell>
          <table:table-cell office:value-type="float" office:value="287.72500000000002" table:style-name="ce1">
            <text:p>287.725</text:p>
          </table:table-cell>
          <table:table-cell office:value-type="float" office:value="284.36599999999999" table:style-name="ce1">
            <text:p>284.366</text:p>
          </table:table-cell>
          <table:table-cell office:value-type="float" office:value="284.59699999999998" table:style-name="ce1">
            <text:p>284.597</text:p>
          </table:table-cell>
          <table:table-cell office:value-type="float" office:value="284.72300000000001" table:style-name="ce1">
            <text:p>284.723</text:p>
          </table:table-cell>
          <table:table-cell office:value-type="float" office:value="288.23700000000002" table:style-name="ce1">
            <text:p>288.237</text:p>
          </table:table-cell>
          <table:table-cell office:value-type="float" office:value="287.64499999999998" table:style-name="ce1">
            <text:p>287.645</text:p>
          </table:table-cell>
          <table:table-cell office:value-type="float" office:value="284.55" table:style-name="ce1">
            <text:p>284.55</text:p>
          </table:table-cell>
          <table:table-cell office:value-type="float" office:value="290.113" table:style-name="ce1">
            <text:p>290.113</text:p>
          </table:table-cell>
          <table:table-cell office:value-type="float" office:value="287.68200000000002" table:style-name="ce1">
            <text:p>287.682</text:p>
          </table:table-cell>
          <table:table-cell office:value-type="float" office:value="284.38099999999997" table:style-name="ce1">
            <text:p>284.381</text:p>
          </table:table-cell>
          <table:table-cell office:value-type="float" office:value="284.93900000000002" table:style-name="ce1">
            <text:p>284.939</text:p>
          </table:table-cell>
          <table:table-cell office:value-type="float" office:value="288.48" table:style-name="ce1">
            <text:p>288.48</text:p>
          </table:table-cell>
          <table:table-cell office:value-type="float" office:value="287.017" table:style-name="ce1">
            <text:p>287.017</text:p>
          </table:table-cell>
          <table:table-cell office:value-type="float" office:value="288.69400000000002" table:style-name="ce1">
            <text:p>288.694</text:p>
          </table:table-cell>
          <table:table-cell office:value-type="float" office:value="287.089" table:style-name="ce1">
            <text:p>287.089</text:p>
          </table:table-cell>
          <table:table-cell office:value-type="float" office:value="289.42399999999998" table:style-name="ce1">
            <text:p>289.424</text:p>
          </table:table-cell>
          <table:table-cell office:value-type="float" office:value="285.13799999999998" table:style-name="ce1">
            <text:p>285.138</text:p>
          </table:table-cell>
          <table:table-cell office:value-type="float" office:value="284.38" table:style-name="ce1">
            <text:p>284.38</text:p>
          </table:table-cell>
          <table:table-cell office:value-type="float" office:value="284.70299999999997" table:style-name="ce1">
            <text:p>284.703</text:p>
          </table:table-cell>
          <table:table-cell office:value-type="float" office:value="284.58300000000003" table:style-name="ce1">
            <text:p>284.583</text:p>
          </table:table-cell>
          <table:table-cell office:value-type="float" office:value="284.827" table:style-name="ce1">
            <text:p>284.827</text:p>
          </table:table-cell>
          <table:table-cell office:value-type="float" office:value="290.00200000000001" table:style-name="ce1">
            <text:p>290.002</text:p>
          </table:table-cell>
          <table:table-cell office:value-type="float" office:value="290.63299999999998" table:style-name="ce1">
            <text:p>290.633</text:p>
          </table:table-cell>
          <table:table-cell office:value-type="float" office:value="285.24599999999998" table:style-name="ce1">
            <text:p>285.246</text:p>
          </table:table-cell>
          <table:table-cell office:value-type="float" office:value="291.01600000000002" table:style-name="ce1">
            <text:p>291.016</text:p>
          </table:table-cell>
          <table:table-cell office:value-type="float" office:value="290.37" table:style-name="ce1">
            <text:p>290.37</text:p>
          </table:table-cell>
          <table:table-cell office:value-type="float" office:value="290.05" table:style-name="ce1">
            <text:p>290.05</text:p>
          </table:table-cell>
          <table:table-cell office:value-type="float" office:value="286.62900000000002" table:style-name="ce1">
            <text:p>286.629</text:p>
          </table:table-cell>
          <table:table-cell office:value-type="float" office:value="285.11599999999999" table:style-name="ce1">
            <text:p>285.116</text:p>
          </table:table-cell>
          <table:table-cell office:value-type="float" office:value="290.55" table:style-name="ce1">
            <text:p>290.55</text:p>
          </table:table-cell>
          <table:table-cell office:value-type="float" office:value="289.762" table:style-name="ce1">
            <text:p>289.762</text:p>
          </table:table-cell>
          <table:table-cell office:value-type="float" office:value="286.97300000000001" table:style-name="ce1">
            <text:p>286.973</text:p>
          </table:table-cell>
          <table:table-cell office:value-type="float" office:value="284.53300000000002" table:style-name="ce1">
            <text:p>284.533</text:p>
          </table:table-cell>
          <table:table-cell office:value-type="float" office:value="287.56" table:style-name="ce1">
            <text:p>287.56</text:p>
          </table:table-cell>
          <table:table-cell office:value-type="float" office:value="284.41500000000002" table:style-name="ce1">
            <text:p>284.415</text:p>
          </table:table-cell>
          <table:table-cell office:value-type="float" office:value="284.54300000000001" table:style-name="ce1">
            <text:p>284.543</text:p>
          </table:table-cell>
          <table:table-cell office:value-type="float" office:value="287.06900000000002" table:style-name="ce1">
            <text:p>287.069</text:p>
          </table:table-cell>
          <table:table-cell office:value-type="float" office:value="289.56799999999998" table:style-name="ce1">
            <text:p>289.568</text:p>
          </table:table-cell>
          <table:table-cell office:value-type="float" office:value="290.14800000000002" table:style-name="ce1">
            <text:p>290.148</text:p>
          </table:table-cell>
          <table:table-cell office:value-type="float" office:value="288.38900000000001" table:style-name="ce1">
            <text:p>288.389</text:p>
          </table:table-cell>
          <table:table-cell office:value-type="float" office:value="288.553" table:style-name="ce1">
            <text:p>288.553</text:p>
          </table:table-cell>
          <table:table-cell office:value-type="float" office:value="289.88099999999997" table:style-name="ce1">
            <text:p>289.881</text:p>
          </table:table-cell>
          <table:table-cell office:value-type="float" office:value="286.74400000000003" table:style-name="ce1">
            <text:p>286.744</text:p>
          </table:table-cell>
          <table:table-cell office:value-type="float" office:value="289.96199999999999" table:style-name="ce1">
            <text:p>289.962</text:p>
          </table:table-cell>
          <table:table-cell office:value-type="float" office:value="286.988" table:style-name="ce1">
            <text:p>286.988</text:p>
          </table:table-cell>
          <table:table-cell office:value-type="float" office:value="285.94600000000003" table:style-name="ce1">
            <text:p>285.946</text:p>
          </table:table-cell>
          <table:table-cell office:value-type="float" office:value="284.71699999999998" table:style-name="ce1">
            <text:p>284.717</text:p>
          </table:table-cell>
          <table:table-cell office:value-type="float" office:value="284.49799999999999" table:style-name="ce1">
            <text:p>284.498</text:p>
          </table:table-cell>
          <table:table-cell office:value-type="float" office:value="284.52800000000002" table:style-name="ce1">
            <text:p>284.528</text:p>
          </table:table-cell>
          <table:table-cell office:value-type="float" office:value="288.32600000000002" table:style-name="ce1">
            <text:p>288.326</text:p>
          </table:table-cell>
          <table:table-cell office:value-type="float" office:value="290.26" table:style-name="ce1">
            <text:p>290.26</text:p>
          </table:table-cell>
          <table:table-cell office:value-type="float" office:value="284.964" table:style-name="ce1">
            <text:p>284.964</text:p>
          </table:table-cell>
          <table:table-cell office:value-type="float" office:value="284.90199999999999" table:style-name="ce1">
            <text:p>284.902</text:p>
          </table:table-cell>
          <table:table-cell office:value-type="float" office:value="284.31200000000001" table:style-name="ce1">
            <text:p>284.312</text:p>
          </table:table-cell>
          <table:table-cell office:value-type="float" office:value="284.84899999999999" table:style-name="ce1">
            <text:p>284.849</text:p>
          </table:table-cell>
          <table:table-cell office:value-type="float" office:value="289.54199999999997" table:style-name="ce1">
            <text:p>289.542</text:p>
          </table:table-cell>
          <table:table-cell office:value-type="float" office:value="289.33999999999997" table:style-name="ce1">
            <text:p>289.34</text:p>
          </table:table-cell>
          <table:table-cell office:value-type="float" office:value="289.745" table:style-name="ce1">
            <text:p>289.745</text:p>
          </table:table-cell>
          <table:table-cell office:value-type="float" office:value="284.654" table:style-name="ce1">
            <text:p>284.654</text:p>
          </table:table-cell>
          <table:table-cell office:value-type="float" office:value="285.976" table:style-name="ce1">
            <text:p>285.976</text:p>
          </table:table-cell>
          <table:table-cell office:value-type="float" office:value="289.30799999999999" table:style-name="ce1">
            <text:p>289.308</text:p>
          </table:table-cell>
          <table:table-cell office:value-type="float" office:value="286.19900000000001" table:style-name="ce1">
            <text:p>286.199</text:p>
          </table:table-cell>
          <table:table-cell office:value-type="float" office:value="288.90800000000002" table:style-name="ce1">
            <text:p>288.908</text:p>
          </table:table-cell>
          <table:table-cell office:value-type="float" office:value="286.16699999999997" table:style-name="ce1">
            <text:p>286.167</text:p>
          </table:table-cell>
          <table:table-cell office:value-type="float" office:value="285.06400000000002" table:style-name="ce1">
            <text:p>285.064</text:p>
          </table:table-cell>
          <table:table-cell office:value-type="float" office:value="287.15199999999999" table:style-name="ce1">
            <text:p>287.152</text:p>
          </table:table-cell>
          <table:table-cell office:value-type="float" office:value="285.20600000000002" table:style-name="ce1">
            <text:p>285.206</text:p>
          </table:table-cell>
          <table:table-cell office:value-type="float" office:value="288.471" table:style-name="ce1">
            <text:p>288.471</text:p>
          </table:table-cell>
          <table:table-cell office:value-type="float" office:value="288.53699999999998" table:style-name="ce1">
            <text:p>288.537</text:p>
          </table:table-cell>
          <table:table-cell office:value-type="float" office:value="288.08300000000003" table:style-name="ce1">
            <text:p>288.083</text:p>
          </table:table-cell>
          <table:table-cell office:value-type="float" office:value="284.44299999999998" table:style-name="ce1">
            <text:p>284.443</text:p>
          </table:table-cell>
          <table:table-cell office:value-type="float" office:value="289.27" table:style-name="ce1">
            <text:p>289.27</text:p>
          </table:table-cell>
          <table:table-cell office:value-type="float" office:value="285.483" table:style-name="ce1">
            <text:p>285.483</text:p>
          </table:table-cell>
          <table:table-cell office:value-type="float" office:value="286.339" table:style-name="ce1">
            <text:p>286.339</text:p>
          </table:table-cell>
          <table:table-cell office:value-type="float" office:value="287.64499999999998" table:style-name="ce1">
            <text:p>287.645</text:p>
          </table:table-cell>
          <table:table-cell office:value-type="float" office:value="285.887" table:style-name="ce1">
            <text:p>285.887</text:p>
          </table:table-cell>
          <table:table-cell office:value-type="float" office:value="287.42099999999999" table:style-name="ce1">
            <text:p>287.421</text:p>
          </table:table-cell>
          <table:table-cell office:value-type="float" office:value="284.459" table:style-name="ce1">
            <text:p>284.459</text:p>
          </table:table-cell>
          <table:table-cell office:value-type="float" office:value="284.75799999999998" table:style-name="ce1">
            <text:p>284.758</text:p>
          </table:table-cell>
          <table:table-cell table:number-columns-repeated="3" table:style-name="ce1"/>
          <table:table-cell office:value-type="float" office:value="286.92659770114926" table:formula="of:=AVERAGE([.B3:.CL3])" table:style-name="ce1">
            <text:p>286.9265977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82.995" table:style-name="ce1">
            <text:p>282.995</text:p>
          </table:table-cell>
          <table:table-cell office:value-type="float" office:value="290.988" table:style-name="ce1">
            <text:p>290.988</text:p>
          </table:table-cell>
          <table:table-cell office:value-type="float" office:value="295.74299999999999" table:style-name="ce1">
            <text:p>295.743</text:p>
          </table:table-cell>
          <table:table-cell office:value-type="float" office:value="287.57799999999997" table:style-name="ce1">
            <text:p>287.578</text:p>
          </table:table-cell>
          <table:table-cell office:value-type="float" office:value="299.17099999999999" table:style-name="ce1">
            <text:p>299.171</text:p>
          </table:table-cell>
          <table:table-cell office:value-type="float" office:value="292.31799999999998" table:style-name="ce1">
            <text:p>292.318</text:p>
          </table:table-cell>
          <table:table-cell office:value-type="float" office:value="292.185" table:style-name="ce1">
            <text:p>292.185</text:p>
          </table:table-cell>
          <table:table-cell office:value-type="float" office:value="293.17099999999999" table:style-name="ce1">
            <text:p>293.171</text:p>
          </table:table-cell>
          <table:table-cell office:value-type="float" office:value="306.37400000000002" table:style-name="ce1">
            <text:p>306.374</text:p>
          </table:table-cell>
          <table:table-cell office:value-type="float" office:value="306.577" table:style-name="ce1">
            <text:p>306.577</text:p>
          </table:table-cell>
          <table:table-cell office:value-type="float" office:value="296.928" table:style-name="ce1">
            <text:p>296.928</text:p>
          </table:table-cell>
          <table:table-cell office:value-type="float" office:value="291.98599999999999" table:style-name="ce1">
            <text:p>291.986</text:p>
          </table:table-cell>
          <table:table-cell office:value-type="float" office:value="293.82900000000001" table:style-name="ce1">
            <text:p>293.829</text:p>
          </table:table-cell>
          <table:table-cell office:value-type="float" office:value="293.24900000000002" table:style-name="ce1">
            <text:p>293.249</text:p>
          </table:table-cell>
          <table:table-cell office:value-type="float" office:value="307.06599999999997" table:style-name="ce1">
            <text:p>307.066</text:p>
          </table:table-cell>
          <table:table-cell office:value-type="float" office:value="307.95699999999999" table:style-name="ce1">
            <text:p>307.957</text:p>
          </table:table-cell>
          <table:table-cell office:value-type="float" office:value="307.85599999999999" table:style-name="ce1">
            <text:p>307.856</text:p>
          </table:table-cell>
          <table:table-cell office:value-type="float" office:value="307.50099999999998" table:style-name="ce1">
            <text:p>307.501</text:p>
          </table:table-cell>
          <table:table-cell office:value-type="float" office:value="296.27" table:style-name="ce1">
            <text:p>296.27</text:p>
          </table:table-cell>
          <table:table-cell office:value-type="float" office:value="292.72000000000003" table:style-name="ce1">
            <text:p>292.72</text:p>
          </table:table-cell>
          <table:table-cell office:value-type="float" office:value="292.76299999999998" table:style-name="ce1">
            <text:p>292.763</text:p>
          </table:table-cell>
          <table:table-cell office:value-type="float" office:value="296.70400000000001" table:style-name="ce1">
            <text:p>296.704</text:p>
          </table:table-cell>
          <table:table-cell office:value-type="float" office:value="292.90800000000002" table:style-name="ce1">
            <text:p>292.908</text:p>
          </table:table-cell>
          <table:table-cell office:value-type="float" office:value="297.52300000000002" table:style-name="ce1">
            <text:p>297.523</text:p>
          </table:table-cell>
          <table:table-cell office:value-type="float" office:value="293.036" table:style-name="ce1">
            <text:p>293.036</text:p>
          </table:table-cell>
          <table:table-cell office:value-type="float" office:value="300.8" table:style-name="ce1">
            <text:p>300.8</text:p>
          </table:table-cell>
          <table:table-cell office:value-type="float" office:value="293.82" table:style-name="ce1">
            <text:p>293.82</text:p>
          </table:table-cell>
          <table:table-cell office:value-type="float" office:value="293.64" table:style-name="ce1">
            <text:p>293.64</text:p>
          </table:table-cell>
          <table:table-cell office:value-type="float" office:value="293.38600000000002" table:style-name="ce1">
            <text:p>293.386</text:p>
          </table:table-cell>
          <table:table-cell office:value-type="float" office:value="297.584" table:style-name="ce1">
            <text:p>297.584</text:p>
          </table:table-cell>
          <table:table-cell office:value-type="float" office:value="293.971" table:style-name="ce1">
            <text:p>293.971</text:p>
          </table:table-cell>
          <table:table-cell office:value-type="float" office:value="300.88099999999997" table:style-name="ce1">
            <text:p>300.881</text:p>
          </table:table-cell>
          <table:table-cell office:value-type="float" office:value="298.24799999999999" table:style-name="ce1">
            <text:p>298.248</text:p>
          </table:table-cell>
          <table:table-cell office:value-type="float" office:value="292.447" table:style-name="ce1">
            <text:p>292.447</text:p>
          </table:table-cell>
          <table:table-cell office:value-type="float" office:value="293.95499999999998" table:style-name="ce1">
            <text:p>293.955</text:p>
          </table:table-cell>
          <table:table-cell office:value-type="float" office:value="291.82" table:style-name="ce1">
            <text:p>291.82</text:p>
          </table:table-cell>
          <table:table-cell office:value-type="float" office:value="292.94499999999999" table:style-name="ce1">
            <text:p>292.945</text:p>
          </table:table-cell>
          <table:table-cell office:value-type="float" office:value="307.61099999999999" table:style-name="ce1">
            <text:p>307.611</text:p>
          </table:table-cell>
          <table:table-cell office:value-type="float" office:value="297.62099999999998" table:style-name="ce1">
            <text:p>297.621</text:p>
          </table:table-cell>
          <table:table-cell office:value-type="float" office:value="309.87" table:style-name="ce1">
            <text:p>309.87</text:p>
          </table:table-cell>
          <table:table-cell office:value-type="float" office:value="294.15300000000002" table:style-name="ce1">
            <text:p>294.153</text:p>
          </table:table-cell>
          <table:table-cell office:value-type="float" office:value="293.31" table:style-name="ce1">
            <text:p>293.31</text:p>
          </table:table-cell>
          <table:table-cell office:value-type="float" office:value="293.79500000000002" table:style-name="ce1">
            <text:p>293.795</text:p>
          </table:table-cell>
          <table:table-cell office:value-type="float" office:value="292.077" table:style-name="ce1">
            <text:p>292.077</text:p>
          </table:table-cell>
          <table:table-cell office:value-type="float" office:value="293.40100000000001" table:style-name="ce1">
            <text:p>293.401</text:p>
          </table:table-cell>
          <table:table-cell office:value-type="float" office:value="293.45400000000001" table:style-name="ce1">
            <text:p>293.454</text:p>
          </table:table-cell>
          <table:table-cell office:value-type="float" office:value="293.24400000000003" table:style-name="ce1">
            <text:p>293.244</text:p>
          </table:table-cell>
          <table:table-cell office:value-type="float" office:value="293.54300000000001" table:style-name="ce1">
            <text:p>293.543</text:p>
          </table:table-cell>
          <table:table-cell office:value-type="float" office:value="292.63900000000001" table:style-name="ce1">
            <text:p>292.639</text:p>
          </table:table-cell>
          <table:table-cell office:value-type="float" office:value="293.06400000000002" table:style-name="ce1">
            <text:p>293.064</text:p>
          </table:table-cell>
          <table:table-cell office:value-type="float" office:value="292.14400000000001" table:style-name="ce1">
            <text:p>292.144</text:p>
          </table:table-cell>
          <table:table-cell office:value-type="float" office:value="293.93200000000002" table:style-name="ce1">
            <text:p>293.932</text:p>
          </table:table-cell>
          <table:table-cell office:value-type="float" office:value="308.404" table:style-name="ce1">
            <text:p>308.404</text:p>
          </table:table-cell>
          <table:table-cell office:value-type="float" office:value="303.25299999999999" table:style-name="ce1">
            <text:p>303.253</text:p>
          </table:table-cell>
          <table:table-cell office:value-type="float" office:value="299.59500000000003" table:style-name="ce1">
            <text:p>299.595</text:p>
          </table:table-cell>
          <table:table-cell office:value-type="float" office:value="300.81700000000001" table:style-name="ce1">
            <text:p>300.817</text:p>
          </table:table-cell>
          <table:table-cell office:value-type="float" office:value="294.07400000000001" table:style-name="ce1">
            <text:p>294.074</text:p>
          </table:table-cell>
          <table:table-cell office:value-type="float" office:value="292.995" table:style-name="ce1">
            <text:p>292.995</text:p>
          </table:table-cell>
          <table:table-cell office:value-type="float" office:value="294.56799999999998" table:style-name="ce1">
            <text:p>294.568</text:p>
          </table:table-cell>
          <table:table-cell office:value-type="float" office:value="294.053" table:style-name="ce1">
            <text:p>294.053</text:p>
          </table:table-cell>
          <table:table-cell office:value-type="float" office:value="292.95400000000001" table:style-name="ce1">
            <text:p>292.954</text:p>
          </table:table-cell>
          <table:table-cell office:value-type="float" office:value="296.61799999999999" table:style-name="ce1">
            <text:p>296.618</text:p>
          </table:table-cell>
          <table:table-cell office:value-type="float" office:value="308.32299999999998" table:style-name="ce1">
            <text:p>308.323</text:p>
          </table:table-cell>
          <table:table-cell office:value-type="float" office:value="307.64699999999999" table:style-name="ce1">
            <text:p>307.647</text:p>
          </table:table-cell>
          <table:table-cell office:value-type="float" office:value="299.78800000000001" table:style-name="ce1">
            <text:p>299.788</text:p>
          </table:table-cell>
          <table:table-cell office:value-type="float" office:value="303.565" table:style-name="ce1">
            <text:p>303.565</text:p>
          </table:table-cell>
          <table:table-cell office:value-type="float" office:value="304.71100000000001" table:style-name="ce1">
            <text:p>304.711</text:p>
          </table:table-cell>
          <table:table-cell office:value-type="float" office:value="293.24799999999999" table:style-name="ce1">
            <text:p>293.248</text:p>
          </table:table-cell>
          <table:table-cell office:value-type="float" office:value="308.41500000000002" table:style-name="ce1">
            <text:p>308.415</text:p>
          </table:table-cell>
          <table:table-cell office:value-type="float" office:value="297.50599999999997" table:style-name="ce1">
            <text:p>297.506</text:p>
          </table:table-cell>
          <table:table-cell office:value-type="float" office:value="293.82600000000002" table:style-name="ce1">
            <text:p>293.826</text:p>
          </table:table-cell>
          <table:table-cell office:value-type="float" office:value="293.27300000000002" table:style-name="ce1">
            <text:p>293.273</text:p>
          </table:table-cell>
          <table:table-cell office:value-type="float" office:value="294.10899999999998" table:style-name="ce1">
            <text:p>294.109</text:p>
          </table:table-cell>
          <table:table-cell office:value-type="float" office:value="298.92700000000002" table:style-name="ce1">
            <text:p>298.927</text:p>
          </table:table-cell>
          <table:table-cell office:value-type="float" office:value="293.94799999999998" table:style-name="ce1">
            <text:p>293.948</text:p>
          </table:table-cell>
          <table:table-cell office:value-type="float" office:value="293.80900000000003" table:style-name="ce1">
            <text:p>293.809</text:p>
          </table:table-cell>
          <table:table-cell office:value-type="float" office:value="305.32100000000003" table:style-name="ce1">
            <text:p>305.321</text:p>
          </table:table-cell>
          <table:table-cell office:value-type="float" office:value="310.85899999999998" table:style-name="ce1">
            <text:p>310.859</text:p>
          </table:table-cell>
          <table:table-cell office:value-type="float" office:value="292.64299999999997" table:style-name="ce1">
            <text:p>292.643</text:p>
          </table:table-cell>
          <table:table-cell office:value-type="float" office:value="293.70999999999998" table:style-name="ce1">
            <text:p>293.71</text:p>
          </table:table-cell>
          <table:table-cell office:value-type="float" office:value="292.428" table:style-name="ce1">
            <text:p>292.428</text:p>
          </table:table-cell>
          <table:table-cell office:value-type="float" office:value="293.69299999999998" table:style-name="ce1">
            <text:p>293.693</text:p>
          </table:table-cell>
          <table:table-cell office:value-type="float" office:value="307.98700000000002" table:style-name="ce1">
            <text:p>307.987</text:p>
          </table:table-cell>
          <table:table-cell office:value-type="float" office:value="305.09699999999998" table:style-name="ce1">
            <text:p>305.097</text:p>
          </table:table-cell>
          <table:table-cell table:number-columns-repeated="6" table:style-name="ce1"/>
          <table:table-cell office:value-type="float" office:value="297.17755952380958" table:formula="of:=AVERAGE([.B4:.CL4])" table:style-name="ce1">
            <text:p>297.1775595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78.82299999999998" table:style-name="ce1">
            <text:p>278.823</text:p>
          </table:table-cell>
          <table:table-cell office:value-type="float" office:value="290.60599999999999" table:style-name="ce1">
            <text:p>290.606</text:p>
          </table:table-cell>
          <table:table-cell office:value-type="float" office:value="278.59199999999998" table:style-name="ce1">
            <text:p>278.592</text:p>
          </table:table-cell>
          <table:table-cell office:value-type="float" office:value="278.702" table:style-name="ce1">
            <text:p>278.702</text:p>
          </table:table-cell>
          <table:table-cell office:value-type="float" office:value="282.95100000000002" table:style-name="ce1">
            <text:p>282.951</text:p>
          </table:table-cell>
          <table:table-cell office:value-type="float" office:value="278.54700000000003" table:style-name="ce1">
            <text:p>278.547</text:p>
          </table:table-cell>
          <table:table-cell office:value-type="float" office:value="278.83600000000001" table:style-name="ce1">
            <text:p>278.836</text:p>
          </table:table-cell>
          <table:table-cell office:value-type="float" office:value="278.13200000000001" table:style-name="ce1">
            <text:p>278.132</text:p>
          </table:table-cell>
          <table:table-cell office:value-type="float" office:value="279.01900000000001" table:style-name="ce1">
            <text:p>279.019</text:p>
          </table:table-cell>
          <table:table-cell office:value-type="float" office:value="278.04199999999997" table:style-name="ce1">
            <text:p>278.042</text:p>
          </table:table-cell>
          <table:table-cell office:value-type="float" office:value="289.88400000000001" table:style-name="ce1">
            <text:p>289.884</text:p>
          </table:table-cell>
          <table:table-cell office:value-type="float" office:value="278.59399999999999" table:style-name="ce1">
            <text:p>278.594</text:p>
          </table:table-cell>
          <table:table-cell office:value-type="float" office:value="285.85599999999999" table:style-name="ce1">
            <text:p>285.856</text:p>
          </table:table-cell>
          <table:table-cell office:value-type="float" office:value="278.267" table:style-name="ce1">
            <text:p>278.267</text:p>
          </table:table-cell>
          <table:table-cell office:value-type="float" office:value="288.74900000000002" table:style-name="ce1">
            <text:p>288.749</text:p>
          </table:table-cell>
          <table:table-cell office:value-type="float" office:value="278.75599999999997" table:style-name="ce1">
            <text:p>278.756</text:p>
          </table:table-cell>
          <table:table-cell office:value-type="float" office:value="285.23099999999999" table:style-name="ce1">
            <text:p>285.231</text:p>
          </table:table-cell>
          <table:table-cell office:value-type="float" office:value="277.55" table:style-name="ce1">
            <text:p>277.55</text:p>
          </table:table-cell>
          <table:table-cell office:value-type="float" office:value="290.87900000000002" table:style-name="ce1">
            <text:p>290.879</text:p>
          </table:table-cell>
          <table:table-cell office:value-type="float" office:value="277.81200000000001" table:style-name="ce1">
            <text:p>277.812</text:p>
          </table:table-cell>
          <table:table-cell office:value-type="float" office:value="278.17700000000002" table:style-name="ce1">
            <text:p>278.177</text:p>
          </table:table-cell>
          <table:table-cell office:value-type="float" office:value="278.11" table:style-name="ce1">
            <text:p>278.11</text:p>
          </table:table-cell>
          <table:table-cell office:value-type="float" office:value="278.20499999999998" table:style-name="ce1">
            <text:p>278.205</text:p>
          </table:table-cell>
          <table:table-cell office:value-type="float" office:value="278.05" table:style-name="ce1">
            <text:p>278.05</text:p>
          </table:table-cell>
          <table:table-cell office:value-type="float" office:value="278.11099999999999" table:style-name="ce1">
            <text:p>278.111</text:p>
          </table:table-cell>
          <table:table-cell office:value-type="float" office:value="287.83600000000001" table:style-name="ce1">
            <text:p>287.836</text:p>
          </table:table-cell>
          <table:table-cell office:value-type="float" office:value="283.20800000000003" table:style-name="ce1">
            <text:p>283.208</text:p>
          </table:table-cell>
          <table:table-cell office:value-type="float" office:value="282.935" table:style-name="ce1">
            <text:p>282.935</text:p>
          </table:table-cell>
          <table:table-cell office:value-type="float" office:value="282.40199999999999" table:style-name="ce1">
            <text:p>282.402</text:p>
          </table:table-cell>
          <table:table-cell office:value-type="float" office:value="282.52100000000002" table:style-name="ce1">
            <text:p>282.521</text:p>
          </table:table-cell>
          <table:table-cell office:value-type="float" office:value="282.709" table:style-name="ce1">
            <text:p>282.709</text:p>
          </table:table-cell>
          <table:table-cell office:value-type="float" office:value="283.26499999999999" table:style-name="ce1">
            <text:p>283.265</text:p>
          </table:table-cell>
          <table:table-cell office:value-type="float" office:value="283.7" table:style-name="ce1">
            <text:p>283.7</text:p>
          </table:table-cell>
          <table:table-cell office:value-type="float" office:value="282.68099999999998" table:style-name="ce1">
            <text:p>282.681</text:p>
          </table:table-cell>
          <table:table-cell office:value-type="float" office:value="283.07100000000003" table:style-name="ce1">
            <text:p>283.071</text:p>
          </table:table-cell>
          <table:table-cell office:value-type="float" office:value="282.89299999999997" table:style-name="ce1">
            <text:p>282.893</text:p>
          </table:table-cell>
          <table:table-cell office:value-type="float" office:value="283.35599999999999" table:style-name="ce1">
            <text:p>283.356</text:p>
          </table:table-cell>
          <table:table-cell office:value-type="float" office:value="283.64699999999999" table:style-name="ce1">
            <text:p>283.647</text:p>
          </table:table-cell>
          <table:table-cell office:value-type="float" office:value="282.47899999999998" table:style-name="ce1">
            <text:p>282.479</text:p>
          </table:table-cell>
          <table:table-cell office:value-type="float" office:value="294.71699999999998" table:style-name="ce1">
            <text:p>294.717</text:p>
          </table:table-cell>
          <table:table-cell office:value-type="float" office:value="289.01100000000002" table:style-name="ce1">
            <text:p>289.011</text:p>
          </table:table-cell>
          <table:table-cell office:value-type="float" office:value="295.57" table:style-name="ce1">
            <text:p>295.57</text:p>
          </table:table-cell>
          <table:table-cell office:value-type="float" office:value="293.88200000000001" table:style-name="ce1">
            <text:p>293.882</text:p>
          </table:table-cell>
          <table:table-cell office:value-type="float" office:value="293.91500000000002" table:style-name="ce1">
            <text:p>293.915</text:p>
          </table:table-cell>
          <table:table-cell office:value-type="float" office:value="282.964" table:style-name="ce1">
            <text:p>282.964</text:p>
          </table:table-cell>
          <table:table-cell office:value-type="float" office:value="282.32600000000002" table:style-name="ce1">
            <text:p>282.326</text:p>
          </table:table-cell>
          <table:table-cell office:value-type="float" office:value="282.863" table:style-name="ce1">
            <text:p>282.863</text:p>
          </table:table-cell>
          <table:table-cell office:value-type="float" office:value="282.005" table:style-name="ce1">
            <text:p>282.005</text:p>
          </table:table-cell>
          <table:table-cell office:value-type="float" office:value="283.56799999999998" table:style-name="ce1">
            <text:p>283.568</text:p>
          </table:table-cell>
          <table:table-cell office:value-type="float" office:value="282.26400000000001" table:style-name="ce1">
            <text:p>282.264</text:p>
          </table:table-cell>
          <table:table-cell office:value-type="float" office:value="282.50299999999999" table:style-name="ce1">
            <text:p>282.503</text:p>
          </table:table-cell>
          <table:table-cell office:value-type="float" office:value="283.084" table:style-name="ce1">
            <text:p>283.084</text:p>
          </table:table-cell>
          <table:table-cell office:value-type="float" office:value="282.875" table:style-name="ce1">
            <text:p>282.875</text:p>
          </table:table-cell>
          <table:table-cell office:value-type="float" office:value="283.19099999999997" table:style-name="ce1">
            <text:p>283.191</text:p>
          </table:table-cell>
          <table:table-cell office:value-type="float" office:value="283.37599999999998" table:style-name="ce1">
            <text:p>283.376</text:p>
          </table:table-cell>
          <table:table-cell office:value-type="float" office:value="283.62900000000002" table:style-name="ce1">
            <text:p>283.629</text:p>
          </table:table-cell>
          <table:table-cell office:value-type="float" office:value="293.98200000000003" table:style-name="ce1">
            <text:p>293.982</text:p>
          </table:table-cell>
          <table:table-cell office:value-type="float" office:value="294.02499999999998" table:style-name="ce1">
            <text:p>294.025</text:p>
          </table:table-cell>
          <table:table-cell office:value-type="float" office:value="292.51600000000002" table:style-name="ce1">
            <text:p>292.516</text:p>
          </table:table-cell>
          <table:table-cell office:value-type="float" office:value="289.10399999999998" table:style-name="ce1">
            <text:p>289.104</text:p>
          </table:table-cell>
          <table:table-cell office:value-type="float" office:value="286.46600000000001" table:style-name="ce1">
            <text:p>286.466</text:p>
          </table:table-cell>
          <table:table-cell office:value-type="float" office:value="283.392" table:style-name="ce1">
            <text:p>283.392</text:p>
          </table:table-cell>
          <table:table-cell office:value-type="float" office:value="283.43400000000003" table:style-name="ce1">
            <text:p>283.434</text:p>
          </table:table-cell>
          <table:table-cell office:value-type="float" office:value="283.74900000000002" table:style-name="ce1">
            <text:p>283.749</text:p>
          </table:table-cell>
          <table:table-cell office:value-type="float" office:value="282.62299999999999" table:style-name="ce1">
            <text:p>282.623</text:p>
          </table:table-cell>
          <table:table-cell office:value-type="float" office:value="283.71300000000002" table:style-name="ce1">
            <text:p>283.713</text:p>
          </table:table-cell>
          <table:table-cell office:value-type="float" office:value="283.15600000000001" table:style-name="ce1">
            <text:p>283.156</text:p>
          </table:table-cell>
          <table:table-cell office:value-type="float" office:value="293.42700000000002" table:style-name="ce1">
            <text:p>293.427</text:p>
          </table:table-cell>
          <table:table-cell office:value-type="float" office:value="283.69400000000002" table:style-name="ce1">
            <text:p>283.694</text:p>
          </table:table-cell>
          <table:table-cell office:value-type="float" office:value="292.75900000000001" table:style-name="ce1">
            <text:p>292.759</text:p>
          </table:table-cell>
          <table:table-cell office:value-type="float" office:value="283.68599999999998" table:style-name="ce1">
            <text:p>283.686</text:p>
          </table:table-cell>
          <table:table-cell office:value-type="float" office:value="291.19799999999998" table:style-name="ce1">
            <text:p>291.198</text:p>
          </table:table-cell>
          <table:table-cell office:value-type="float" office:value="295.80399999999997" table:style-name="ce1">
            <text:p>295.804</text:p>
          </table:table-cell>
          <table:table-cell office:value-type="float" office:value="283.11500000000001" table:style-name="ce1">
            <text:p>283.115</text:p>
          </table:table-cell>
          <table:table-cell office:value-type="float" office:value="283.31599999999997" table:style-name="ce1">
            <text:p>283.316</text:p>
          </table:table-cell>
          <table:table-cell office:value-type="float" office:value="283.358" table:style-name="ce1">
            <text:p>283.358</text:p>
          </table:table-cell>
          <table:table-cell office:value-type="float" office:value="283.27" table:style-name="ce1">
            <text:p>283.27</text:p>
          </table:table-cell>
          <table:table-cell office:value-type="float" office:value="282.53500000000003" table:style-name="ce1">
            <text:p>282.535</text:p>
          </table:table-cell>
          <table:table-cell office:value-type="float" office:value="283.37599999999998" table:style-name="ce1">
            <text:p>283.376</text:p>
          </table:table-cell>
          <table:table-cell office:value-type="float" office:value="283.8" table:style-name="ce1">
            <text:p>283.8</text:p>
          </table:table-cell>
          <table:table-cell office:value-type="float" office:value="283.423" table:style-name="ce1">
            <text:p>283.423</text:p>
          </table:table-cell>
          <table:table-cell office:value-type="float" office:value="281.95699999999999" table:style-name="ce1">
            <text:p>281.957</text:p>
          </table:table-cell>
          <table:table-cell office:value-type="float" office:value="282.39" table:style-name="ce1">
            <text:p>282.39</text:p>
          </table:table-cell>
          <table:table-cell office:value-type="float" office:value="283.13400000000001" table:style-name="ce1">
            <text:p>283.134</text:p>
          </table:table-cell>
          <table:table-cell office:value-type="float" office:value="282.27499999999998" table:style-name="ce1">
            <text:p>282.275</text:p>
          </table:table-cell>
          <table:table-cell office:value-type="float" office:value="282.22899999999998" table:style-name="ce1">
            <text:p>282.229</text:p>
          </table:table-cell>
          <table:table-cell office:value-type="float" office:value="282.97300000000001" table:style-name="ce1">
            <text:p>282.973</text:p>
          </table:table-cell>
          <table:table-cell office:value-type="float" office:value="281.988" table:style-name="ce1">
            <text:p>281.988</text:p>
          </table:table-cell>
          <table:table-cell table:number-columns-repeated="2" table:style-name="ce1"/>
          <table:table-cell office:value-type="float" office:value="284.00902272727285" table:formula="of:=AVERAGE([.B5:.CL5])" table:style-name="ce1">
            <text:p>284.0090227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76.536" table:style-name="ce1">
            <text:p>276.536</text:p>
          </table:table-cell>
          <table:table-cell office:value-type="float" office:value="280.17899999999997" table:style-name="ce1">
            <text:p>280.179</text:p>
          </table:table-cell>
          <table:table-cell office:value-type="float" office:value="285.85199999999998" table:style-name="ce1">
            <text:p>285.852</text:p>
          </table:table-cell>
          <table:table-cell office:value-type="float" office:value="285.23599999999999" table:style-name="ce1">
            <text:p>285.236</text:p>
          </table:table-cell>
          <table:table-cell office:value-type="float" office:value="282.19799999999998" table:style-name="ce1">
            <text:p>282.198</text:p>
          </table:table-cell>
          <table:table-cell office:value-type="float" office:value="290.36500000000001" table:style-name="ce1">
            <text:p>290.365</text:p>
          </table:table-cell>
          <table:table-cell office:value-type="float" office:value="281.93200000000002" table:style-name="ce1">
            <text:p>281.932</text:p>
          </table:table-cell>
          <table:table-cell office:value-type="float" office:value="282.24299999999999" table:style-name="ce1">
            <text:p>282.243</text:p>
          </table:table-cell>
          <table:table-cell office:value-type="float" office:value="276.76100000000002" table:style-name="ce1">
            <text:p>276.761</text:p>
          </table:table-cell>
          <table:table-cell office:value-type="float" office:value="276.44" table:style-name="ce1">
            <text:p>276.44</text:p>
          </table:table-cell>
          <table:table-cell office:value-type="float" office:value="276.18099999999998" table:style-name="ce1">
            <text:p>276.181</text:p>
          </table:table-cell>
          <table:table-cell office:value-type="float" office:value="292.73500000000001" table:style-name="ce1">
            <text:p>292.735</text:p>
          </table:table-cell>
          <table:table-cell office:value-type="float" office:value="285.02" table:style-name="ce1">
            <text:p>285.02</text:p>
          </table:table-cell>
          <table:table-cell office:value-type="float" office:value="282.483" table:style-name="ce1">
            <text:p>282.483</text:p>
          </table:table-cell>
          <table:table-cell office:value-type="float" office:value="276.322" table:style-name="ce1">
            <text:p>276.322</text:p>
          </table:table-cell>
          <table:table-cell office:value-type="float" office:value="275.98200000000003" table:style-name="ce1">
            <text:p>275.982</text:p>
          </table:table-cell>
          <table:table-cell office:value-type="float" office:value="294.60899999999998" table:style-name="ce1">
            <text:p>294.609</text:p>
          </table:table-cell>
          <table:table-cell office:value-type="float" office:value="282.65499999999997" table:style-name="ce1">
            <text:p>282.655</text:p>
          </table:table-cell>
          <table:table-cell office:value-type="float" office:value="276.25200000000001" table:style-name="ce1">
            <text:p>276.252</text:p>
          </table:table-cell>
          <table:table-cell office:value-type="float" office:value="293.536" table:style-name="ce1">
            <text:p>293.536</text:p>
          </table:table-cell>
          <table:table-cell office:value-type="float" office:value="276.31700000000001" table:style-name="ce1">
            <text:p>276.317</text:p>
          </table:table-cell>
          <table:table-cell office:value-type="float" office:value="285.37700000000001" table:style-name="ce1">
            <text:p>285.377</text:p>
          </table:table-cell>
          <table:table-cell office:value-type="float" office:value="276.42599999999999" table:style-name="ce1">
            <text:p>276.426</text:p>
          </table:table-cell>
          <table:table-cell office:value-type="float" office:value="281.92700000000002" table:style-name="ce1">
            <text:p>281.927</text:p>
          </table:table-cell>
          <table:table-cell office:value-type="float" office:value="293.51299999999998" table:style-name="ce1">
            <text:p>293.513</text:p>
          </table:table-cell>
          <table:table-cell office:value-type="float" office:value="282.59399999999999" table:style-name="ce1">
            <text:p>282.594</text:p>
          </table:table-cell>
          <table:table-cell office:value-type="float" office:value="275.88" table:style-name="ce1">
            <text:p>275.88</text:p>
          </table:table-cell>
          <table:table-cell office:value-type="float" office:value="285.09899999999999" table:style-name="ce1">
            <text:p>285.099</text:p>
          </table:table-cell>
          <table:table-cell office:value-type="float" office:value="280.14699999999999" table:style-name="ce1">
            <text:p>280.147</text:p>
          </table:table-cell>
          <table:table-cell office:value-type="float" office:value="279.666" table:style-name="ce1">
            <text:p>279.666</text:p>
          </table:table-cell>
          <table:table-cell office:value-type="float" office:value="293.54899999999998" table:style-name="ce1">
            <text:p>293.549</text:p>
          </table:table-cell>
          <table:table-cell office:value-type="float" office:value="282.84199999999998" table:style-name="ce1">
            <text:p>282.842</text:p>
          </table:table-cell>
          <table:table-cell office:value-type="float" office:value="275.512" table:style-name="ce1">
            <text:p>275.512</text:p>
          </table:table-cell>
          <table:table-cell office:value-type="float" office:value="291.95" table:style-name="ce1">
            <text:p>291.95</text:p>
          </table:table-cell>
          <table:table-cell office:value-type="float" office:value="284.01" table:style-name="ce1">
            <text:p>284.01</text:p>
          </table:table-cell>
          <table:table-cell office:value-type="float" office:value="283.33999999999997" table:style-name="ce1">
            <text:p>283.34</text:p>
          </table:table-cell>
          <table:table-cell office:value-type="float" office:value="276.077" table:style-name="ce1">
            <text:p>276.077</text:p>
          </table:table-cell>
          <table:table-cell office:value-type="float" office:value="291.08699999999999" table:style-name="ce1">
            <text:p>291.087</text:p>
          </table:table-cell>
          <table:table-cell office:value-type="float" office:value="281.23200000000003" table:style-name="ce1">
            <text:p>281.232</text:p>
          </table:table-cell>
          <table:table-cell office:value-type="float" office:value="276.14999999999998" table:style-name="ce1">
            <text:p>276.15</text:p>
          </table:table-cell>
          <table:table-cell office:value-type="float" office:value="282.70400000000001" table:style-name="ce1">
            <text:p>282.704</text:p>
          </table:table-cell>
          <table:table-cell office:value-type="float" office:value="291.98700000000002" table:style-name="ce1">
            <text:p>291.987</text:p>
          </table:table-cell>
          <table:table-cell office:value-type="float" office:value="283.65600000000001" table:style-name="ce1">
            <text:p>283.656</text:p>
          </table:table-cell>
          <table:table-cell office:value-type="float" office:value="281.84399999999999" table:style-name="ce1">
            <text:p>281.844</text:p>
          </table:table-cell>
          <table:table-cell office:value-type="float" office:value="276.06" table:style-name="ce1">
            <text:p>276.06</text:p>
          </table:table-cell>
          <table:table-cell office:value-type="float" office:value="275.94799999999998" table:style-name="ce1">
            <text:p>275.948</text:p>
          </table:table-cell>
          <table:table-cell office:value-type="float" office:value="293.04599999999999" table:style-name="ce1">
            <text:p>293.046</text:p>
          </table:table-cell>
          <table:table-cell office:value-type="float" office:value="280.661" table:style-name="ce1">
            <text:p>280.661</text:p>
          </table:table-cell>
          <table:table-cell office:value-type="float" office:value="276.505" table:style-name="ce1">
            <text:p>276.505</text:p>
          </table:table-cell>
          <table:table-cell office:value-type="float" office:value="281.39100000000002" table:style-name="ce1">
            <text:p>281.391</text:p>
          </table:table-cell>
          <table:table-cell office:value-type="float" office:value="276.459" table:style-name="ce1">
            <text:p>276.459</text:p>
          </table:table-cell>
          <table:table-cell office:value-type="float" office:value="284.95800000000003" table:style-name="ce1">
            <text:p>284.958</text:p>
          </table:table-cell>
          <table:table-cell office:value-type="float" office:value="275.995" table:style-name="ce1">
            <text:p>275.995</text:p>
          </table:table-cell>
          <table:table-cell office:value-type="float" office:value="287.67099999999999" table:style-name="ce1">
            <text:p>287.671</text:p>
          </table:table-cell>
          <table:table-cell office:value-type="float" office:value="293.15600000000001" table:style-name="ce1">
            <text:p>293.156</text:p>
          </table:table-cell>
          <table:table-cell office:value-type="float" office:value="281.27100000000002" table:style-name="ce1">
            <text:p>281.271</text:p>
          </table:table-cell>
          <table:table-cell office:value-type="float" office:value="275.96800000000002" table:style-name="ce1">
            <text:p>275.968</text:p>
          </table:table-cell>
          <table:table-cell office:value-type="float" office:value="276.61599999999999" table:style-name="ce1">
            <text:p>276.616</text:p>
          </table:table-cell>
          <table:table-cell office:value-type="float" office:value="276.21600000000001" table:style-name="ce1">
            <text:p>276.216</text:p>
          </table:table-cell>
          <table:table-cell office:value-type="float" office:value="283.76799999999997" table:style-name="ce1">
            <text:p>283.768</text:p>
          </table:table-cell>
          <table:table-cell office:value-type="float" office:value="281.53100000000001" table:style-name="ce1">
            <text:p>281.531</text:p>
          </table:table-cell>
          <table:table-cell office:value-type="float" office:value="284.02800000000002" table:style-name="ce1">
            <text:p>284.028</text:p>
          </table:table-cell>
          <table:table-cell office:value-type="float" office:value="275.63099999999997" table:style-name="ce1">
            <text:p>275.631</text:p>
          </table:table-cell>
          <table:table-cell office:value-type="float" office:value="275.95100000000002" table:style-name="ce1">
            <text:p>275.951</text:p>
          </table:table-cell>
          <table:table-cell office:value-type="float" office:value="289.67399999999998" table:style-name="ce1">
            <text:p>289.674</text:p>
          </table:table-cell>
          <table:table-cell office:value-type="float" office:value="280.01299999999998" table:style-name="ce1">
            <text:p>280.013</text:p>
          </table:table-cell>
          <table:table-cell office:value-type="float" office:value="275.98" table:style-name="ce1">
            <text:p>275.98</text:p>
          </table:table-cell>
          <table:table-cell office:value-type="float" office:value="293.738" table:style-name="ce1">
            <text:p>293.738</text:p>
          </table:table-cell>
          <table:table-cell office:value-type="float" office:value="282.654" table:style-name="ce1">
            <text:p>282.654</text:p>
          </table:table-cell>
          <table:table-cell office:value-type="float" office:value="287.29599999999999" table:style-name="ce1">
            <text:p>287.296</text:p>
          </table:table-cell>
          <table:table-cell office:value-type="float" office:value="282.91500000000002" table:style-name="ce1">
            <text:p>282.915</text:p>
          </table:table-cell>
          <table:table-cell office:value-type="float" office:value="276.50599999999997" table:style-name="ce1">
            <text:p>276.506</text:p>
          </table:table-cell>
          <table:table-cell office:value-type="float" office:value="275.66199999999998" table:style-name="ce1">
            <text:p>275.662</text:p>
          </table:table-cell>
          <table:table-cell office:value-type="float" office:value="287.82100000000003" table:style-name="ce1">
            <text:p>287.821</text:p>
          </table:table-cell>
          <table:table-cell office:value-type="float" office:value="282.58199999999999" table:style-name="ce1">
            <text:p>282.582</text:p>
          </table:table-cell>
          <table:table-cell office:value-type="float" office:value="276.07499999999999" table:style-name="ce1">
            <text:p>276.075</text:p>
          </table:table-cell>
          <table:table-cell office:value-type="float" office:value="275.69099999999997" table:style-name="ce1">
            <text:p>275.691</text:p>
          </table:table-cell>
          <table:table-cell office:value-type="float" office:value="292.93200000000002" table:style-name="ce1">
            <text:p>292.932</text:p>
          </table:table-cell>
          <table:table-cell office:value-type="float" office:value="282.86799999999999" table:style-name="ce1">
            <text:p>282.868</text:p>
          </table:table-cell>
          <table:table-cell office:value-type="float" office:value="276.52300000000002" table:style-name="ce1">
            <text:p>276.523</text:p>
          </table:table-cell>
          <table:table-cell office:value-type="float" office:value="275.8" table:style-name="ce1">
            <text:p>275.8</text:p>
          </table:table-cell>
          <table:table-cell office:value-type="float" office:value="294.15499999999997" table:style-name="ce1">
            <text:p>294.155</text:p>
          </table:table-cell>
          <table:table-cell office:value-type="float" office:value="293.173" table:style-name="ce1">
            <text:p>293.173</text:p>
          </table:table-cell>
          <table:table-cell office:value-type="float" office:value="281.94400000000002" table:style-name="ce1">
            <text:p>281.944</text:p>
          </table:table-cell>
          <table:table-cell office:value-type="float" office:value="275.47000000000003" table:style-name="ce1">
            <text:p>275.47</text:p>
          </table:table-cell>
          <table:table-cell office:value-type="float" office:value="276.32600000000002" table:style-name="ce1">
            <text:p>276.326</text:p>
          </table:table-cell>
          <table:table-cell office:value-type="float" office:value="290.87" table:style-name="ce1">
            <text:p>290.87</text:p>
          </table:table-cell>
          <table:table-cell office:value-type="float" office:value="294.54700000000003" table:style-name="ce1">
            <text:p>294.547</text:p>
          </table:table-cell>
          <table:table-cell table:number-columns-repeated="2" table:style-name="ce1"/>
          <table:table-cell office:value-type="float" office:value="282.50509090909088" table:formula="of:=AVERAGE([.B6:.CL6])" table:style-name="ce1">
            <text:p>282.5050909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75.06900000000002" table:style-name="ce1">
            <text:p>275.069</text:p>
          </table:table-cell>
          <table:table-cell office:value-type="float" office:value="280.88600000000002" table:style-name="ce1">
            <text:p>280.886</text:p>
          </table:table-cell>
          <table:table-cell office:value-type="float" office:value="275.298" table:style-name="ce1">
            <text:p>275.298</text:p>
          </table:table-cell>
          <table:table-cell office:value-type="float" office:value="275.04399999999998" table:style-name="ce1">
            <text:p>275.044</text:p>
          </table:table-cell>
          <table:table-cell office:value-type="float" office:value="280.53199999999998" table:style-name="ce1">
            <text:p>280.532</text:p>
          </table:table-cell>
          <table:table-cell office:value-type="float" office:value="274.75400000000002" table:style-name="ce1">
            <text:p>274.754</text:p>
          </table:table-cell>
          <table:table-cell office:value-type="float" office:value="274.67" table:style-name="ce1">
            <text:p>274.67</text:p>
          </table:table-cell>
          <table:table-cell office:value-type="float" office:value="274.47000000000003" table:style-name="ce1">
            <text:p>274.47</text:p>
          </table:table-cell>
          <table:table-cell office:value-type="float" office:value="285.59199999999998" table:style-name="ce1">
            <text:p>285.592</text:p>
          </table:table-cell>
          <table:table-cell office:value-type="float" office:value="279.495" table:style-name="ce1">
            <text:p>279.495</text:p>
          </table:table-cell>
          <table:table-cell office:value-type="float" office:value="289.86500000000001" table:style-name="ce1">
            <text:p>289.865</text:p>
          </table:table-cell>
          <table:table-cell office:value-type="float" office:value="290.54000000000002" table:style-name="ce1">
            <text:p>290.54</text:p>
          </table:table-cell>
          <table:table-cell office:value-type="float" office:value="280.41899999999998" table:style-name="ce1">
            <text:p>280.419</text:p>
          </table:table-cell>
          <table:table-cell office:value-type="float" office:value="289.92099999999999" table:style-name="ce1">
            <text:p>289.921</text:p>
          </table:table-cell>
          <table:table-cell office:value-type="float" office:value="288.39699999999999" table:style-name="ce1">
            <text:p>288.397</text:p>
          </table:table-cell>
          <table:table-cell office:value-type="float" office:value="274.90100000000001" table:style-name="ce1">
            <text:p>274.901</text:p>
          </table:table-cell>
          <table:table-cell office:value-type="float" office:value="274.49599999999998" table:style-name="ce1">
            <text:p>274.496</text:p>
          </table:table-cell>
          <table:table-cell office:value-type="float" office:value="275.01" table:style-name="ce1">
            <text:p>275.01</text:p>
          </table:table-cell>
          <table:table-cell office:value-type="float" office:value="274.89800000000002" table:style-name="ce1">
            <text:p>274.898</text:p>
          </table:table-cell>
          <table:table-cell office:value-type="float" office:value="274.738" table:style-name="ce1">
            <text:p>274.738</text:p>
          </table:table-cell>
          <table:table-cell office:value-type="float" office:value="275.20499999999998" table:style-name="ce1">
            <text:p>275.205</text:p>
          </table:table-cell>
          <table:table-cell office:value-type="float" office:value="275.32799999999997" table:style-name="ce1">
            <text:p>275.328</text:p>
          </table:table-cell>
          <table:table-cell office:value-type="float" office:value="274.822" table:style-name="ce1">
            <text:p>274.822</text:p>
          </table:table-cell>
          <table:table-cell office:value-type="float" office:value="274.66199999999998" table:style-name="ce1">
            <text:p>274.662</text:p>
          </table:table-cell>
          <table:table-cell office:value-type="float" office:value="274.95499999999998" table:style-name="ce1">
            <text:p>274.955</text:p>
          </table:table-cell>
          <table:table-cell office:value-type="float" office:value="284.36500000000001" table:style-name="ce1">
            <text:p>284.365</text:p>
          </table:table-cell>
          <table:table-cell office:value-type="float" office:value="280.80599999999998" table:style-name="ce1">
            <text:p>280.806</text:p>
          </table:table-cell>
          <table:table-cell office:value-type="float" office:value="291.89999999999998" table:style-name="ce1">
            <text:p>291.9</text:p>
          </table:table-cell>
          <table:table-cell office:value-type="float" office:value="294.03399999999999" table:style-name="ce1">
            <text:p>294.034</text:p>
          </table:table-cell>
          <table:table-cell office:value-type="float" office:value="278.03199999999998" table:style-name="ce1">
            <text:p>278.032</text:p>
          </table:table-cell>
          <table:table-cell office:value-type="float" office:value="279.06400000000002" table:style-name="ce1">
            <text:p>279.064</text:p>
          </table:table-cell>
          <table:table-cell office:value-type="float" office:value="278.20400000000001" table:style-name="ce1">
            <text:p>278.204</text:p>
          </table:table-cell>
          <table:table-cell office:value-type="float" office:value="279.05500000000001" table:style-name="ce1">
            <text:p>279.055</text:p>
          </table:table-cell>
          <table:table-cell office:value-type="float" office:value="286.97000000000003" table:style-name="ce1">
            <text:p>286.97</text:p>
          </table:table-cell>
          <table:table-cell office:value-type="float" office:value="277.86500000000001" table:style-name="ce1">
            <text:p>277.865</text:p>
          </table:table-cell>
          <table:table-cell office:value-type="float" office:value="297.84500000000003" table:style-name="ce1">
            <text:p>297.845</text:p>
          </table:table-cell>
          <table:table-cell office:value-type="float" office:value="279.23200000000003" table:style-name="ce1">
            <text:p>279.232</text:p>
          </table:table-cell>
          <table:table-cell office:value-type="float" office:value="278.964" table:style-name="ce1">
            <text:p>278.964</text:p>
          </table:table-cell>
          <table:table-cell office:value-type="float" office:value="290.904" table:style-name="ce1">
            <text:p>290.904</text:p>
          </table:table-cell>
          <table:table-cell office:value-type="float" office:value="285.666" table:style-name="ce1">
            <text:p>285.666</text:p>
          </table:table-cell>
          <table:table-cell office:value-type="float" office:value="278.142" table:style-name="ce1">
            <text:p>278.142</text:p>
          </table:table-cell>
          <table:table-cell office:value-type="float" office:value="278.90699999999998" table:style-name="ce1">
            <text:p>278.907</text:p>
          </table:table-cell>
          <table:table-cell office:value-type="float" office:value="278.75799999999998" table:style-name="ce1">
            <text:p>278.758</text:p>
          </table:table-cell>
          <table:table-cell office:value-type="float" office:value="284.25" table:style-name="ce1">
            <text:p>284.25</text:p>
          </table:table-cell>
          <table:table-cell office:value-type="float" office:value="290.17700000000002" table:style-name="ce1">
            <text:p>290.177</text:p>
          </table:table-cell>
          <table:table-cell office:value-type="float" office:value="278.60899999999998" table:style-name="ce1">
            <text:p>278.609</text:p>
          </table:table-cell>
          <table:table-cell office:value-type="float" office:value="278.93599999999998" table:style-name="ce1">
            <text:p>278.936</text:p>
          </table:table-cell>
          <table:table-cell office:value-type="float" office:value="280.37400000000002" table:style-name="ce1">
            <text:p>280.374</text:p>
          </table:table-cell>
          <table:table-cell office:value-type="float" office:value="291.49900000000002" table:style-name="ce1">
            <text:p>291.499</text:p>
          </table:table-cell>
          <table:table-cell office:value-type="float" office:value="285.12700000000001" table:style-name="ce1">
            <text:p>285.127</text:p>
          </table:table-cell>
          <table:table-cell office:value-type="float" office:value="279.108" table:style-name="ce1">
            <text:p>279.108</text:p>
          </table:table-cell>
          <table:table-cell office:value-type="float" office:value="278.96100000000001" table:style-name="ce1">
            <text:p>278.961</text:p>
          </table:table-cell>
          <table:table-cell office:value-type="float" office:value="278.60899999999998" table:style-name="ce1">
            <text:p>278.609</text:p>
          </table:table-cell>
          <table:table-cell office:value-type="float" office:value="278.93400000000003" table:style-name="ce1">
            <text:p>278.934</text:p>
          </table:table-cell>
          <table:table-cell office:value-type="float" office:value="279.28800000000001" table:style-name="ce1">
            <text:p>279.288</text:p>
          </table:table-cell>
          <table:table-cell office:value-type="float" office:value="296.75200000000001" table:style-name="ce1">
            <text:p>296.752</text:p>
          </table:table-cell>
          <table:table-cell office:value-type="float" office:value="279.30200000000002" table:style-name="ce1">
            <text:p>279.302</text:p>
          </table:table-cell>
          <table:table-cell office:value-type="float" office:value="279.32499999999999" table:style-name="ce1">
            <text:p>279.325</text:p>
          </table:table-cell>
          <table:table-cell office:value-type="float" office:value="278.46600000000001" table:style-name="ce1">
            <text:p>278.466</text:p>
          </table:table-cell>
          <table:table-cell office:value-type="float" office:value="293.41899999999998" table:style-name="ce1">
            <text:p>293.419</text:p>
          </table:table-cell>
          <table:table-cell office:value-type="float" office:value="279.56599999999997" table:style-name="ce1">
            <text:p>279.566</text:p>
          </table:table-cell>
          <table:table-cell office:value-type="float" office:value="289.20299999999997" table:style-name="ce1">
            <text:p>289.203</text:p>
          </table:table-cell>
          <table:table-cell office:value-type="float" office:value="294.08" table:style-name="ce1">
            <text:p>294.08</text:p>
          </table:table-cell>
          <table:table-cell office:value-type="float" office:value="277.72199999999998" table:style-name="ce1">
            <text:p>277.722</text:p>
          </table:table-cell>
          <table:table-cell office:value-type="float" office:value="277.83199999999999" table:style-name="ce1">
            <text:p>277.832</text:p>
          </table:table-cell>
          <table:table-cell office:value-type="float" office:value="278.54399999999998" table:style-name="ce1">
            <text:p>278.544</text:p>
          </table:table-cell>
          <table:table-cell office:value-type="float" office:value="278.70699999999999" table:style-name="ce1">
            <text:p>278.707</text:p>
          </table:table-cell>
          <table:table-cell office:value-type="float" office:value="279.08800000000002" table:style-name="ce1">
            <text:p>279.088</text:p>
          </table:table-cell>
          <table:table-cell office:value-type="float" office:value="298.42700000000002" table:style-name="ce1">
            <text:p>298.427</text:p>
          </table:table-cell>
          <table:table-cell office:value-type="float" office:value="280.82" table:style-name="ce1">
            <text:p>280.82</text:p>
          </table:table-cell>
          <table:table-cell office:value-type="float" office:value="277.58100000000002" table:style-name="ce1">
            <text:p>277.581</text:p>
          </table:table-cell>
          <table:table-cell office:value-type="float" office:value="278.97500000000002" table:style-name="ce1">
            <text:p>278.975</text:p>
          </table:table-cell>
          <table:table-cell office:value-type="float" office:value="285.32799999999997" table:style-name="ce1">
            <text:p>285.328</text:p>
          </table:table-cell>
          <table:table-cell office:value-type="float" office:value="278.30599999999998" table:style-name="ce1">
            <text:p>278.306</text:p>
          </table:table-cell>
          <table:table-cell office:value-type="float" office:value="293.55200000000002" table:style-name="ce1">
            <text:p>293.552</text:p>
          </table:table-cell>
          <table:table-cell office:value-type="float" office:value="290.44900000000001" table:style-name="ce1">
            <text:p>290.449</text:p>
          </table:table-cell>
          <table:table-cell office:value-type="float" office:value="278.87" table:style-name="ce1">
            <text:p>278.87</text:p>
          </table:table-cell>
          <table:table-cell office:value-type="float" office:value="279.08" table:style-name="ce1">
            <text:p>279.08</text:p>
          </table:table-cell>
          <table:table-cell office:value-type="float" office:value="278.64800000000002" table:style-name="ce1">
            <text:p>278.648</text:p>
          </table:table-cell>
          <table:table-cell office:value-type="float" office:value="277.892" table:style-name="ce1">
            <text:p>277.892</text:p>
          </table:table-cell>
          <table:table-cell office:value-type="float" office:value="278.286" table:style-name="ce1">
            <text:p>278.286</text:p>
          </table:table-cell>
          <table:table-cell office:value-type="float" office:value="278.75799999999998" table:style-name="ce1">
            <text:p>278.758</text:p>
          </table:table-cell>
          <table:table-cell office:value-type="float" office:value="278.60599999999999" table:style-name="ce1">
            <text:p>278.606</text:p>
          </table:table-cell>
          <table:table-cell office:value-type="float" office:value="281.44299999999998" table:style-name="ce1">
            <text:p>281.443</text:p>
          </table:table-cell>
          <table:table-cell office:value-type="float" office:value="289.11099999999999" table:style-name="ce1">
            <text:p>289.111</text:p>
          </table:table-cell>
          <table:table-cell office:value-type="float" office:value="277.97500000000002" table:style-name="ce1">
            <text:p>277.975</text:p>
          </table:table-cell>
          <table:table-cell office:value-type="float" office:value="278.14100000000002" table:style-name="ce1">
            <text:p>278.141</text:p>
          </table:table-cell>
          <table:table-cell office:value-type="float" office:value="284.91500000000002" table:style-name="ce1">
            <text:p>284.915</text:p>
          </table:table-cell>
          <table:table-cell table:number-columns-repeated="2" table:style-name="ce1"/>
          <table:table-cell office:value-type="float" office:value="281.51955681818185" table:formula="of:=AVERAGE([.B7:.CL7])" table:style-name="ce1">
            <text:p>281.5195568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78.45499999999998" table:style-name="ce1">
            <text:p>278.455</text:p>
          </table:table-cell>
          <table:table-cell office:value-type="float" office:value="291.89999999999998" table:style-name="ce1">
            <text:p>291.9</text:p>
          </table:table-cell>
          <table:table-cell office:value-type="float" office:value="273.60599999999999" table:style-name="ce1">
            <text:p>273.606</text:p>
          </table:table-cell>
          <table:table-cell office:value-type="float" office:value="292.42200000000003" table:style-name="ce1">
            <text:p>292.422</text:p>
          </table:table-cell>
          <table:table-cell office:value-type="float" office:value="287.70299999999997" table:style-name="ce1">
            <text:p>287.703</text:p>
          </table:table-cell>
          <table:table-cell office:value-type="float" office:value="286.04000000000002" table:style-name="ce1">
            <text:p>286.04</text:p>
          </table:table-cell>
          <table:table-cell office:value-type="float" office:value="292.03500000000003" table:style-name="ce1">
            <text:p>292.035</text:p>
          </table:table-cell>
          <table:table-cell office:value-type="float" office:value="278.30700000000002" table:style-name="ce1">
            <text:p>278.307</text:p>
          </table:table-cell>
          <table:table-cell office:value-type="float" office:value="278.33199999999999" table:style-name="ce1">
            <text:p>278.332</text:p>
          </table:table-cell>
          <table:table-cell office:value-type="float" office:value="278.35199999999998" table:style-name="ce1">
            <text:p>278.352</text:p>
          </table:table-cell>
          <table:table-cell office:value-type="float" office:value="276.14100000000002" table:style-name="ce1">
            <text:p>276.141</text:p>
          </table:table-cell>
          <table:table-cell office:value-type="float" office:value="278.75200000000001" table:style-name="ce1">
            <text:p>278.752</text:p>
          </table:table-cell>
          <table:table-cell office:value-type="float" office:value="278.34100000000001" table:style-name="ce1">
            <text:p>278.341</text:p>
          </table:table-cell>
          <table:table-cell office:value-type="float" office:value="286.32100000000003" table:style-name="ce1">
            <text:p>286.321</text:p>
          </table:table-cell>
          <table:table-cell office:value-type="float" office:value="273.58100000000002" table:style-name="ce1">
            <text:p>273.581</text:p>
          </table:table-cell>
          <table:table-cell office:value-type="float" office:value="285.976" table:style-name="ce1">
            <text:p>285.976</text:p>
          </table:table-cell>
          <table:table-cell office:value-type="float" office:value="289.60000000000002" table:style-name="ce1">
            <text:p>289.6</text:p>
          </table:table-cell>
          <table:table-cell office:value-type="float" office:value="285.79899999999998" table:style-name="ce1">
            <text:p>285.799</text:p>
          </table:table-cell>
          <table:table-cell office:value-type="float" office:value="273.33300000000003" table:style-name="ce1">
            <text:p>273.333</text:p>
          </table:table-cell>
          <table:table-cell office:value-type="float" office:value="279.75799999999998" table:style-name="ce1">
            <text:p>279.758</text:p>
          </table:table-cell>
          <table:table-cell office:value-type="float" office:value="279.512" table:style-name="ce1">
            <text:p>279.512</text:p>
          </table:table-cell>
          <table:table-cell office:value-type="float" office:value="279.68799999999999" table:style-name="ce1">
            <text:p>279.688</text:p>
          </table:table-cell>
          <table:table-cell office:value-type="float" office:value="290.99700000000001" table:style-name="ce1">
            <text:p>290.997</text:p>
          </table:table-cell>
          <table:table-cell office:value-type="float" office:value="288.88299999999998" table:style-name="ce1">
            <text:p>288.883</text:p>
          </table:table-cell>
          <table:table-cell office:value-type="float" office:value="278.25799999999998" table:style-name="ce1">
            <text:p>278.258</text:p>
          </table:table-cell>
          <table:table-cell office:value-type="float" office:value="278.80700000000002" table:style-name="ce1">
            <text:p>278.807</text:p>
          </table:table-cell>
          <table:table-cell office:value-type="float" office:value="278.238" table:style-name="ce1">
            <text:p>278.238</text:p>
          </table:table-cell>
          <table:table-cell office:value-type="float" office:value="278.68700000000001" table:style-name="ce1">
            <text:p>278.687</text:p>
          </table:table-cell>
          <table:table-cell office:value-type="float" office:value="279.19900000000001" table:style-name="ce1">
            <text:p>279.199</text:p>
          </table:table-cell>
          <table:table-cell office:value-type="float" office:value="279.05" table:style-name="ce1">
            <text:p>279.05</text:p>
          </table:table-cell>
          <table:table-cell office:value-type="float" office:value="283.41399999999999" table:style-name="ce1">
            <text:p>283.414</text:p>
          </table:table-cell>
          <table:table-cell office:value-type="float" office:value="279.41800000000001" table:style-name="ce1">
            <text:p>279.418</text:p>
          </table:table-cell>
          <table:table-cell office:value-type="float" office:value="279.88200000000001" table:style-name="ce1">
            <text:p>279.882</text:p>
          </table:table-cell>
          <table:table-cell office:value-type="float" office:value="283.79700000000003" table:style-name="ce1">
            <text:p>283.797</text:p>
          </table:table-cell>
          <table:table-cell office:value-type="float" office:value="278.95800000000003" table:style-name="ce1">
            <text:p>278.958</text:p>
          </table:table-cell>
          <table:table-cell office:value-type="float" office:value="280.113" table:style-name="ce1">
            <text:p>280.113</text:p>
          </table:table-cell>
          <table:table-cell office:value-type="float" office:value="279.65199999999999" table:style-name="ce1">
            <text:p>279.652</text:p>
          </table:table-cell>
          <table:table-cell office:value-type="float" office:value="286.60399999999998" table:style-name="ce1">
            <text:p>286.604</text:p>
          </table:table-cell>
          <table:table-cell office:value-type="float" office:value="278.95800000000003" table:style-name="ce1">
            <text:p>278.958</text:p>
          </table:table-cell>
          <table:table-cell office:value-type="float" office:value="279.30099999999999" table:style-name="ce1">
            <text:p>279.301</text:p>
          </table:table-cell>
          <table:table-cell office:value-type="float" office:value="279.23200000000003" table:style-name="ce1">
            <text:p>279.232</text:p>
          </table:table-cell>
          <table:table-cell office:value-type="float" office:value="285.21300000000002" table:style-name="ce1">
            <text:p>285.213</text:p>
          </table:table-cell>
          <table:table-cell office:value-type="float" office:value="273.69600000000003" table:style-name="ce1">
            <text:p>273.696</text:p>
          </table:table-cell>
          <table:table-cell office:value-type="float" office:value="273.31900000000002" table:style-name="ce1">
            <text:p>273.319</text:p>
          </table:table-cell>
          <table:table-cell office:value-type="float" office:value="273.46300000000002" table:style-name="ce1">
            <text:p>273.463</text:p>
          </table:table-cell>
          <table:table-cell office:value-type="float" office:value="273.45400000000001" table:style-name="ce1">
            <text:p>273.454</text:p>
          </table:table-cell>
          <table:table-cell office:value-type="float" office:value="273.411" table:style-name="ce1">
            <text:p>273.411</text:p>
          </table:table-cell>
          <table:table-cell office:value-type="float" office:value="273.05200000000002" table:style-name="ce1">
            <text:p>273.052</text:p>
          </table:table-cell>
          <table:table-cell office:value-type="float" office:value="293.03500000000003" table:style-name="ce1">
            <text:p>293.035</text:p>
          </table:table-cell>
          <table:table-cell office:value-type="float" office:value="285.21600000000001" table:style-name="ce1">
            <text:p>285.216</text:p>
          </table:table-cell>
          <table:table-cell office:value-type="float" office:value="288.32600000000002" table:style-name="ce1">
            <text:p>288.326</text:p>
          </table:table-cell>
          <table:table-cell office:value-type="float" office:value="273.11599999999999" table:style-name="ce1">
            <text:p>273.116</text:p>
          </table:table-cell>
          <table:table-cell office:value-type="float" office:value="273.36399999999998" table:style-name="ce1">
            <text:p>273.364</text:p>
          </table:table-cell>
          <table:table-cell office:value-type="float" office:value="273.36799999999999" table:style-name="ce1">
            <text:p>273.368</text:p>
          </table:table-cell>
          <table:table-cell office:value-type="float" office:value="278.93200000000002" table:style-name="ce1">
            <text:p>278.932</text:p>
          </table:table-cell>
          <table:table-cell office:value-type="float" office:value="273.35700000000003" table:style-name="ce1">
            <text:p>273.357</text:p>
          </table:table-cell>
          <table:table-cell office:value-type="float" office:value="273.94099999999997" table:style-name="ce1">
            <text:p>273.941</text:p>
          </table:table-cell>
          <table:table-cell office:value-type="float" office:value="284.625" table:style-name="ce1">
            <text:p>284.625</text:p>
          </table:table-cell>
          <table:table-cell office:value-type="float" office:value="279.05900000000003" table:style-name="ce1">
            <text:p>279.059</text:p>
          </table:table-cell>
          <table:table-cell office:value-type="float" office:value="280.09100000000001" table:style-name="ce1">
            <text:p>280.091</text:p>
          </table:table-cell>
          <table:table-cell office:value-type="float" office:value="291.10599999999999" table:style-name="ce1">
            <text:p>291.106</text:p>
          </table:table-cell>
          <table:table-cell office:value-type="float" office:value="290.54399999999998" table:style-name="ce1">
            <text:p>290.544</text:p>
          </table:table-cell>
          <table:table-cell office:value-type="float" office:value="284.48500000000001" table:style-name="ce1">
            <text:p>284.485</text:p>
          </table:table-cell>
          <table:table-cell office:value-type="float" office:value="278.46300000000002" table:style-name="ce1">
            <text:p>278.463</text:p>
          </table:table-cell>
          <table:table-cell office:value-type="float" office:value="279.00099999999998" table:style-name="ce1">
            <text:p>279.001</text:p>
          </table:table-cell>
          <table:table-cell office:value-type="float" office:value="275.303" table:style-name="ce1">
            <text:p>275.303</text:p>
          </table:table-cell>
          <table:table-cell office:value-type="float" office:value="279.80399999999997" table:style-name="ce1">
            <text:p>279.804</text:p>
          </table:table-cell>
          <table:table-cell office:value-type="float" office:value="280.08199999999999" table:style-name="ce1">
            <text:p>280.082</text:p>
          </table:table-cell>
          <table:table-cell office:value-type="float" office:value="284.32900000000001" table:style-name="ce1">
            <text:p>284.329</text:p>
          </table:table-cell>
          <table:table-cell office:value-type="float" office:value="279.42899999999997" table:style-name="ce1">
            <text:p>279.429</text:p>
          </table:table-cell>
          <table:table-cell office:value-type="float" office:value="278.39600000000002" table:style-name="ce1">
            <text:p>278.396</text:p>
          </table:table-cell>
          <table:table-cell office:value-type="float" office:value="281.226" table:style-name="ce1">
            <text:p>281.226</text:p>
          </table:table-cell>
          <table:table-cell office:value-type="float" office:value="278.25" table:style-name="ce1">
            <text:p>278.25</text:p>
          </table:table-cell>
          <table:table-cell office:value-type="float" office:value="276.471" table:style-name="ce1">
            <text:p>276.471</text:p>
          </table:table-cell>
          <table:table-cell office:value-type="float" office:value="278.471" table:style-name="ce1">
            <text:p>278.471</text:p>
          </table:table-cell>
          <table:table-cell office:value-type="float" office:value="277.92200000000003" table:style-name="ce1">
            <text:p>277.922</text:p>
          </table:table-cell>
          <table:table-cell office:value-type="float" office:value="278.286" table:style-name="ce1">
            <text:p>278.286</text:p>
          </table:table-cell>
          <table:table-cell office:value-type="float" office:value="278.06" table:style-name="ce1">
            <text:p>278.06</text:p>
          </table:table-cell>
          <table:table-cell office:value-type="float" office:value="273.387" table:style-name="ce1">
            <text:p>273.387</text:p>
          </table:table-cell>
          <table:table-cell office:value-type="float" office:value="273.55599999999998" table:style-name="ce1">
            <text:p>273.556</text:p>
          </table:table-cell>
          <table:table-cell office:value-type="float" office:value="273.81200000000001" table:style-name="ce1">
            <text:p>273.812</text:p>
          </table:table-cell>
          <table:table-cell office:value-type="float" office:value="273.77199999999999" table:style-name="ce1">
            <text:p>273.772</text:p>
          </table:table-cell>
          <table:table-cell office:value-type="float" office:value="293.86900000000003" table:style-name="ce1">
            <text:p>293.869</text:p>
          </table:table-cell>
          <table:table-cell office:value-type="float" office:value="286.41399999999999" table:style-name="ce1">
            <text:p>286.414</text:p>
          </table:table-cell>
          <table:table-cell office:value-type="float" office:value="285.46300000000002" table:style-name="ce1">
            <text:p>285.463</text:p>
          </table:table-cell>
          <table:table-cell office:value-type="float" office:value="273.76299999999998" table:style-name="ce1">
            <text:p>273.763</text:p>
          </table:table-cell>
          <table:table-cell office:value-type="float" office:value="273.67599999999999" table:style-name="ce1">
            <text:p>273.676</text:p>
          </table:table-cell>
          <table:table-cell office:value-type="float" office:value="273.495" table:style-name="ce1">
            <text:p>273.495</text:p>
          </table:table-cell>
          <table:table-cell office:value-type="float" office:value="273.21899999999999" table:style-name="ce1">
            <text:p>273.219</text:p>
          </table:table-cell>
          <table:table-cell table:style-name="ce1"/>
          <table:table-cell office:value-type="float" office:value="280.12914606741577" table:formula="of:=AVERAGE([.B8:.CL8])" table:style-name="ce1">
            <text:p>280.1291461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75.286" table:style-name="ce1">
            <text:p>275.286</text:p>
          </table:table-cell>
          <table:table-cell office:value-type="float" office:value="278.12799999999999" table:style-name="ce1">
            <text:p>278.128</text:p>
          </table:table-cell>
          <table:table-cell office:value-type="float" office:value="278.34800000000001" table:style-name="ce1">
            <text:p>278.348</text:p>
          </table:table-cell>
          <table:table-cell office:value-type="float" office:value="277.59699999999998" table:style-name="ce1">
            <text:p>277.597</text:p>
          </table:table-cell>
          <table:table-cell office:value-type="float" office:value="279.70299999999997" table:style-name="ce1">
            <text:p>279.703</text:p>
          </table:table-cell>
          <table:table-cell office:value-type="float" office:value="279.42899999999997" table:style-name="ce1">
            <text:p>279.429</text:p>
          </table:table-cell>
          <table:table-cell office:value-type="float" office:value="284.16000000000003" table:style-name="ce1">
            <text:p>284.16</text:p>
          </table:table-cell>
          <table:table-cell office:value-type="float" office:value="293.05200000000002" table:style-name="ce1">
            <text:p>293.052</text:p>
          </table:table-cell>
          <table:table-cell office:value-type="float" office:value="290.70100000000002" table:style-name="ce1">
            <text:p>290.701</text:p>
          </table:table-cell>
          <table:table-cell office:value-type="float" office:value="293.50299999999999" table:style-name="ce1">
            <text:p>293.503</text:p>
          </table:table-cell>
          <table:table-cell office:value-type="float" office:value="285.108" table:style-name="ce1">
            <text:p>285.108</text:p>
          </table:table-cell>
          <table:table-cell office:value-type="float" office:value="276.92700000000002" table:style-name="ce1">
            <text:p>276.927</text:p>
          </table:table-cell>
          <table:table-cell office:value-type="float" office:value="277.82" table:style-name="ce1">
            <text:p>277.82</text:p>
          </table:table-cell>
          <table:table-cell office:value-type="float" office:value="279.69900000000001" table:style-name="ce1">
            <text:p>279.699</text:p>
          </table:table-cell>
          <table:table-cell office:value-type="float" office:value="274.89100000000002" table:style-name="ce1">
            <text:p>274.891</text:p>
          </table:table-cell>
          <table:table-cell office:value-type="float" office:value="279.75900000000001" table:style-name="ce1">
            <text:p>279.759</text:p>
          </table:table-cell>
          <table:table-cell office:value-type="float" office:value="275.36200000000002" table:style-name="ce1">
            <text:p>275.362</text:p>
          </table:table-cell>
          <table:table-cell office:value-type="float" office:value="286.09500000000003" table:style-name="ce1">
            <text:p>286.095</text:p>
          </table:table-cell>
          <table:table-cell office:value-type="float" office:value="293.51100000000002" table:style-name="ce1">
            <text:p>293.511</text:p>
          </table:table-cell>
          <table:table-cell office:value-type="float" office:value="287.70299999999997" table:style-name="ce1">
            <text:p>287.703</text:p>
          </table:table-cell>
          <table:table-cell office:value-type="float" office:value="283.19099999999997" table:style-name="ce1">
            <text:p>283.191</text:p>
          </table:table-cell>
          <table:table-cell office:value-type="float" office:value="280.47000000000003" table:style-name="ce1">
            <text:p>280.47</text:p>
          </table:table-cell>
          <table:table-cell office:value-type="float" office:value="284.27699999999999" table:style-name="ce1">
            <text:p>284.277</text:p>
          </table:table-cell>
          <table:table-cell office:value-type="float" office:value="280.20499999999998" table:style-name="ce1">
            <text:p>280.205</text:p>
          </table:table-cell>
          <table:table-cell office:value-type="float" office:value="280.464" table:style-name="ce1">
            <text:p>280.464</text:p>
          </table:table-cell>
          <table:table-cell office:value-type="float" office:value="286.97000000000003" table:style-name="ce1">
            <text:p>286.97</text:p>
          </table:table-cell>
          <table:table-cell office:value-type="float" office:value="282.34399999999999" table:style-name="ce1">
            <text:p>282.344</text:p>
          </table:table-cell>
          <table:table-cell office:value-type="float" office:value="277.01" table:style-name="ce1">
            <text:p>277.01</text:p>
          </table:table-cell>
          <table:table-cell office:value-type="float" office:value="278.36900000000003" table:style-name="ce1">
            <text:p>278.369</text:p>
          </table:table-cell>
          <table:table-cell office:value-type="float" office:value="280.46300000000002" table:style-name="ce1">
            <text:p>280.463</text:p>
          </table:table-cell>
          <table:table-cell office:value-type="float" office:value="277.33800000000002" table:style-name="ce1">
            <text:p>277.338</text:p>
          </table:table-cell>
          <table:table-cell office:value-type="float" office:value="277.76400000000001" table:style-name="ce1">
            <text:p>277.764</text:p>
          </table:table-cell>
          <table:table-cell office:value-type="float" office:value="279.69600000000003" table:style-name="ce1">
            <text:p>279.696</text:p>
          </table:table-cell>
          <table:table-cell office:value-type="float" office:value="290.65499999999997" table:style-name="ce1">
            <text:p>290.655</text:p>
          </table:table-cell>
          <table:table-cell office:value-type="float" office:value="287.517" table:style-name="ce1">
            <text:p>287.517</text:p>
          </table:table-cell>
          <table:table-cell office:value-type="float" office:value="292.3" table:style-name="ce1">
            <text:p>292.3</text:p>
          </table:table-cell>
          <table:table-cell office:value-type="float" office:value="282.839" table:style-name="ce1">
            <text:p>282.839</text:p>
          </table:table-cell>
          <table:table-cell office:value-type="float" office:value="294.697" table:style-name="ce1">
            <text:p>294.697</text:p>
          </table:table-cell>
          <table:table-cell office:value-type="float" office:value="291.01299999999998" table:style-name="ce1">
            <text:p>291.013</text:p>
          </table:table-cell>
          <table:table-cell office:value-type="float" office:value="285.54199999999997" table:style-name="ce1">
            <text:p>285.542</text:p>
          </table:table-cell>
          <table:table-cell office:value-type="float" office:value="277.81" table:style-name="ce1">
            <text:p>277.81</text:p>
          </table:table-cell>
          <table:table-cell office:value-type="float" office:value="276.83699999999999" table:style-name="ce1">
            <text:p>276.837</text:p>
          </table:table-cell>
          <table:table-cell office:value-type="float" office:value="280.03399999999999" table:style-name="ce1">
            <text:p>280.034</text:p>
          </table:table-cell>
          <table:table-cell office:value-type="float" office:value="282.84399999999999" table:style-name="ce1">
            <text:p>282.844</text:p>
          </table:table-cell>
          <table:table-cell office:value-type="float" office:value="281.81200000000001" table:style-name="ce1">
            <text:p>281.812</text:p>
          </table:table-cell>
          <table:table-cell office:value-type="float" office:value="281.733" table:style-name="ce1">
            <text:p>281.733</text:p>
          </table:table-cell>
          <table:table-cell office:value-type="float" office:value="280.08" table:style-name="ce1">
            <text:p>280.08</text:p>
          </table:table-cell>
          <table:table-cell office:value-type="float" office:value="280.14400000000001" table:style-name="ce1">
            <text:p>280.144</text:p>
          </table:table-cell>
          <table:table-cell office:value-type="float" office:value="278.54500000000002" table:style-name="ce1">
            <text:p>278.545</text:p>
          </table:table-cell>
          <table:table-cell office:value-type="float" office:value="280.87799999999999" table:style-name="ce1">
            <text:p>280.878</text:p>
          </table:table-cell>
          <table:table-cell office:value-type="float" office:value="281.58800000000002" table:style-name="ce1">
            <text:p>281.588</text:p>
          </table:table-cell>
          <table:table-cell office:value-type="float" office:value="292.66300000000001" table:style-name="ce1">
            <text:p>292.663</text:p>
          </table:table-cell>
          <table:table-cell office:value-type="float" office:value="284.976" table:style-name="ce1">
            <text:p>284.976</text:p>
          </table:table-cell>
          <table:table-cell office:value-type="float" office:value="285.61099999999999" table:style-name="ce1">
            <text:p>285.611</text:p>
          </table:table-cell>
          <table:table-cell office:value-type="float" office:value="291.06700000000001" table:style-name="ce1">
            <text:p>291.067</text:p>
          </table:table-cell>
          <table:table-cell office:value-type="float" office:value="293.00700000000001" table:style-name="ce1">
            <text:p>293.007</text:p>
          </table:table-cell>
          <table:table-cell office:value-type="float" office:value="284.80099999999999" table:style-name="ce1">
            <text:p>284.801</text:p>
          </table:table-cell>
          <table:table-cell office:value-type="float" office:value="283.91699999999997" table:style-name="ce1">
            <text:p>283.917</text:p>
          </table:table-cell>
          <table:table-cell office:value-type="float" office:value="277.97899999999998" table:style-name="ce1">
            <text:p>277.979</text:p>
          </table:table-cell>
          <table:table-cell office:value-type="float" office:value="277.23099999999999" table:style-name="ce1">
            <text:p>277.231</text:p>
          </table:table-cell>
          <table:table-cell office:value-type="float" office:value="277.52800000000002" table:style-name="ce1">
            <text:p>277.528</text:p>
          </table:table-cell>
          <table:table-cell office:value-type="float" office:value="278.24" table:style-name="ce1">
            <text:p>278.24</text:p>
          </table:table-cell>
          <table:table-cell office:value-type="float" office:value="279.17899999999997" table:style-name="ce1">
            <text:p>279.179</text:p>
          </table:table-cell>
          <table:table-cell office:value-type="float" office:value="280.33100000000002" table:style-name="ce1">
            <text:p>280.331</text:p>
          </table:table-cell>
          <table:table-cell office:value-type="float" office:value="275.113" table:style-name="ce1">
            <text:p>275.113</text:p>
          </table:table-cell>
          <table:table-cell office:value-type="float" office:value="287.24700000000001" table:style-name="ce1">
            <text:p>287.247</text:p>
          </table:table-cell>
          <table:table-cell office:value-type="float" office:value="290.76400000000001" table:style-name="ce1">
            <text:p>290.764</text:p>
          </table:table-cell>
          <table:table-cell office:value-type="float" office:value="280.84500000000003" table:style-name="ce1">
            <text:p>280.845</text:p>
          </table:table-cell>
          <table:table-cell office:value-type="float" office:value="278.065" table:style-name="ce1">
            <text:p>278.065</text:p>
          </table:table-cell>
          <table:table-cell office:value-type="float" office:value="280.80799999999999" table:style-name="ce1">
            <text:p>280.808</text:p>
          </table:table-cell>
          <table:table-cell office:value-type="float" office:value="277.75299999999999" table:style-name="ce1">
            <text:p>277.753</text:p>
          </table:table-cell>
          <table:table-cell office:value-type="float" office:value="279.94299999999998" table:style-name="ce1">
            <text:p>279.943</text:p>
          </table:table-cell>
          <table:table-cell office:value-type="float" office:value="279.27800000000002" table:style-name="ce1">
            <text:p>279.278</text:p>
          </table:table-cell>
          <table:table-cell office:value-type="float" office:value="278.61099999999999" table:style-name="ce1">
            <text:p>278.611</text:p>
          </table:table-cell>
          <table:table-cell office:value-type="float" office:value="280.255" table:style-name="ce1">
            <text:p>280.255</text:p>
          </table:table-cell>
          <table:table-cell office:value-type="float" office:value="280.39800000000002" table:style-name="ce1">
            <text:p>280.398</text:p>
          </table:table-cell>
          <table:table-cell office:value-type="float" office:value="280.57900000000001" table:style-name="ce1">
            <text:p>280.579</text:p>
          </table:table-cell>
          <table:table-cell office:value-type="float" office:value="280.291" table:style-name="ce1">
            <text:p>280.291</text:p>
          </table:table-cell>
          <table:table-cell office:value-type="float" office:value="276.86799999999999" table:style-name="ce1">
            <text:p>276.868</text:p>
          </table:table-cell>
          <table:table-cell office:value-type="float" office:value="274.99400000000003" table:style-name="ce1">
            <text:p>274.994</text:p>
          </table:table-cell>
          <table:table-cell office:value-type="float" office:value="275.34500000000003" table:style-name="ce1">
            <text:p>275.345</text:p>
          </table:table-cell>
          <table:table-cell office:value-type="float" office:value="275.32499999999999" table:style-name="ce1">
            <text:p>275.325</text:p>
          </table:table-cell>
          <table:table-cell office:value-type="float" office:value="279.76900000000001" table:style-name="ce1">
            <text:p>279.769</text:p>
          </table:table-cell>
          <table:table-cell office:value-type="float" office:value="277.18900000000002" table:style-name="ce1">
            <text:p>277.189</text:p>
          </table:table-cell>
          <table:table-cell office:value-type="float" office:value="286.20499999999998" table:style-name="ce1">
            <text:p>286.205</text:p>
          </table:table-cell>
          <table:table-cell office:value-type="float" office:value="294.34699999999998" table:style-name="ce1">
            <text:p>294.347</text:p>
          </table:table-cell>
          <table:table-cell office:value-type="float" office:value="286.61200000000002" table:style-name="ce1">
            <text:p>286.612</text:p>
          </table:table-cell>
          <table:table-cell office:value-type="float" office:value="291.916" table:style-name="ce1">
            <text:p>291.916</text:p>
          </table:table-cell>
          <table:table-cell table:number-columns-repeated="2" table:style-name="ce1"/>
          <table:table-cell office:value-type="float" office:value="282.24160227272733" table:formula="of:=AVERAGE([.B9:.CL9])" table:style-name="ce1">
            <text:p>282.2416023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80.73099999999999" table:style-name="ce1">
            <text:p>280.731</text:p>
          </table:table-cell>
          <table:table-cell office:value-type="float" office:value="291.91500000000002" table:style-name="ce1">
            <text:p>291.915</text:p>
          </table:table-cell>
          <table:table-cell office:value-type="float" office:value="286.59100000000001" table:style-name="ce1">
            <text:p>286.591</text:p>
          </table:table-cell>
          <table:table-cell office:value-type="float" office:value="276.74400000000003" table:style-name="ce1">
            <text:p>276.744</text:p>
          </table:table-cell>
          <table:table-cell office:value-type="float" office:value="283.44900000000001" table:style-name="ce1">
            <text:p>283.449</text:p>
          </table:table-cell>
          <table:table-cell office:value-type="float" office:value="276.20999999999998" table:style-name="ce1">
            <text:p>276.21</text:p>
          </table:table-cell>
          <table:table-cell office:value-type="float" office:value="293.39699999999999" table:style-name="ce1">
            <text:p>293.397</text:p>
          </table:table-cell>
          <table:table-cell office:value-type="float" office:value="293.43299999999999" table:style-name="ce1">
            <text:p>293.433</text:p>
          </table:table-cell>
          <table:table-cell office:value-type="float" office:value="292.84300000000002" table:style-name="ce1">
            <text:p>292.843</text:p>
          </table:table-cell>
          <table:table-cell office:value-type="float" office:value="293.66500000000002" table:style-name="ce1">
            <text:p>293.665</text:p>
          </table:table-cell>
          <table:table-cell office:value-type="float" office:value="279.48899999999998" table:style-name="ce1">
            <text:p>279.489</text:p>
          </table:table-cell>
          <table:table-cell office:value-type="float" office:value="277.31900000000002" table:style-name="ce1">
            <text:p>277.319</text:p>
          </table:table-cell>
          <table:table-cell office:value-type="float" office:value="281.12700000000001" table:style-name="ce1">
            <text:p>281.127</text:p>
          </table:table-cell>
          <table:table-cell office:value-type="float" office:value="277.08800000000002" table:style-name="ce1">
            <text:p>277.088</text:p>
          </table:table-cell>
          <table:table-cell office:value-type="float" office:value="279.88400000000001" table:style-name="ce1">
            <text:p>279.884</text:p>
          </table:table-cell>
          <table:table-cell office:value-type="float" office:value="275.97800000000001" table:style-name="ce1">
            <text:p>275.978</text:p>
          </table:table-cell>
          <table:table-cell office:value-type="float" office:value="281.11700000000002" table:style-name="ce1">
            <text:p>281.117</text:p>
          </table:table-cell>
          <table:table-cell office:value-type="float" office:value="277.85000000000002" table:style-name="ce1">
            <text:p>277.85</text:p>
          </table:table-cell>
          <table:table-cell office:value-type="float" office:value="281.68400000000003" table:style-name="ce1">
            <text:p>281.684</text:p>
          </table:table-cell>
          <table:table-cell office:value-type="float" office:value="276.827" table:style-name="ce1">
            <text:p>276.827</text:p>
          </table:table-cell>
          <table:table-cell office:value-type="float" office:value="275.71300000000002" table:style-name="ce1">
            <text:p>275.713</text:p>
          </table:table-cell>
          <table:table-cell office:value-type="float" office:value="283.02100000000002" table:style-name="ce1">
            <text:p>283.021</text:p>
          </table:table-cell>
          <table:table-cell office:value-type="float" office:value="280.52300000000002" table:style-name="ce1">
            <text:p>280.523</text:p>
          </table:table-cell>
          <table:table-cell office:value-type="float" office:value="277.16199999999998" table:style-name="ce1">
            <text:p>277.162</text:p>
          </table:table-cell>
          <table:table-cell office:value-type="float" office:value="280.14699999999999" table:style-name="ce1">
            <text:p>280.147</text:p>
          </table:table-cell>
          <table:table-cell office:value-type="float" office:value="276.36700000000002" table:style-name="ce1">
            <text:p>276.367</text:p>
          </table:table-cell>
          <table:table-cell office:value-type="float" office:value="287.63600000000002" table:style-name="ce1">
            <text:p>287.636</text:p>
          </table:table-cell>
          <table:table-cell office:value-type="float" office:value="287.26799999999997" table:style-name="ce1">
            <text:p>287.268</text:p>
          </table:table-cell>
          <table:table-cell office:value-type="float" office:value="293.22699999999998" table:style-name="ce1">
            <text:p>293.227</text:p>
          </table:table-cell>
          <table:table-cell office:value-type="float" office:value="278.03500000000003" table:style-name="ce1">
            <text:p>278.035</text:p>
          </table:table-cell>
          <table:table-cell office:value-type="float" office:value="278.18599999999998" table:style-name="ce1">
            <text:p>278.186</text:p>
          </table:table-cell>
          <table:table-cell office:value-type="float" office:value="277.73500000000001" table:style-name="ce1">
            <text:p>277.735</text:p>
          </table:table-cell>
          <table:table-cell office:value-type="float" office:value="288.202" table:style-name="ce1">
            <text:p>288.202</text:p>
          </table:table-cell>
          <table:table-cell office:value-type="float" office:value="281.87299999999999" table:style-name="ce1">
            <text:p>281.873</text:p>
          </table:table-cell>
          <table:table-cell office:value-type="float" office:value="281.49099999999999" table:style-name="ce1">
            <text:p>281.491</text:p>
          </table:table-cell>
          <table:table-cell office:value-type="float" office:value="293.68400000000003" table:style-name="ce1">
            <text:p>293.684</text:p>
          </table:table-cell>
          <table:table-cell office:value-type="float" office:value="295.36799999999999" table:style-name="ce1">
            <text:p>295.368</text:p>
          </table:table-cell>
          <table:table-cell office:value-type="float" office:value="284.79500000000002" table:style-name="ce1">
            <text:p>284.795</text:p>
          </table:table-cell>
          <table:table-cell office:value-type="float" office:value="280.64299999999997" table:style-name="ce1">
            <text:p>280.643</text:p>
          </table:table-cell>
          <table:table-cell office:value-type="float" office:value="278.62099999999998" table:style-name="ce1">
            <text:p>278.621</text:p>
          </table:table-cell>
          <table:table-cell office:value-type="float" office:value="283.61700000000002" table:style-name="ce1">
            <text:p>283.617</text:p>
          </table:table-cell>
          <table:table-cell office:value-type="float" office:value="279.82400000000001" table:style-name="ce1">
            <text:p>279.824</text:p>
          </table:table-cell>
          <table:table-cell office:value-type="float" office:value="279.91300000000001" table:style-name="ce1">
            <text:p>279.913</text:p>
          </table:table-cell>
          <table:table-cell office:value-type="float" office:value="280.22800000000001" table:style-name="ce1">
            <text:p>280.228</text:p>
          </table:table-cell>
          <table:table-cell office:value-type="float" office:value="286.94" table:style-name="ce1">
            <text:p>286.94</text:p>
          </table:table-cell>
          <table:table-cell office:value-type="float" office:value="285.35700000000003" table:style-name="ce1">
            <text:p>285.357</text:p>
          </table:table-cell>
          <table:table-cell office:value-type="float" office:value="278.71600000000001" table:style-name="ce1">
            <text:p>278.716</text:p>
          </table:table-cell>
          <table:table-cell office:value-type="float" office:value="281.089" table:style-name="ce1">
            <text:p>281.089</text:p>
          </table:table-cell>
          <table:table-cell office:value-type="float" office:value="286.20499999999998" table:style-name="ce1">
            <text:p>286.205</text:p>
          </table:table-cell>
          <table:table-cell office:value-type="float" office:value="293.75200000000001" table:style-name="ce1">
            <text:p>293.752</text:p>
          </table:table-cell>
          <table:table-cell office:value-type="float" office:value="296.02300000000002" table:style-name="ce1">
            <text:p>296.023</text:p>
          </table:table-cell>
          <table:table-cell office:value-type="float" office:value="288.53800000000001" table:style-name="ce1">
            <text:p>288.538</text:p>
          </table:table-cell>
          <table:table-cell office:value-type="float" office:value="295.08800000000002" table:style-name="ce1">
            <text:p>295.088</text:p>
          </table:table-cell>
          <table:table-cell office:value-type="float" office:value="295.99200000000002" table:style-name="ce1">
            <text:p>295.992</text:p>
          </table:table-cell>
          <table:table-cell office:value-type="float" office:value="285.61900000000003" table:style-name="ce1">
            <text:p>285.619</text:p>
          </table:table-cell>
          <table:table-cell office:value-type="float" office:value="281.90199999999999" table:style-name="ce1">
            <text:p>281.902</text:p>
          </table:table-cell>
          <table:table-cell office:value-type="float" office:value="278.52600000000001" table:style-name="ce1">
            <text:p>278.526</text:p>
          </table:table-cell>
          <table:table-cell office:value-type="float" office:value="279.11099999999999" table:style-name="ce1">
            <text:p>279.111</text:p>
          </table:table-cell>
          <table:table-cell office:value-type="float" office:value="285.74799999999999" table:style-name="ce1">
            <text:p>285.748</text:p>
          </table:table-cell>
          <table:table-cell office:value-type="float" office:value="277.87400000000002" table:style-name="ce1">
            <text:p>277.874</text:p>
          </table:table-cell>
          <table:table-cell office:value-type="float" office:value="300.94400000000002" table:style-name="ce1">
            <text:p>300.944</text:p>
          </table:table-cell>
          <table:table-cell office:value-type="float" office:value="299.84800000000001" table:style-name="ce1">
            <text:p>299.848</text:p>
          </table:table-cell>
          <table:table-cell office:value-type="float" office:value="284.65499999999997" table:style-name="ce1">
            <text:p>284.655</text:p>
          </table:table-cell>
          <table:table-cell office:value-type="float" office:value="295.42099999999999" table:style-name="ce1">
            <text:p>295.421</text:p>
          </table:table-cell>
          <table:table-cell office:value-type="float" office:value="294.57499999999999" table:style-name="ce1">
            <text:p>294.575</text:p>
          </table:table-cell>
          <table:table-cell office:value-type="float" office:value="285.27999999999997" table:style-name="ce1">
            <text:p>285.28</text:p>
          </table:table-cell>
          <table:table-cell office:value-type="float" office:value="281.37" table:style-name="ce1">
            <text:p>281.37</text:p>
          </table:table-cell>
          <table:table-cell office:value-type="float" office:value="278.60899999999998" table:style-name="ce1">
            <text:p>278.609</text:p>
          </table:table-cell>
          <table:table-cell office:value-type="float" office:value="276.84899999999999" table:style-name="ce1">
            <text:p>276.849</text:p>
          </table:table-cell>
          <table:table-cell office:value-type="float" office:value="276.80099999999999" table:style-name="ce1">
            <text:p>276.801</text:p>
          </table:table-cell>
          <table:table-cell office:value-type="float" office:value="277.3" table:style-name="ce1">
            <text:p>277.3</text:p>
          </table:table-cell>
          <table:table-cell office:value-type="float" office:value="294.524" table:style-name="ce1">
            <text:p>294.524</text:p>
          </table:table-cell>
          <table:table-cell office:value-type="float" office:value="278.952" table:style-name="ce1">
            <text:p>278.952</text:p>
          </table:table-cell>
          <table:table-cell office:value-type="float" office:value="278.19400000000002" table:style-name="ce1">
            <text:p>278.194</text:p>
          </table:table-cell>
          <table:table-cell office:value-type="float" office:value="278.27499999999998" table:style-name="ce1">
            <text:p>278.275</text:p>
          </table:table-cell>
          <table:table-cell office:value-type="float" office:value="280.42500000000001" table:style-name="ce1">
            <text:p>280.425</text:p>
          </table:table-cell>
          <table:table-cell office:value-type="float" office:value="278.08999999999997" table:style-name="ce1">
            <text:p>278.09</text:p>
          </table:table-cell>
          <table:table-cell office:value-type="float" office:value="278.05799999999999" table:style-name="ce1">
            <text:p>278.058</text:p>
          </table:table-cell>
          <table:table-cell office:value-type="float" office:value="277.774" table:style-name="ce1">
            <text:p>277.774</text:p>
          </table:table-cell>
          <table:table-cell office:value-type="float" office:value="278.173" table:style-name="ce1">
            <text:p>278.173</text:p>
          </table:table-cell>
          <table:table-cell office:value-type="float" office:value="278.065" table:style-name="ce1">
            <text:p>278.065</text:p>
          </table:table-cell>
          <table:table-cell office:value-type="float" office:value="278.43799999999999" table:style-name="ce1">
            <text:p>278.438</text:p>
          </table:table-cell>
          <table:table-cell office:value-type="float" office:value="277.041" table:style-name="ce1">
            <text:p>277.041</text:p>
          </table:table-cell>
          <table:table-cell office:value-type="float" office:value="276.71100000000001" table:style-name="ce1">
            <text:p>276.711</text:p>
          </table:table-cell>
          <table:table-cell office:value-type="float" office:value="293.42200000000003" table:style-name="ce1">
            <text:p>293.422</text:p>
          </table:table-cell>
          <table:table-cell office:value-type="float" office:value="292.72000000000003" table:style-name="ce1">
            <text:p>292.72</text:p>
          </table:table-cell>
          <table:table-cell office:value-type="float" office:value="291.53899999999999" table:style-name="ce1">
            <text:p>291.539</text:p>
          </table:table-cell>
          <table:table-cell office:value-type="float" office:value="287.988" table:style-name="ce1">
            <text:p>287.988</text:p>
          </table:table-cell>
          <table:table-cell table:number-columns-repeated="2" table:style-name="ce1"/>
          <table:table-cell office:value-type="float" office:value="283.71751136363633" table:formula="of:=AVERAGE([.B10:.CL10])" table:style-name="ce1">
            <text:p>283.7175114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75.68799999999999" table:style-name="ce1">
            <text:p>275.688</text:p>
          </table:table-cell>
          <table:table-cell office:value-type="float" office:value="292.35199999999998" table:style-name="ce1">
            <text:p>292.352</text:p>
          </table:table-cell>
          <table:table-cell office:value-type="float" office:value="276.43200000000002" table:style-name="ce1">
            <text:p>276.432</text:p>
          </table:table-cell>
          <table:table-cell office:value-type="float" office:value="276.94799999999998" table:style-name="ce1">
            <text:p>276.948</text:p>
          </table:table-cell>
          <table:table-cell office:value-type="float" office:value="278.08" table:style-name="ce1">
            <text:p>278.08</text:p>
          </table:table-cell>
          <table:table-cell office:value-type="float" office:value="296.19299999999998" table:style-name="ce1">
            <text:p>296.193</text:p>
          </table:table-cell>
          <table:table-cell office:value-type="float" office:value="279.875" table:style-name="ce1">
            <text:p>279.875</text:p>
          </table:table-cell>
          <table:table-cell office:value-type="float" office:value="276.43200000000002" table:style-name="ce1">
            <text:p>276.432</text:p>
          </table:table-cell>
          <table:table-cell office:value-type="float" office:value="275.73899999999998" table:style-name="ce1">
            <text:p>275.739</text:p>
          </table:table-cell>
          <table:table-cell office:value-type="float" office:value="275.96499999999997" table:style-name="ce1">
            <text:p>275.965</text:p>
          </table:table-cell>
          <table:table-cell office:value-type="float" office:value="281.86700000000002" table:style-name="ce1">
            <text:p>281.867</text:p>
          </table:table-cell>
          <table:table-cell office:value-type="float" office:value="275.88099999999997" table:style-name="ce1">
            <text:p>275.881</text:p>
          </table:table-cell>
          <table:table-cell office:value-type="float" office:value="294.54599999999999" table:style-name="ce1">
            <text:p>294.546</text:p>
          </table:table-cell>
          <table:table-cell office:value-type="float" office:value="285.36099999999999" table:style-name="ce1">
            <text:p>285.361</text:p>
          </table:table-cell>
          <table:table-cell office:value-type="float" office:value="289.791" table:style-name="ce1">
            <text:p>289.791</text:p>
          </table:table-cell>
          <table:table-cell office:value-type="float" office:value="288.29399999999998" table:style-name="ce1">
            <text:p>288.294</text:p>
          </table:table-cell>
          <table:table-cell office:value-type="float" office:value="281.64100000000002" table:style-name="ce1">
            <text:p>281.641</text:p>
          </table:table-cell>
          <table:table-cell office:value-type="float" office:value="279.70800000000003" table:style-name="ce1">
            <text:p>279.708</text:p>
          </table:table-cell>
          <table:table-cell office:value-type="float" office:value="275.82499999999999" table:style-name="ce1">
            <text:p>275.825</text:p>
          </table:table-cell>
          <table:table-cell office:value-type="float" office:value="275.37700000000001" table:style-name="ce1">
            <text:p>275.377</text:p>
          </table:table-cell>
          <table:table-cell office:value-type="float" office:value="280.846" table:style-name="ce1">
            <text:p>280.846</text:p>
          </table:table-cell>
          <table:table-cell office:value-type="float" office:value="276.73700000000002" table:style-name="ce1">
            <text:p>276.737</text:p>
          </table:table-cell>
          <table:table-cell office:value-type="float" office:value="281.73700000000002" table:style-name="ce1">
            <text:p>281.737</text:p>
          </table:table-cell>
          <table:table-cell office:value-type="float" office:value="276.60899999999998" table:style-name="ce1">
            <text:p>276.609</text:p>
          </table:table-cell>
          <table:table-cell office:value-type="float" office:value="278.84300000000002" table:style-name="ce1">
            <text:p>278.843</text:p>
          </table:table-cell>
          <table:table-cell office:value-type="float" office:value="276.53300000000002" table:style-name="ce1">
            <text:p>276.533</text:p>
          </table:table-cell>
          <table:table-cell office:value-type="float" office:value="276.05099999999999" table:style-name="ce1">
            <text:p>276.051</text:p>
          </table:table-cell>
          <table:table-cell office:value-type="float" office:value="275.59300000000002" table:style-name="ce1">
            <text:p>275.593</text:p>
          </table:table-cell>
          <table:table-cell office:value-type="float" office:value="275.81700000000001" table:style-name="ce1">
            <text:p>275.817</text:p>
          </table:table-cell>
          <table:table-cell office:value-type="float" office:value="275.94200000000001" table:style-name="ce1">
            <text:p>275.942</text:p>
          </table:table-cell>
          <table:table-cell office:value-type="float" office:value="279.62099999999998" table:style-name="ce1">
            <text:p>279.621</text:p>
          </table:table-cell>
          <table:table-cell office:value-type="float" office:value="275.29000000000002" table:style-name="ce1">
            <text:p>275.29</text:p>
          </table:table-cell>
          <table:table-cell office:value-type="float" office:value="275.99900000000002" table:style-name="ce1">
            <text:p>275.999</text:p>
          </table:table-cell>
          <table:table-cell office:value-type="float" office:value="275.95499999999998" table:style-name="ce1">
            <text:p>275.955</text:p>
          </table:table-cell>
          <table:table-cell office:value-type="float" office:value="276.32499999999999" table:style-name="ce1">
            <text:p>276.325</text:p>
          </table:table-cell>
          <table:table-cell office:value-type="float" office:value="292.39699999999999" table:style-name="ce1">
            <text:p>292.397</text:p>
          </table:table-cell>
          <table:table-cell office:value-type="float" office:value="289.334" table:style-name="ce1">
            <text:p>289.334</text:p>
          </table:table-cell>
          <table:table-cell office:value-type="float" office:value="291.64999999999998" table:style-name="ce1">
            <text:p>291.65</text:p>
          </table:table-cell>
          <table:table-cell office:value-type="float" office:value="286.36500000000001" table:style-name="ce1">
            <text:p>286.365</text:p>
          </table:table-cell>
          <table:table-cell office:value-type="float" office:value="282.27100000000002" table:style-name="ce1">
            <text:p>282.271</text:p>
          </table:table-cell>
          <table:table-cell office:value-type="float" office:value="289.959" table:style-name="ce1">
            <text:p>289.959</text:p>
          </table:table-cell>
          <table:table-cell office:value-type="float" office:value="294.08100000000002" table:style-name="ce1">
            <text:p>294.081</text:p>
          </table:table-cell>
          <table:table-cell office:value-type="float" office:value="298.21800000000002" table:style-name="ce1">
            <text:p>298.218</text:p>
          </table:table-cell>
          <table:table-cell office:value-type="float" office:value="279.34500000000003" table:style-name="ce1">
            <text:p>279.345</text:p>
          </table:table-cell>
          <table:table-cell office:value-type="float" office:value="287.19200000000001" table:style-name="ce1">
            <text:p>287.192</text:p>
          </table:table-cell>
          <table:table-cell office:value-type="float" office:value="283.08499999999998" table:style-name="ce1">
            <text:p>283.085</text:p>
          </table:table-cell>
          <table:table-cell office:value-type="float" office:value="286.54500000000002" table:style-name="ce1">
            <text:p>286.545</text:p>
          </table:table-cell>
          <table:table-cell office:value-type="float" office:value="280.95400000000001" table:style-name="ce1">
            <text:p>280.954</text:p>
          </table:table-cell>
          <table:table-cell office:value-type="float" office:value="275.69299999999998" table:style-name="ce1">
            <text:p>275.693</text:p>
          </table:table-cell>
          <table:table-cell office:value-type="float" office:value="296.52999999999997" table:style-name="ce1">
            <text:p>296.53</text:p>
          </table:table-cell>
          <table:table-cell office:value-type="float" office:value="291.89100000000002" table:style-name="ce1">
            <text:p>291.891</text:p>
          </table:table-cell>
          <table:table-cell office:value-type="float" office:value="291.08199999999999" table:style-name="ce1">
            <text:p>291.082</text:p>
          </table:table-cell>
          <table:table-cell office:value-type="float" office:value="284.09399999999999" table:style-name="ce1">
            <text:p>284.094</text:p>
          </table:table-cell>
          <table:table-cell office:value-type="float" office:value="286.87799999999999" table:style-name="ce1">
            <text:p>286.878</text:p>
          </table:table-cell>
          <table:table-cell office:value-type="float" office:value="276.81700000000001" table:style-name="ce1">
            <text:p>276.817</text:p>
          </table:table-cell>
          <table:table-cell office:value-type="float" office:value="276.69600000000003" table:style-name="ce1">
            <text:p>276.696</text:p>
          </table:table-cell>
          <table:table-cell office:value-type="float" office:value="276.84100000000001" table:style-name="ce1">
            <text:p>276.841</text:p>
          </table:table-cell>
          <table:table-cell office:value-type="float" office:value="276.17599999999999" table:style-name="ce1">
            <text:p>276.176</text:p>
          </table:table-cell>
          <table:table-cell office:value-type="float" office:value="276.66699999999997" table:style-name="ce1">
            <text:p>276.667</text:p>
          </table:table-cell>
          <table:table-cell office:value-type="float" office:value="275.63799999999998" table:style-name="ce1">
            <text:p>275.638</text:p>
          </table:table-cell>
          <table:table-cell office:value-type="float" office:value="275.50900000000001" table:style-name="ce1">
            <text:p>275.509</text:p>
          </table:table-cell>
          <table:table-cell office:value-type="float" office:value="275.55799999999999" table:style-name="ce1">
            <text:p>275.558</text:p>
          </table:table-cell>
          <table:table-cell office:value-type="float" office:value="280.99900000000002" table:style-name="ce1">
            <text:p>280.999</text:p>
          </table:table-cell>
          <table:table-cell office:value-type="float" office:value="276.12200000000001" table:style-name="ce1">
            <text:p>276.122</text:p>
          </table:table-cell>
          <table:table-cell office:value-type="float" office:value="275.68599999999998" table:style-name="ce1">
            <text:p>275.686</text:p>
          </table:table-cell>
          <table:table-cell office:value-type="float" office:value="276.97300000000001" table:style-name="ce1">
            <text:p>276.973</text:p>
          </table:table-cell>
          <table:table-cell office:value-type="float" office:value="277.76" table:style-name="ce1">
            <text:p>277.76</text:p>
          </table:table-cell>
          <table:table-cell office:value-type="float" office:value="277.75299999999999" table:style-name="ce1">
            <text:p>277.753</text:p>
          </table:table-cell>
          <table:table-cell office:value-type="float" office:value="277.67399999999998" table:style-name="ce1">
            <text:p>277.674</text:p>
          </table:table-cell>
          <table:table-cell office:value-type="float" office:value="291.26900000000001" table:style-name="ce1">
            <text:p>291.269</text:p>
          </table:table-cell>
          <table:table-cell office:value-type="float" office:value="288.822" table:style-name="ce1">
            <text:p>288.822</text:p>
          </table:table-cell>
          <table:table-cell office:value-type="float" office:value="296.80500000000001" table:style-name="ce1">
            <text:p>296.805</text:p>
          </table:table-cell>
          <table:table-cell office:value-type="float" office:value="295.43299999999999" table:style-name="ce1">
            <text:p>295.433</text:p>
          </table:table-cell>
          <table:table-cell office:value-type="float" office:value="289.75400000000002" table:style-name="ce1">
            <text:p>289.754</text:p>
          </table:table-cell>
          <table:table-cell office:value-type="float" office:value="279.09500000000003" table:style-name="ce1">
            <text:p>279.095</text:p>
          </table:table-cell>
          <table:table-cell office:value-type="float" office:value="280.85899999999998" table:style-name="ce1">
            <text:p>280.859</text:p>
          </table:table-cell>
          <table:table-cell office:value-type="float" office:value="278.18700000000001" table:style-name="ce1">
            <text:p>278.187</text:p>
          </table:table-cell>
          <table:table-cell office:value-type="float" office:value="284.584" table:style-name="ce1">
            <text:p>284.584</text:p>
          </table:table-cell>
          <table:table-cell office:value-type="float" office:value="286.036" table:style-name="ce1">
            <text:p>286.036</text:p>
          </table:table-cell>
          <table:table-cell office:value-type="float" office:value="286.58699999999999" table:style-name="ce1">
            <text:p>286.587</text:p>
          </table:table-cell>
          <table:table-cell office:value-type="float" office:value="286.56799999999998" table:style-name="ce1">
            <text:p>286.568</text:p>
          </table:table-cell>
          <table:table-cell office:value-type="float" office:value="283.69499999999999" table:style-name="ce1">
            <text:p>283.695</text:p>
          </table:table-cell>
          <table:table-cell office:value-type="float" office:value="286.66899999999998" table:style-name="ce1">
            <text:p>286.669</text:p>
          </table:table-cell>
          <table:table-cell office:value-type="float" office:value="283.93900000000002" table:style-name="ce1">
            <text:p>283.939</text:p>
          </table:table-cell>
          <table:table-cell office:value-type="float" office:value="288.42" table:style-name="ce1">
            <text:p>288.42</text:p>
          </table:table-cell>
          <table:table-cell office:value-type="float" office:value="289.70600000000002" table:style-name="ce1">
            <text:p>289.706</text:p>
          </table:table-cell>
          <table:table-cell office:value-type="float" office:value="287.53399999999999" table:style-name="ce1">
            <text:p>287.534</text:p>
          </table:table-cell>
          <table:table-cell office:value-type="float" office:value="286.94299999999998" table:style-name="ce1">
            <text:p>286.943</text:p>
          </table:table-cell>
          <table:table-cell table:number-columns-repeated="2" table:style-name="ce1"/>
          <table:table-cell office:value-type="float" office:value="282.51398863636365" table:formula="of:=AVERAGE([.B11:.CL11])" table:style-name="ce1">
            <text:p>282.5139886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76.529" table:style-name="ce1">
            <text:p>276.529</text:p>
          </table:table-cell>
          <table:table-cell office:value-type="float" office:value="290.64299999999997" table:style-name="ce1">
            <text:p>290.643</text:p>
          </table:table-cell>
          <table:table-cell office:value-type="float" office:value="285.31400000000002" table:style-name="ce1">
            <text:p>285.314</text:p>
          </table:table-cell>
          <table:table-cell office:value-type="float" office:value="282.96100000000001" table:style-name="ce1">
            <text:p>282.961</text:p>
          </table:table-cell>
          <table:table-cell office:value-type="float" office:value="282.15499999999997" table:style-name="ce1">
            <text:p>282.155</text:p>
          </table:table-cell>
          <table:table-cell office:value-type="float" office:value="286.404" table:style-name="ce1">
            <text:p>286.404</text:p>
          </table:table-cell>
          <table:table-cell office:value-type="float" office:value="279.50799999999998" table:style-name="ce1">
            <text:p>279.508</text:p>
          </table:table-cell>
          <table:table-cell office:value-type="float" office:value="282.137" table:style-name="ce1">
            <text:p>282.137</text:p>
          </table:table-cell>
          <table:table-cell office:value-type="float" office:value="285.661" table:style-name="ce1">
            <text:p>285.661</text:p>
          </table:table-cell>
          <table:table-cell office:value-type="float" office:value="283.46699999999998" table:style-name="ce1">
            <text:p>283.467</text:p>
          </table:table-cell>
          <table:table-cell office:value-type="float" office:value="285.18200000000002" table:style-name="ce1">
            <text:p>285.182</text:p>
          </table:table-cell>
          <table:table-cell office:value-type="float" office:value="291.66199999999998" table:style-name="ce1">
            <text:p>291.662</text:p>
          </table:table-cell>
          <table:table-cell office:value-type="float" office:value="288.52199999999999" table:style-name="ce1">
            <text:p>288.522</text:p>
          </table:table-cell>
          <table:table-cell office:value-type="float" office:value="294.47399999999999" table:style-name="ce1">
            <text:p>294.474</text:p>
          </table:table-cell>
          <table:table-cell office:value-type="float" office:value="288.53199999999998" table:style-name="ce1">
            <text:p>288.532</text:p>
          </table:table-cell>
          <table:table-cell office:value-type="float" office:value="280.755" table:style-name="ce1">
            <text:p>280.755</text:p>
          </table:table-cell>
          <table:table-cell office:value-type="float" office:value="284.62599999999998" table:style-name="ce1">
            <text:p>284.626</text:p>
          </table:table-cell>
          <table:table-cell office:value-type="float" office:value="278.22899999999998" table:style-name="ce1">
            <text:p>278.229</text:p>
          </table:table-cell>
          <table:table-cell office:value-type="float" office:value="274.50400000000002" table:style-name="ce1">
            <text:p>274.504</text:p>
          </table:table-cell>
          <table:table-cell office:value-type="float" office:value="274.28500000000003" table:style-name="ce1">
            <text:p>274.285</text:p>
          </table:table-cell>
          <table:table-cell office:value-type="float" office:value="275.233" table:style-name="ce1">
            <text:p>275.233</text:p>
          </table:table-cell>
          <table:table-cell office:value-type="float" office:value="274.88499999999999" table:style-name="ce1">
            <text:p>274.885</text:p>
          </table:table-cell>
          <table:table-cell office:value-type="float" office:value="276.67200000000003" table:style-name="ce1">
            <text:p>276.672</text:p>
          </table:table-cell>
          <table:table-cell office:value-type="float" office:value="276.375" table:style-name="ce1">
            <text:p>276.375</text:p>
          </table:table-cell>
          <table:table-cell office:value-type="float" office:value="291.64400000000001" table:style-name="ce1">
            <text:p>291.644</text:p>
          </table:table-cell>
          <table:table-cell office:value-type="float" office:value="286.45699999999999" table:style-name="ce1">
            <text:p>286.457</text:p>
          </table:table-cell>
          <table:table-cell office:value-type="float" office:value="290.39699999999999" table:style-name="ce1">
            <text:p>290.397</text:p>
          </table:table-cell>
          <table:table-cell office:value-type="float" office:value="295.04399999999998" table:style-name="ce1">
            <text:p>295.044</text:p>
          </table:table-cell>
          <table:table-cell office:value-type="float" office:value="279.38299999999998" table:style-name="ce1">
            <text:p>279.383</text:p>
          </table:table-cell>
          <table:table-cell office:value-type="float" office:value="276.57100000000003" table:style-name="ce1">
            <text:p>276.571</text:p>
          </table:table-cell>
          <table:table-cell office:value-type="float" office:value="277.39600000000002" table:style-name="ce1">
            <text:p>277.396</text:p>
          </table:table-cell>
          <table:table-cell office:value-type="float" office:value="274.69900000000001" table:style-name="ce1">
            <text:p>274.699</text:p>
          </table:table-cell>
          <table:table-cell office:value-type="float" office:value="275.76499999999999" table:style-name="ce1">
            <text:p>275.765</text:p>
          </table:table-cell>
          <table:table-cell office:value-type="float" office:value="276.62299999999999" table:style-name="ce1">
            <text:p>276.623</text:p>
          </table:table-cell>
          <table:table-cell office:value-type="float" office:value="277.67700000000002" table:style-name="ce1">
            <text:p>277.677</text:p>
          </table:table-cell>
          <table:table-cell office:value-type="float" office:value="277.392" table:style-name="ce1">
            <text:p>277.392</text:p>
          </table:table-cell>
          <table:table-cell office:value-type="float" office:value="275.79899999999998" table:style-name="ce1">
            <text:p>275.799</text:p>
          </table:table-cell>
          <table:table-cell office:value-type="float" office:value="276.04300000000001" table:style-name="ce1">
            <text:p>276.043</text:p>
          </table:table-cell>
          <table:table-cell office:value-type="float" office:value="278.81799999999998" table:style-name="ce1">
            <text:p>278.818</text:p>
          </table:table-cell>
          <table:table-cell office:value-type="float" office:value="284.74099999999999" table:style-name="ce1">
            <text:p>284.741</text:p>
          </table:table-cell>
          <table:table-cell office:value-type="float" office:value="289.125" table:style-name="ce1">
            <text:p>289.125</text:p>
          </table:table-cell>
          <table:table-cell office:value-type="float" office:value="282.51799999999997" table:style-name="ce1">
            <text:p>282.518</text:p>
          </table:table-cell>
          <table:table-cell office:value-type="float" office:value="278.12599999999998" table:style-name="ce1">
            <text:p>278.126</text:p>
          </table:table-cell>
          <table:table-cell office:value-type="float" office:value="281.49400000000003" table:style-name="ce1">
            <text:p>281.494</text:p>
          </table:table-cell>
          <table:table-cell office:value-type="float" office:value="281.07499999999999" table:style-name="ce1">
            <text:p>281.075</text:p>
          </table:table-cell>
          <table:table-cell office:value-type="float" office:value="276.79399999999998" table:style-name="ce1">
            <text:p>276.794</text:p>
          </table:table-cell>
          <table:table-cell office:value-type="float" office:value="275.74099999999999" table:style-name="ce1">
            <text:p>275.741</text:p>
          </table:table-cell>
          <table:table-cell office:value-type="float" office:value="278.92599999999999" table:style-name="ce1">
            <text:p>278.926</text:p>
          </table:table-cell>
          <table:table-cell office:value-type="float" office:value="280.125" table:style-name="ce1">
            <text:p>280.125</text:p>
          </table:table-cell>
          <table:table-cell office:value-type="float" office:value="275.68900000000002" table:style-name="ce1">
            <text:p>275.689</text:p>
          </table:table-cell>
          <table:table-cell office:value-type="float" office:value="279.40899999999999" table:style-name="ce1">
            <text:p>279.409</text:p>
          </table:table-cell>
          <table:table-cell office:value-type="float" office:value="288.89999999999998" table:style-name="ce1">
            <text:p>288.9</text:p>
          </table:table-cell>
          <table:table-cell office:value-type="float" office:value="291.65699999999998" table:style-name="ce1">
            <text:p>291.657</text:p>
          </table:table-cell>
          <table:table-cell office:value-type="float" office:value="292.34500000000003" table:style-name="ce1">
            <text:p>292.345</text:p>
          </table:table-cell>
          <table:table-cell office:value-type="float" office:value="293.59699999999998" table:style-name="ce1">
            <text:p>293.597</text:p>
          </table:table-cell>
          <table:table-cell office:value-type="float" office:value="287.904" table:style-name="ce1">
            <text:p>287.904</text:p>
          </table:table-cell>
          <table:table-cell office:value-type="float" office:value="295.58100000000002" table:style-name="ce1">
            <text:p>295.581</text:p>
          </table:table-cell>
          <table:table-cell office:value-type="float" office:value="290.428" table:style-name="ce1">
            <text:p>290.428</text:p>
          </table:table-cell>
          <table:table-cell office:value-type="float" office:value="286.87200000000001" table:style-name="ce1">
            <text:p>286.872</text:p>
          </table:table-cell>
          <table:table-cell office:value-type="float" office:value="293.63299999999998" table:style-name="ce1">
            <text:p>293.633</text:p>
          </table:table-cell>
          <table:table-cell office:value-type="float" office:value="288.25099999999998" table:style-name="ce1">
            <text:p>288.251</text:p>
          </table:table-cell>
          <table:table-cell office:value-type="float" office:value="291.70999999999998" table:style-name="ce1">
            <text:p>291.71</text:p>
          </table:table-cell>
          <table:table-cell office:value-type="float" office:value="292.12299999999999" table:style-name="ce1">
            <text:p>292.123</text:p>
          </table:table-cell>
          <table:table-cell office:value-type="float" office:value="278.55700000000002" table:style-name="ce1">
            <text:p>278.557</text:p>
          </table:table-cell>
          <table:table-cell office:value-type="float" office:value="279.03899999999999" table:style-name="ce1">
            <text:p>279.039</text:p>
          </table:table-cell>
          <table:table-cell office:value-type="float" office:value="275.07299999999998" table:style-name="ce1">
            <text:p>275.073</text:p>
          </table:table-cell>
          <table:table-cell office:value-type="float" office:value="274.33199999999999" table:style-name="ce1">
            <text:p>274.332</text:p>
          </table:table-cell>
          <table:table-cell office:value-type="float" office:value="284.45800000000003" table:style-name="ce1">
            <text:p>284.458</text:p>
          </table:table-cell>
          <table:table-cell office:value-type="float" office:value="278.64100000000002" table:style-name="ce1">
            <text:p>278.641</text:p>
          </table:table-cell>
          <table:table-cell office:value-type="float" office:value="278.53500000000003" table:style-name="ce1">
            <text:p>278.535</text:p>
          </table:table-cell>
          <table:table-cell office:value-type="float" office:value="278.71100000000001" table:style-name="ce1">
            <text:p>278.711</text:p>
          </table:table-cell>
          <table:table-cell office:value-type="float" office:value="274.71899999999999" table:style-name="ce1">
            <text:p>274.719</text:p>
          </table:table-cell>
          <table:table-cell office:value-type="float" office:value="275.03699999999998" table:style-name="ce1">
            <text:p>275.037</text:p>
          </table:table-cell>
          <table:table-cell office:value-type="float" office:value="275.81" table:style-name="ce1">
            <text:p>275.81</text:p>
          </table:table-cell>
          <table:table-cell office:value-type="float" office:value="279.56900000000002" table:style-name="ce1">
            <text:p>279.569</text:p>
          </table:table-cell>
          <table:table-cell office:value-type="float" office:value="278.78899999999999" table:style-name="ce1">
            <text:p>278.789</text:p>
          </table:table-cell>
          <table:table-cell office:value-type="float" office:value="280.74200000000002" table:style-name="ce1">
            <text:p>280.742</text:p>
          </table:table-cell>
          <table:table-cell office:value-type="float" office:value="278.976" table:style-name="ce1">
            <text:p>278.976</text:p>
          </table:table-cell>
          <table:table-cell office:value-type="float" office:value="279.19299999999998" table:style-name="ce1">
            <text:p>279.193</text:p>
          </table:table-cell>
          <table:table-cell office:value-type="float" office:value="283.47899999999998" table:style-name="ce1">
            <text:p>283.479</text:p>
          </table:table-cell>
          <table:table-cell office:value-type="float" office:value="279.33600000000001" table:style-name="ce1">
            <text:p>279.336</text:p>
          </table:table-cell>
          <table:table-cell office:value-type="float" office:value="277.11900000000003" table:style-name="ce1">
            <text:p>277.119</text:p>
          </table:table-cell>
          <table:table-cell office:value-type="float" office:value="275.19799999999998" table:style-name="ce1">
            <text:p>275.198</text:p>
          </table:table-cell>
          <table:table-cell office:value-type="float" office:value="275.82499999999999" table:style-name="ce1">
            <text:p>275.825</text:p>
          </table:table-cell>
          <table:table-cell office:value-type="float" office:value="289.221" table:style-name="ce1">
            <text:p>289.221</text:p>
          </table:table-cell>
          <table:table-cell office:value-type="float" office:value="275.44900000000001" table:style-name="ce1">
            <text:p>275.449</text:p>
          </table:table-cell>
          <table:table-cell office:value-type="float" office:value="277.99099999999999" table:style-name="ce1">
            <text:p>277.991</text:p>
          </table:table-cell>
          <table:table-cell office:value-type="float" office:value="275.62900000000002" table:style-name="ce1">
            <text:p>275.629</text:p>
          </table:table-cell>
          <table:table-cell table:number-columns-repeated="2" table:style-name="ce1"/>
          <table:table-cell office:value-type="float" office:value="281.87062499999996" table:formula="of:=AVERAGE([.B12:.CL12])" table:style-name="ce1">
            <text:p>281.870625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278.89699999999999" table:style-name="ce1">
            <text:p>278.897</text:p>
          </table:table-cell>
          <table:table-cell office:value-type="float" office:value="287.96699999999998" table:style-name="ce1">
            <text:p>287.967</text:p>
          </table:table-cell>
          <table:table-cell office:value-type="float" office:value="286.19499999999999" table:style-name="ce1">
            <text:p>286.195</text:p>
          </table:table-cell>
          <table:table-cell office:value-type="float" office:value="292.23200000000003" table:style-name="ce1">
            <text:p>292.232</text:p>
          </table:table-cell>
          <table:table-cell office:value-type="float" office:value="286.40699999999998" table:style-name="ce1">
            <text:p>286.407</text:p>
          </table:table-cell>
          <table:table-cell office:value-type="float" office:value="283.07900000000001" table:style-name="ce1">
            <text:p>283.079</text:p>
          </table:table-cell>
          <table:table-cell office:value-type="float" office:value="280.54700000000003" table:style-name="ce1">
            <text:p>280.547</text:p>
          </table:table-cell>
          <table:table-cell office:value-type="float" office:value="291.21199999999999" table:style-name="ce1">
            <text:p>291.212</text:p>
          </table:table-cell>
          <table:table-cell office:value-type="float" office:value="277.99099999999999" table:style-name="ce1">
            <text:p>277.991</text:p>
          </table:table-cell>
          <table:table-cell office:value-type="float" office:value="276.48099999999999" table:style-name="ce1">
            <text:p>276.481</text:p>
          </table:table-cell>
          <table:table-cell office:value-type="float" office:value="274.803" table:style-name="ce1">
            <text:p>274.803</text:p>
          </table:table-cell>
          <table:table-cell office:value-type="float" office:value="274.62299999999999" table:style-name="ce1">
            <text:p>274.623</text:p>
          </table:table-cell>
          <table:table-cell office:value-type="float" office:value="282.94" table:style-name="ce1">
            <text:p>282.94</text:p>
          </table:table-cell>
          <table:table-cell office:value-type="float" office:value="279.096" table:style-name="ce1">
            <text:p>279.096</text:p>
          </table:table-cell>
          <table:table-cell office:value-type="float" office:value="280.00700000000001" table:style-name="ce1">
            <text:p>280.007</text:p>
          </table:table-cell>
          <table:table-cell office:value-type="float" office:value="280.84500000000003" table:style-name="ce1">
            <text:p>280.845</text:p>
          </table:table-cell>
          <table:table-cell office:value-type="float" office:value="274.7" table:style-name="ce1">
            <text:p>274.7</text:p>
          </table:table-cell>
          <table:table-cell office:value-type="float" office:value="275.00799999999998" table:style-name="ce1">
            <text:p>275.008</text:p>
          </table:table-cell>
          <table:table-cell office:value-type="float" office:value="274.08499999999998" table:style-name="ce1">
            <text:p>274.085</text:p>
          </table:table-cell>
          <table:table-cell office:value-type="float" office:value="293.53199999999998" table:style-name="ce1">
            <text:p>293.532</text:p>
          </table:table-cell>
          <table:table-cell office:value-type="float" office:value="286.67899999999997" table:style-name="ce1">
            <text:p>286.679</text:p>
          </table:table-cell>
          <table:table-cell office:value-type="float" office:value="283.51299999999998" table:style-name="ce1">
            <text:p>283.513</text:p>
          </table:table-cell>
          <table:table-cell office:value-type="float" office:value="284.678" table:style-name="ce1">
            <text:p>284.678</text:p>
          </table:table-cell>
          <table:table-cell office:value-type="float" office:value="283.40600000000001" table:style-name="ce1">
            <text:p>283.406</text:p>
          </table:table-cell>
          <table:table-cell office:value-type="float" office:value="293.88600000000002" table:style-name="ce1">
            <text:p>293.886</text:p>
          </table:table-cell>
          <table:table-cell office:value-type="float" office:value="282.10700000000003" table:style-name="ce1">
            <text:p>282.107</text:p>
          </table:table-cell>
          <table:table-cell office:value-type="float" office:value="280.14400000000001" table:style-name="ce1">
            <text:p>280.144</text:p>
          </table:table-cell>
          <table:table-cell office:value-type="float" office:value="274.49400000000003" table:style-name="ce1">
            <text:p>274.494</text:p>
          </table:table-cell>
          <table:table-cell office:value-type="float" office:value="275.25200000000001" table:style-name="ce1">
            <text:p>275.252</text:p>
          </table:table-cell>
          <table:table-cell office:value-type="float" office:value="274.25" table:style-name="ce1">
            <text:p>274.25</text:p>
          </table:table-cell>
          <table:table-cell office:value-type="float" office:value="274.22199999999998" table:style-name="ce1">
            <text:p>274.222</text:p>
          </table:table-cell>
          <table:table-cell office:value-type="float" office:value="274.339" table:style-name="ce1">
            <text:p>274.339</text:p>
          </table:table-cell>
          <table:table-cell office:value-type="float" office:value="274.11099999999999" table:style-name="ce1">
            <text:p>274.111</text:p>
          </table:table-cell>
          <table:table-cell office:value-type="float" office:value="274.17899999999997" table:style-name="ce1">
            <text:p>274.179</text:p>
          </table:table-cell>
          <table:table-cell office:value-type="float" office:value="274.13499999999999" table:style-name="ce1">
            <text:p>274.135</text:p>
          </table:table-cell>
          <table:table-cell office:value-type="float" office:value="274.10700000000003" table:style-name="ce1">
            <text:p>274.107</text:p>
          </table:table-cell>
          <table:table-cell office:value-type="float" office:value="274.55599999999998" table:style-name="ce1">
            <text:p>274.556</text:p>
          </table:table-cell>
          <table:table-cell office:value-type="float" office:value="274.41899999999998" table:style-name="ce1">
            <text:p>274.419</text:p>
          </table:table-cell>
          <table:table-cell office:value-type="float" office:value="275.76400000000001" table:style-name="ce1">
            <text:p>275.764</text:p>
          </table:table-cell>
          <table:table-cell office:value-type="float" office:value="273.95299999999997" table:style-name="ce1">
            <text:p>273.953</text:p>
          </table:table-cell>
          <table:table-cell office:value-type="float" office:value="279.53199999999998" table:style-name="ce1">
            <text:p>279.532</text:p>
          </table:table-cell>
          <table:table-cell office:value-type="float" office:value="276.92399999999998" table:style-name="ce1">
            <text:p>276.924</text:p>
          </table:table-cell>
          <table:table-cell office:value-type="float" office:value="275.07499999999999" table:style-name="ce1">
            <text:p>275.075</text:p>
          </table:table-cell>
          <table:table-cell office:value-type="float" office:value="278.38799999999998" table:style-name="ce1">
            <text:p>278.388</text:p>
          </table:table-cell>
          <table:table-cell office:value-type="float" office:value="275.84300000000002" table:style-name="ce1">
            <text:p>275.843</text:p>
          </table:table-cell>
          <table:table-cell office:value-type="float" office:value="276.00099999999998" table:style-name="ce1">
            <text:p>276.001</text:p>
          </table:table-cell>
          <table:table-cell office:value-type="float" office:value="275.40199999999999" table:style-name="ce1">
            <text:p>275.402</text:p>
          </table:table-cell>
          <table:table-cell office:value-type="float" office:value="274.45699999999999" table:style-name="ce1">
            <text:p>274.457</text:p>
          </table:table-cell>
          <table:table-cell office:value-type="float" office:value="274.36700000000002" table:style-name="ce1">
            <text:p>274.367</text:p>
          </table:table-cell>
          <table:table-cell office:value-type="float" office:value="276.36799999999999" table:style-name="ce1">
            <text:p>276.368</text:p>
          </table:table-cell>
          <table:table-cell office:value-type="float" office:value="274.30099999999999" table:style-name="ce1">
            <text:p>274.301</text:p>
          </table:table-cell>
          <table:table-cell office:value-type="float" office:value="274.15699999999998" table:style-name="ce1">
            <text:p>274.157</text:p>
          </table:table-cell>
          <table:table-cell office:value-type="float" office:value="274.48899999999998" table:style-name="ce1">
            <text:p>274.489</text:p>
          </table:table-cell>
          <table:table-cell office:value-type="float" office:value="286.51799999999997" table:style-name="ce1">
            <text:p>286.518</text:p>
          </table:table-cell>
          <table:table-cell office:value-type="float" office:value="291.97000000000003" table:style-name="ce1">
            <text:p>291.97</text:p>
          </table:table-cell>
          <table:table-cell office:value-type="float" office:value="291.15499999999997" table:style-name="ce1">
            <text:p>291.155</text:p>
          </table:table-cell>
          <table:table-cell office:value-type="float" office:value="287.04399999999998" table:style-name="ce1">
            <text:p>287.044</text:p>
          </table:table-cell>
          <table:table-cell office:value-type="float" office:value="278.81299999999999" table:style-name="ce1">
            <text:p>278.813</text:p>
          </table:table-cell>
          <table:table-cell office:value-type="float" office:value="278.745" table:style-name="ce1">
            <text:p>278.745</text:p>
          </table:table-cell>
          <table:table-cell office:value-type="float" office:value="278.11700000000002" table:style-name="ce1">
            <text:p>278.117</text:p>
          </table:table-cell>
          <table:table-cell office:value-type="float" office:value="278.53399999999999" table:style-name="ce1">
            <text:p>278.534</text:p>
          </table:table-cell>
          <table:table-cell office:value-type="float" office:value="275.10399999999998" table:style-name="ce1">
            <text:p>275.104</text:p>
          </table:table-cell>
          <table:table-cell office:value-type="float" office:value="275.47300000000001" table:style-name="ce1">
            <text:p>275.473</text:p>
          </table:table-cell>
          <table:table-cell office:value-type="float" office:value="275.63099999999997" table:style-name="ce1">
            <text:p>275.631</text:p>
          </table:table-cell>
          <table:table-cell office:value-type="float" office:value="275.29500000000002" table:style-name="ce1">
            <text:p>275.295</text:p>
          </table:table-cell>
          <table:table-cell office:value-type="float" office:value="283.767" table:style-name="ce1">
            <text:p>283.767</text:p>
          </table:table-cell>
          <table:table-cell office:value-type="float" office:value="279.31799999999998" table:style-name="ce1">
            <text:p>279.318</text:p>
          </table:table-cell>
          <table:table-cell office:value-type="float" office:value="278.22000000000003" table:style-name="ce1">
            <text:p>278.22</text:p>
          </table:table-cell>
          <table:table-cell office:value-type="float" office:value="274.42899999999997" table:style-name="ce1">
            <text:p>274.429</text:p>
          </table:table-cell>
          <table:table-cell office:value-type="float" office:value="274.23399999999998" table:style-name="ce1">
            <text:p>274.234</text:p>
          </table:table-cell>
          <table:table-cell office:value-type="float" office:value="274.62599999999998" table:style-name="ce1">
            <text:p>274.626</text:p>
          </table:table-cell>
          <table:table-cell office:value-type="float" office:value="293.67500000000001" table:style-name="ce1">
            <text:p>293.675</text:p>
          </table:table-cell>
          <table:table-cell office:value-type="float" office:value="288.649" table:style-name="ce1">
            <text:p>288.649</text:p>
          </table:table-cell>
          <table:table-cell office:value-type="float" office:value="289.904" table:style-name="ce1">
            <text:p>289.904</text:p>
          </table:table-cell>
          <table:table-cell office:value-type="float" office:value="284.33199999999999" table:style-name="ce1">
            <text:p>284.332</text:p>
          </table:table-cell>
          <table:table-cell office:value-type="float" office:value="278.24400000000003" table:style-name="ce1">
            <text:p>278.244</text:p>
          </table:table-cell>
          <table:table-cell office:value-type="float" office:value="279.04599999999999" table:style-name="ce1">
            <text:p>279.046</text:p>
          </table:table-cell>
          <table:table-cell office:value-type="float" office:value="278.34899999999999" table:style-name="ce1">
            <text:p>278.349</text:p>
          </table:table-cell>
          <table:table-cell office:value-type="float" office:value="281.93900000000002" table:style-name="ce1">
            <text:p>281.939</text:p>
          </table:table-cell>
          <table:table-cell office:value-type="float" office:value="291.21800000000002" table:style-name="ce1">
            <text:p>291.218</text:p>
          </table:table-cell>
          <table:table-cell office:value-type="float" office:value="286.72800000000001" table:style-name="ce1">
            <text:p>286.728</text:p>
          </table:table-cell>
          <table:table-cell office:value-type="float" office:value="286.339" table:style-name="ce1">
            <text:p>286.339</text:p>
          </table:table-cell>
          <table:table-cell office:value-type="float" office:value="293.98200000000003" table:style-name="ce1">
            <text:p>293.982</text:p>
          </table:table-cell>
          <table:table-cell office:value-type="float" office:value="290.93299999999999" table:style-name="ce1">
            <text:p>290.933</text:p>
          </table:table-cell>
          <table:table-cell office:value-type="float" office:value="290.75400000000002" table:style-name="ce1">
            <text:p>290.754</text:p>
          </table:table-cell>
          <table:table-cell office:value-type="float" office:value="279.54199999999997" table:style-name="ce1">
            <text:p>279.542</text:p>
          </table:table-cell>
          <table:table-cell office:value-type="float" office:value="277.86099999999999" table:style-name="ce1">
            <text:p>277.861</text:p>
          </table:table-cell>
          <table:table-cell office:value-type="float" office:value="277.584" table:style-name="ce1">
            <text:p>277.584</text:p>
          </table:table-cell>
          <table:table-cell office:value-type="float" office:value="277.375" table:style-name="ce1">
            <text:p>277.375</text:p>
          </table:table-cell>
          <table:table-cell table:style-name="ce1"/>
          <table:table-cell office:value-type="float" office:value="280.24260674157296" table:formula="of:=AVERAGE([.B13:.CL13])" table:style-name="ce1">
            <text:p>280.2426067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75.11599999999999" table:style-name="ce1">
            <text:p>275.116</text:p>
          </table:table-cell>
          <table:table-cell office:value-type="float" office:value="285.69200000000001" table:style-name="ce1">
            <text:p>285.692</text:p>
          </table:table-cell>
          <table:table-cell office:value-type="float" office:value="285.58499999999998" table:style-name="ce1">
            <text:p>285.585</text:p>
          </table:table-cell>
          <table:table-cell office:value-type="float" office:value="294.45100000000002" table:style-name="ce1">
            <text:p>294.451</text:p>
          </table:table-cell>
          <table:table-cell office:value-type="float" office:value="280.08300000000003" table:style-name="ce1">
            <text:p>280.083</text:p>
          </table:table-cell>
          <table:table-cell office:value-type="float" office:value="277.94799999999998" table:style-name="ce1">
            <text:p>277.948</text:p>
          </table:table-cell>
          <table:table-cell office:value-type="float" office:value="280.11700000000002" table:style-name="ce1">
            <text:p>280.117</text:p>
          </table:table-cell>
          <table:table-cell office:value-type="float" office:value="280.99900000000002" table:style-name="ce1">
            <text:p>280.999</text:p>
          </table:table-cell>
          <table:table-cell office:value-type="float" office:value="280.30099999999999" table:style-name="ce1">
            <text:p>280.301</text:p>
          </table:table-cell>
          <table:table-cell office:value-type="float" office:value="278.60899999999998" table:style-name="ce1">
            <text:p>278.609</text:p>
          </table:table-cell>
          <table:table-cell office:value-type="float" office:value="278.03800000000001" table:style-name="ce1">
            <text:p>278.038</text:p>
          </table:table-cell>
          <table:table-cell office:value-type="float" office:value="277.791" table:style-name="ce1">
            <text:p>277.791</text:p>
          </table:table-cell>
          <table:table-cell office:value-type="float" office:value="279.98200000000003" table:style-name="ce1">
            <text:p>279.982</text:p>
          </table:table-cell>
          <table:table-cell office:value-type="float" office:value="278.81700000000001" table:style-name="ce1">
            <text:p>278.817</text:p>
          </table:table-cell>
          <table:table-cell office:value-type="float" office:value="282.41500000000002" table:style-name="ce1">
            <text:p>282.415</text:p>
          </table:table-cell>
          <table:table-cell office:value-type="float" office:value="282.21899999999999" table:style-name="ce1">
            <text:p>282.219</text:p>
          </table:table-cell>
          <table:table-cell office:value-type="float" office:value="284.14400000000001" table:style-name="ce1">
            <text:p>284.144</text:p>
          </table:table-cell>
          <table:table-cell office:value-type="float" office:value="285.06" table:style-name="ce1">
            <text:p>285.06</text:p>
          </table:table-cell>
          <table:table-cell office:value-type="float" office:value="295.54199999999997" table:style-name="ce1">
            <text:p>295.542</text:p>
          </table:table-cell>
          <table:table-cell office:value-type="float" office:value="275.13900000000001" table:style-name="ce1">
            <text:p>275.139</text:p>
          </table:table-cell>
          <table:table-cell office:value-type="float" office:value="275.15300000000002" table:style-name="ce1">
            <text:p>275.153</text:p>
          </table:table-cell>
          <table:table-cell office:value-type="float" office:value="275.82499999999999" table:style-name="ce1">
            <text:p>275.825</text:p>
          </table:table-cell>
          <table:table-cell office:value-type="float" office:value="275.55799999999999" table:style-name="ce1">
            <text:p>275.558</text:p>
          </table:table-cell>
          <table:table-cell office:value-type="float" office:value="275.029" table:style-name="ce1">
            <text:p>275.029</text:p>
          </table:table-cell>
          <table:table-cell office:value-type="float" office:value="275.45600000000002" table:style-name="ce1">
            <text:p>275.456</text:p>
          </table:table-cell>
          <table:table-cell office:value-type="float" office:value="291.52300000000002" table:style-name="ce1">
            <text:p>291.523</text:p>
          </table:table-cell>
          <table:table-cell office:value-type="float" office:value="279.08199999999999" table:style-name="ce1">
            <text:p>279.082</text:p>
          </table:table-cell>
          <table:table-cell office:value-type="float" office:value="278.54899999999998" table:style-name="ce1">
            <text:p>278.549</text:p>
          </table:table-cell>
          <table:table-cell office:value-type="float" office:value="280.80900000000003" table:style-name="ce1">
            <text:p>280.809</text:p>
          </table:table-cell>
          <table:table-cell office:value-type="float" office:value="278.786" table:style-name="ce1">
            <text:p>278.786</text:p>
          </table:table-cell>
          <table:table-cell office:value-type="float" office:value="299.43599999999998" table:style-name="ce1">
            <text:p>299.436</text:p>
          </table:table-cell>
          <table:table-cell office:value-type="float" office:value="300.16199999999998" table:style-name="ce1">
            <text:p>300.162</text:p>
          </table:table-cell>
          <table:table-cell office:value-type="float" office:value="297.976" table:style-name="ce1">
            <text:p>297.976</text:p>
          </table:table-cell>
          <table:table-cell office:value-type="float" office:value="295.37599999999998" table:style-name="ce1">
            <text:p>295.376</text:p>
          </table:table-cell>
          <table:table-cell office:value-type="float" office:value="290.71499999999997" table:style-name="ce1">
            <text:p>290.715</text:p>
          </table:table-cell>
          <table:table-cell office:value-type="float" office:value="297.52199999999999" table:style-name="ce1">
            <text:p>297.522</text:p>
          </table:table-cell>
          <table:table-cell office:value-type="float" office:value="296.04399999999998" table:style-name="ce1">
            <text:p>296.044</text:p>
          </table:table-cell>
          <table:table-cell office:value-type="float" office:value="287.48" table:style-name="ce1">
            <text:p>287.48</text:p>
          </table:table-cell>
          <table:table-cell office:value-type="float" office:value="293.52199999999999" table:style-name="ce1">
            <text:p>293.522</text:p>
          </table:table-cell>
          <table:table-cell office:value-type="float" office:value="292.072" table:style-name="ce1">
            <text:p>292.072</text:p>
          </table:table-cell>
          <table:table-cell office:value-type="float" office:value="292.21800000000002" table:style-name="ce1">
            <text:p>292.218</text:p>
          </table:table-cell>
          <table:table-cell office:value-type="float" office:value="296.16399999999999" table:style-name="ce1">
            <text:p>296.164</text:p>
          </table:table-cell>
          <table:table-cell office:value-type="float" office:value="293.94200000000001" table:style-name="ce1">
            <text:p>293.942</text:p>
          </table:table-cell>
          <table:table-cell office:value-type="float" office:value="292.47300000000001" table:style-name="ce1">
            <text:p>292.473</text:p>
          </table:table-cell>
          <table:table-cell office:value-type="float" office:value="291.40199999999999" table:style-name="ce1">
            <text:p>291.402</text:p>
          </table:table-cell>
          <table:table-cell office:value-type="float" office:value="289.85700000000003" table:style-name="ce1">
            <text:p>289.857</text:p>
          </table:table-cell>
          <table:table-cell office:value-type="float" office:value="292.28899999999999" table:style-name="ce1">
            <text:p>292.289</text:p>
          </table:table-cell>
          <table:table-cell office:value-type="float" office:value="295.41199999999998" table:style-name="ce1">
            <text:p>295.412</text:p>
          </table:table-cell>
          <table:table-cell office:value-type="float" office:value="293.875" table:style-name="ce1">
            <text:p>293.875</text:p>
          </table:table-cell>
          <table:table-cell office:value-type="float" office:value="294.95800000000003" table:style-name="ce1">
            <text:p>294.958</text:p>
          </table:table-cell>
          <table:table-cell office:value-type="float" office:value="293.27100000000002" table:style-name="ce1">
            <text:p>293.271</text:p>
          </table:table-cell>
          <table:table-cell office:value-type="float" office:value="286.43099999999998" table:style-name="ce1">
            <text:p>286.431</text:p>
          </table:table-cell>
          <table:table-cell office:value-type="float" office:value="275.392" table:style-name="ce1">
            <text:p>275.392</text:p>
          </table:table-cell>
          <table:table-cell office:value-type="float" office:value="276.60199999999998" table:style-name="ce1">
            <text:p>276.602</text:p>
          </table:table-cell>
          <table:table-cell office:value-type="float" office:value="299.45100000000002" table:style-name="ce1">
            <text:p>299.451</text:p>
          </table:table-cell>
          <table:table-cell office:value-type="float" office:value="293.72899999999998" table:style-name="ce1">
            <text:p>293.729</text:p>
          </table:table-cell>
          <table:table-cell office:value-type="float" office:value="297.34399999999999" table:style-name="ce1">
            <text:p>297.344</text:p>
          </table:table-cell>
          <table:table-cell office:value-type="float" office:value="294.12599999999998" table:style-name="ce1">
            <text:p>294.126</text:p>
          </table:table-cell>
          <table:table-cell office:value-type="float" office:value="291.11900000000003" table:style-name="ce1">
            <text:p>291.119</text:p>
          </table:table-cell>
          <table:table-cell office:value-type="float" office:value="292.363" table:style-name="ce1">
            <text:p>292.363</text:p>
          </table:table-cell>
          <table:table-cell office:value-type="float" office:value="288.78500000000003" table:style-name="ce1">
            <text:p>288.785</text:p>
          </table:table-cell>
          <table:table-cell office:value-type="float" office:value="295.14800000000002" table:style-name="ce1">
            <text:p>295.148</text:p>
          </table:table-cell>
          <table:table-cell office:value-type="float" office:value="293.63200000000001" table:style-name="ce1">
            <text:p>293.632</text:p>
          </table:table-cell>
          <table:table-cell office:value-type="float" office:value="293.87700000000001" table:style-name="ce1">
            <text:p>293.877</text:p>
          </table:table-cell>
          <table:table-cell office:value-type="float" office:value="292.077" table:style-name="ce1">
            <text:p>292.077</text:p>
          </table:table-cell>
          <table:table-cell office:value-type="float" office:value="288.178" table:style-name="ce1">
            <text:p>288.178</text:p>
          </table:table-cell>
          <table:table-cell office:value-type="float" office:value="282.32100000000003" table:style-name="ce1">
            <text:p>282.321</text:p>
          </table:table-cell>
          <table:table-cell office:value-type="float" office:value="286.04300000000001" table:style-name="ce1">
            <text:p>286.043</text:p>
          </table:table-cell>
          <table:table-cell office:value-type="float" office:value="283.54000000000002" table:style-name="ce1">
            <text:p>283.54</text:p>
          </table:table-cell>
          <table:table-cell office:value-type="float" office:value="283.89100000000002" table:style-name="ce1">
            <text:p>283.891</text:p>
          </table:table-cell>
          <table:table-cell office:value-type="float" office:value="282.42899999999997" table:style-name="ce1">
            <text:p>282.429</text:p>
          </table:table-cell>
          <table:table-cell office:value-type="float" office:value="279.63900000000001" table:style-name="ce1">
            <text:p>279.639</text:p>
          </table:table-cell>
          <table:table-cell office:value-type="float" office:value="280.721" table:style-name="ce1">
            <text:p>280.721</text:p>
          </table:table-cell>
          <table:table-cell office:value-type="float" office:value="279.82499999999999" table:style-name="ce1">
            <text:p>279.825</text:p>
          </table:table-cell>
          <table:table-cell office:value-type="float" office:value="288.04000000000002" table:style-name="ce1">
            <text:p>288.04</text:p>
          </table:table-cell>
          <table:table-cell office:value-type="float" office:value="284.47199999999998" table:style-name="ce1">
            <text:p>284.472</text:p>
          </table:table-cell>
          <table:table-cell office:value-type="float" office:value="289.03300000000002" table:style-name="ce1">
            <text:p>289.033</text:p>
          </table:table-cell>
          <table:table-cell office:value-type="float" office:value="284.59399999999999" table:style-name="ce1">
            <text:p>284.594</text:p>
          </table:table-cell>
          <table:table-cell office:value-type="float" office:value="281.5" table:style-name="ce1">
            <text:p>281.5</text:p>
          </table:table-cell>
          <table:table-cell office:value-type="float" office:value="286.17399999999998" table:style-name="ce1">
            <text:p>286.174</text:p>
          </table:table-cell>
          <table:table-cell office:value-type="float" office:value="282.88799999999998" table:style-name="ce1">
            <text:p>282.888</text:p>
          </table:table-cell>
          <table:table-cell office:value-type="float" office:value="288.61599999999999" table:style-name="ce1">
            <text:p>288.616</text:p>
          </table:table-cell>
          <table:table-cell office:value-type="float" office:value="279.83800000000002" table:style-name="ce1">
            <text:p>279.838</text:p>
          </table:table-cell>
          <table:table-cell office:value-type="float" office:value="289.26" table:style-name="ce1">
            <text:p>289.26</text:p>
          </table:table-cell>
          <table:table-cell office:value-type="float" office:value="281.35899999999998" table:style-name="ce1">
            <text:p>281.359</text:p>
          </table:table-cell>
          <table:table-cell office:value-type="float" office:value="280.149" table:style-name="ce1">
            <text:p>280.149</text:p>
          </table:table-cell>
          <table:table-cell office:value-type="float" office:value="280.52699999999999" table:style-name="ce1">
            <text:p>280.527</text:p>
          </table:table-cell>
          <table:table-cell office:value-type="float" office:value="280.33199999999999" table:style-name="ce1">
            <text:p>280.332</text:p>
          </table:table-cell>
          <table:table-cell table:number-columns-repeated="2" table:style-name="ce1"/>
          <table:table-cell office:value-type="float" office:value="286.28896590909102" table:formula="of:=AVERAGE([.B14:.CL14])" table:style-name="ce1">
            <text:p>286.2889659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94.64299999999997" table:style-name="ce1">
            <text:p>294.643</text:p>
          </table:table-cell>
          <table:table-cell office:value-type="float" office:value="279.02300000000002" table:style-name="ce1">
            <text:p>279.023</text:p>
          </table:table-cell>
          <table:table-cell office:value-type="float" office:value="281.31299999999999" table:style-name="ce1">
            <text:p>281.313</text:p>
          </table:table-cell>
          <table:table-cell office:value-type="float" office:value="295.71899999999999" table:style-name="ce1">
            <text:p>295.719</text:p>
          </table:table-cell>
          <table:table-cell office:value-type="float" office:value="288.95800000000003" table:style-name="ce1">
            <text:p>288.958</text:p>
          </table:table-cell>
          <table:table-cell office:value-type="float" office:value="281.56200000000001" table:style-name="ce1">
            <text:p>281.562</text:p>
          </table:table-cell>
          <table:table-cell office:value-type="float" office:value="289.613" table:style-name="ce1">
            <text:p>289.613</text:p>
          </table:table-cell>
          <table:table-cell office:value-type="float" office:value="283.69299999999998" table:style-name="ce1">
            <text:p>283.693</text:p>
          </table:table-cell>
          <table:table-cell office:value-type="float" office:value="275.49299999999999" table:style-name="ce1">
            <text:p>275.493</text:p>
          </table:table-cell>
          <table:table-cell office:value-type="float" office:value="275.56599999999997" table:style-name="ce1">
            <text:p>275.566</text:p>
          </table:table-cell>
          <table:table-cell office:value-type="float" office:value="273.47300000000001" table:style-name="ce1">
            <text:p>273.473</text:p>
          </table:table-cell>
          <table:table-cell office:value-type="float" office:value="275.88099999999997" table:style-name="ce1">
            <text:p>275.881</text:p>
          </table:table-cell>
          <table:table-cell office:value-type="float" office:value="273.53199999999998" table:style-name="ce1">
            <text:p>273.532</text:p>
          </table:table-cell>
          <table:table-cell office:value-type="float" office:value="273.142" table:style-name="ce1">
            <text:p>273.142</text:p>
          </table:table-cell>
          <table:table-cell office:value-type="float" office:value="277.95699999999999" table:style-name="ce1">
            <text:p>277.957</text:p>
          </table:table-cell>
          <table:table-cell office:value-type="float" office:value="277.81599999999997" table:style-name="ce1">
            <text:p>277.816</text:p>
          </table:table-cell>
          <table:table-cell office:value-type="float" office:value="273.41500000000002" table:style-name="ce1">
            <text:p>273.415</text:p>
          </table:table-cell>
          <table:table-cell office:value-type="float" office:value="273.20400000000001" table:style-name="ce1">
            <text:p>273.204</text:p>
          </table:table-cell>
          <table:table-cell office:value-type="float" office:value="273.27" table:style-name="ce1">
            <text:p>273.27</text:p>
          </table:table-cell>
          <table:table-cell office:value-type="float" office:value="276.43900000000002" table:style-name="ce1">
            <text:p>276.439</text:p>
          </table:table-cell>
          <table:table-cell office:value-type="float" office:value="273.60300000000001" table:style-name="ce1">
            <text:p>273.603</text:p>
          </table:table-cell>
          <table:table-cell office:value-type="float" office:value="286.82" table:style-name="ce1">
            <text:p>286.82</text:p>
          </table:table-cell>
          <table:table-cell office:value-type="float" office:value="290.089" table:style-name="ce1">
            <text:p>290.089</text:p>
          </table:table-cell>
          <table:table-cell office:value-type="float" office:value="285.19799999999998" table:style-name="ce1">
            <text:p>285.198</text:p>
          </table:table-cell>
          <table:table-cell office:value-type="float" office:value="295.75900000000001" table:style-name="ce1">
            <text:p>295.759</text:p>
          </table:table-cell>
          <table:table-cell office:value-type="float" office:value="293.94299999999998" table:style-name="ce1">
            <text:p>293.943</text:p>
          </table:table-cell>
          <table:table-cell office:value-type="float" office:value="285.96499999999997" table:style-name="ce1">
            <text:p>285.965</text:p>
          </table:table-cell>
          <table:table-cell office:value-type="float" office:value="297.58699999999999" table:style-name="ce1">
            <text:p>297.587</text:p>
          </table:table-cell>
          <table:table-cell office:value-type="float" office:value="287.28300000000002" table:style-name="ce1">
            <text:p>287.283</text:p>
          </table:table-cell>
          <table:table-cell office:value-type="float" office:value="289.67399999999998" table:style-name="ce1">
            <text:p>289.674</text:p>
          </table:table-cell>
          <table:table-cell office:value-type="float" office:value="284.86799999999999" table:style-name="ce1">
            <text:p>284.868</text:p>
          </table:table-cell>
          <table:table-cell office:value-type="float" office:value="280.91699999999997" table:style-name="ce1">
            <text:p>280.917</text:p>
          </table:table-cell>
          <table:table-cell office:value-type="float" office:value="280.70999999999998" table:style-name="ce1">
            <text:p>280.71</text:p>
          </table:table-cell>
          <table:table-cell office:value-type="float" office:value="279.38600000000002" table:style-name="ce1">
            <text:p>279.386</text:p>
          </table:table-cell>
          <table:table-cell office:value-type="float" office:value="279.54500000000002" table:style-name="ce1">
            <text:p>279.545</text:p>
          </table:table-cell>
          <table:table-cell office:value-type="float" office:value="284.67200000000003" table:style-name="ce1">
            <text:p>284.672</text:p>
          </table:table-cell>
          <table:table-cell office:value-type="float" office:value="280.56" table:style-name="ce1">
            <text:p>280.56</text:p>
          </table:table-cell>
          <table:table-cell office:value-type="float" office:value="285.161" table:style-name="ce1">
            <text:p>285.161</text:p>
          </table:table-cell>
          <table:table-cell office:value-type="float" office:value="281.28899999999999" table:style-name="ce1">
            <text:p>281.289</text:p>
          </table:table-cell>
          <table:table-cell office:value-type="float" office:value="276.98500000000001" table:style-name="ce1">
            <text:p>276.985</text:p>
          </table:table-cell>
          <table:table-cell office:value-type="float" office:value="275.459" table:style-name="ce1">
            <text:p>275.459</text:p>
          </table:table-cell>
          <table:table-cell office:value-type="float" office:value="276.73399999999998" table:style-name="ce1">
            <text:p>276.734</text:p>
          </table:table-cell>
          <table:table-cell office:value-type="float" office:value="277.65100000000001" table:style-name="ce1">
            <text:p>277.651</text:p>
          </table:table-cell>
          <table:table-cell office:value-type="float" office:value="275.61700000000002" table:style-name="ce1">
            <text:p>275.617</text:p>
          </table:table-cell>
          <table:table-cell office:value-type="float" office:value="278.55599999999998" table:style-name="ce1">
            <text:p>278.556</text:p>
          </table:table-cell>
          <table:table-cell office:value-type="float" office:value="273.55399999999997" table:style-name="ce1">
            <text:p>273.554</text:p>
          </table:table-cell>
          <table:table-cell office:value-type="float" office:value="277.25900000000001" table:style-name="ce1">
            <text:p>277.259</text:p>
          </table:table-cell>
          <table:table-cell office:value-type="float" office:value="277.92399999999998" table:style-name="ce1">
            <text:p>277.924</text:p>
          </table:table-cell>
          <table:table-cell office:value-type="float" office:value="277.339" table:style-name="ce1">
            <text:p>277.339</text:p>
          </table:table-cell>
          <table:table-cell office:value-type="float" office:value="276.18700000000001" table:style-name="ce1">
            <text:p>276.187</text:p>
          </table:table-cell>
          <table:table-cell office:value-type="float" office:value="278.536" table:style-name="ce1">
            <text:p>278.536</text:p>
          </table:table-cell>
          <table:table-cell office:value-type="float" office:value="276.42899999999997" table:style-name="ce1">
            <text:p>276.429</text:p>
          </table:table-cell>
          <table:table-cell office:value-type="float" office:value="290.77699999999999" table:style-name="ce1">
            <text:p>290.777</text:p>
          </table:table-cell>
          <table:table-cell office:value-type="float" office:value="285.01900000000001" table:style-name="ce1">
            <text:p>285.019</text:p>
          </table:table-cell>
          <table:table-cell office:value-type="float" office:value="294.24799999999999" table:style-name="ce1">
            <text:p>294.248</text:p>
          </table:table-cell>
          <table:table-cell office:value-type="float" office:value="290.988" table:style-name="ce1">
            <text:p>290.988</text:p>
          </table:table-cell>
          <table:table-cell office:value-type="float" office:value="292.44200000000001" table:style-name="ce1">
            <text:p>292.442</text:p>
          </table:table-cell>
          <table:table-cell office:value-type="float" office:value="288.01600000000002" table:style-name="ce1">
            <text:p>288.016</text:p>
          </table:table-cell>
          <table:table-cell office:value-type="float" office:value="286.726" table:style-name="ce1">
            <text:p>286.726</text:p>
          </table:table-cell>
          <table:table-cell office:value-type="float" office:value="286.815" table:style-name="ce1">
            <text:p>286.815</text:p>
          </table:table-cell>
          <table:table-cell office:value-type="float" office:value="291.17" table:style-name="ce1">
            <text:p>291.17</text:p>
          </table:table-cell>
          <table:table-cell office:value-type="float" office:value="286.678" table:style-name="ce1">
            <text:p>286.678</text:p>
          </table:table-cell>
          <table:table-cell office:value-type="float" office:value="287.36399999999998" table:style-name="ce1">
            <text:p>287.364</text:p>
          </table:table-cell>
          <table:table-cell office:value-type="float" office:value="285.94499999999999" table:style-name="ce1">
            <text:p>285.945</text:p>
          </table:table-cell>
          <table:table-cell office:value-type="float" office:value="283.476" table:style-name="ce1">
            <text:p>283.476</text:p>
          </table:table-cell>
          <table:table-cell office:value-type="float" office:value="280.77300000000002" table:style-name="ce1">
            <text:p>280.773</text:p>
          </table:table-cell>
          <table:table-cell office:value-type="float" office:value="281.185" table:style-name="ce1">
            <text:p>281.185</text:p>
          </table:table-cell>
          <table:table-cell office:value-type="float" office:value="280.99400000000003" table:style-name="ce1">
            <text:p>280.994</text:p>
          </table:table-cell>
          <table:table-cell office:value-type="float" office:value="279.36099999999999" table:style-name="ce1">
            <text:p>279.361</text:p>
          </table:table-cell>
          <table:table-cell office:value-type="float" office:value="278.791" table:style-name="ce1">
            <text:p>278.791</text:p>
          </table:table-cell>
          <table:table-cell office:value-type="float" office:value="273.55799999999999" table:style-name="ce1">
            <text:p>273.558</text:p>
          </table:table-cell>
          <table:table-cell office:value-type="float" office:value="287.40899999999999" table:style-name="ce1">
            <text:p>287.409</text:p>
          </table:table-cell>
          <table:table-cell office:value-type="float" office:value="293.666" table:style-name="ce1">
            <text:p>293.666</text:p>
          </table:table-cell>
          <table:table-cell office:value-type="float" office:value="280.13200000000001" table:style-name="ce1">
            <text:p>280.132</text:p>
          </table:table-cell>
          <table:table-cell office:value-type="float" office:value="283.61700000000002" table:style-name="ce1">
            <text:p>283.617</text:p>
          </table:table-cell>
          <table:table-cell office:value-type="float" office:value="279.74700000000001" table:style-name="ce1">
            <text:p>279.747</text:p>
          </table:table-cell>
          <table:table-cell office:value-type="float" office:value="283.40300000000002" table:style-name="ce1">
            <text:p>283.403</text:p>
          </table:table-cell>
          <table:table-cell office:value-type="float" office:value="279.65499999999997" table:style-name="ce1">
            <text:p>279.655</text:p>
          </table:table-cell>
          <table:table-cell office:value-type="float" office:value="278.77499999999998" table:style-name="ce1">
            <text:p>278.775</text:p>
          </table:table-cell>
          <table:table-cell office:value-type="float" office:value="281.21100000000001" table:style-name="ce1">
            <text:p>281.211</text:p>
          </table:table-cell>
          <table:table-cell office:value-type="float" office:value="278.178" table:style-name="ce1">
            <text:p>278.178</text:p>
          </table:table-cell>
          <table:table-cell office:value-type="float" office:value="282.11700000000002" table:style-name="ce1">
            <text:p>282.117</text:p>
          </table:table-cell>
          <table:table-cell office:value-type="float" office:value="282.185" table:style-name="ce1">
            <text:p>282.185</text:p>
          </table:table-cell>
          <table:table-cell office:value-type="float" office:value="276.61900000000003" table:style-name="ce1">
            <text:p>276.619</text:p>
          </table:table-cell>
          <table:table-cell office:value-type="float" office:value="276.70299999999997" table:style-name="ce1">
            <text:p>276.703</text:p>
          </table:table-cell>
          <table:table-cell office:value-type="float" office:value="282.63099999999997" table:style-name="ce1">
            <text:p>282.631</text:p>
          </table:table-cell>
          <table:table-cell office:value-type="float" office:value="291.65699999999998" table:style-name="ce1">
            <text:p>291.657</text:p>
          </table:table-cell>
          <table:table-cell office:value-type="float" office:value="284.68700000000001" table:style-name="ce1">
            <text:p>284.687</text:p>
          </table:table-cell>
          <table:table-cell office:value-type="float" office:value="284.84899999999999" table:style-name="ce1">
            <text:p>284.849</text:p>
          </table:table-cell>
          <table:table-cell table:style-name="ce1"/>
          <table:table-cell office:value-type="float" office:value="282.32065168539327" table:formula="of:=AVERAGE([.B15:.CL15])" table:style-name="ce1">
            <text:p>282.3206517</text:p>
          </table:table-cell>
          <table:table-cell table:number-columns-repeated="16292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77.327" table:style-name="ce1">
            <text:p>277.327</text:p>
          </table:table-cell>
          <table:table-cell office:value-type="float" office:value="285.31" table:style-name="ce1">
            <text:p>285.31</text:p>
          </table:table-cell>
          <table:table-cell office:value-type="float" office:value="292.84300000000002" table:style-name="ce1">
            <text:p>292.843</text:p>
          </table:table-cell>
          <table:table-cell office:value-type="float" office:value="287.67899999999997" table:style-name="ce1">
            <text:p>287.679</text:p>
          </table:table-cell>
          <table:table-cell office:value-type="float" office:value="292.97199999999998" table:style-name="ce1">
            <text:p>292.972</text:p>
          </table:table-cell>
          <table:table-cell office:value-type="float" office:value="282.29899999999998" table:style-name="ce1">
            <text:p>282.299</text:p>
          </table:table-cell>
          <table:table-cell office:value-type="float" office:value="278.93900000000002" table:style-name="ce1">
            <text:p>278.939</text:p>
          </table:table-cell>
          <table:table-cell office:value-type="float" office:value="279.23700000000002" table:style-name="ce1">
            <text:p>279.237</text:p>
          </table:table-cell>
          <table:table-cell office:value-type="float" office:value="279.375" table:style-name="ce1">
            <text:p>279.375</text:p>
          </table:table-cell>
          <table:table-cell office:value-type="float" office:value="279.72300000000001" table:style-name="ce1">
            <text:p>279.723</text:p>
          </table:table-cell>
          <table:table-cell office:value-type="float" office:value="276.08600000000001" table:style-name="ce1">
            <text:p>276.086</text:p>
          </table:table-cell>
          <table:table-cell office:value-type="float" office:value="273.113" table:style-name="ce1">
            <text:p>273.113</text:p>
          </table:table-cell>
          <table:table-cell office:value-type="float" office:value="273.75700000000001" table:style-name="ce1">
            <text:p>273.757</text:p>
          </table:table-cell>
          <table:table-cell office:value-type="float" office:value="274.83300000000003" table:style-name="ce1">
            <text:p>274.833</text:p>
          </table:table-cell>
          <table:table-cell office:value-type="float" office:value="273.452" table:style-name="ce1">
            <text:p>273.452</text:p>
          </table:table-cell>
          <table:table-cell office:value-type="float" office:value="275.31" table:style-name="ce1">
            <text:p>275.31</text:p>
          </table:table-cell>
          <table:table-cell office:value-type="float" office:value="273.05599999999998" table:style-name="ce1">
            <text:p>273.056</text:p>
          </table:table-cell>
          <table:table-cell office:value-type="float" office:value="272.97399999999999" table:style-name="ce1">
            <text:p>272.974</text:p>
          </table:table-cell>
          <table:table-cell office:value-type="float" office:value="274.41500000000002" table:style-name="ce1">
            <text:p>274.415</text:p>
          </table:table-cell>
          <table:table-cell office:value-type="float" office:value="274.82100000000003" table:style-name="ce1">
            <text:p>274.821</text:p>
          </table:table-cell>
          <table:table-cell office:value-type="float" office:value="283.53300000000002" table:style-name="ce1">
            <text:p>283.533</text:p>
          </table:table-cell>
          <table:table-cell office:value-type="float" office:value="283.57100000000003" table:style-name="ce1">
            <text:p>283.571</text:p>
          </table:table-cell>
          <table:table-cell office:value-type="float" office:value="280.44900000000001" table:style-name="ce1">
            <text:p>280.449</text:p>
          </table:table-cell>
          <table:table-cell office:value-type="float" office:value="279.91500000000002" table:style-name="ce1">
            <text:p>279.915</text:p>
          </table:table-cell>
          <table:table-cell office:value-type="float" office:value="275.64999999999998" table:style-name="ce1">
            <text:p>275.65</text:p>
          </table:table-cell>
          <table:table-cell office:value-type="float" office:value="276.44600000000003" table:style-name="ce1">
            <text:p>276.446</text:p>
          </table:table-cell>
          <table:table-cell office:value-type="float" office:value="276.488" table:style-name="ce1">
            <text:p>276.488</text:p>
          </table:table-cell>
          <table:table-cell office:value-type="float" office:value="276.26499999999999" table:style-name="ce1">
            <text:p>276.265</text:p>
          </table:table-cell>
          <table:table-cell office:value-type="float" office:value="275.88799999999998" table:style-name="ce1">
            <text:p>275.888</text:p>
          </table:table-cell>
          <table:table-cell office:value-type="float" office:value="276.41500000000002" table:style-name="ce1">
            <text:p>276.415</text:p>
          </table:table-cell>
          <table:table-cell office:value-type="float" office:value="278.71899999999999" table:style-name="ce1">
            <text:p>278.719</text:p>
          </table:table-cell>
          <table:table-cell office:value-type="float" office:value="276.13299999999998" table:style-name="ce1">
            <text:p>276.133</text:p>
          </table:table-cell>
          <table:table-cell office:value-type="float" office:value="275.49200000000002" table:style-name="ce1">
            <text:p>275.492</text:p>
          </table:table-cell>
          <table:table-cell office:value-type="float" office:value="279.55" table:style-name="ce1">
            <text:p>279.55</text:p>
          </table:table-cell>
          <table:table-cell office:value-type="float" office:value="278.10399999999998" table:style-name="ce1">
            <text:p>278.104</text:p>
          </table:table-cell>
          <table:table-cell office:value-type="float" office:value="273.98200000000003" table:style-name="ce1">
            <text:p>273.982</text:p>
          </table:table-cell>
          <table:table-cell office:value-type="float" office:value="272.66899999999998" table:style-name="ce1">
            <text:p>272.669</text:p>
          </table:table-cell>
          <table:table-cell office:value-type="float" office:value="274.39499999999998" table:style-name="ce1">
            <text:p>274.395</text:p>
          </table:table-cell>
          <table:table-cell office:value-type="float" office:value="273.11500000000001" table:style-name="ce1">
            <text:p>273.115</text:p>
          </table:table-cell>
          <table:table-cell office:value-type="float" office:value="291.82799999999997" table:style-name="ce1">
            <text:p>291.828</text:p>
          </table:table-cell>
          <table:table-cell office:value-type="float" office:value="289.07900000000001" table:style-name="ce1">
            <text:p>289.079</text:p>
          </table:table-cell>
          <table:table-cell office:value-type="float" office:value="285.92700000000002" table:style-name="ce1">
            <text:p>285.927</text:p>
          </table:table-cell>
          <table:table-cell office:value-type="float" office:value="288.37900000000002" table:style-name="ce1">
            <text:p>288.379</text:p>
          </table:table-cell>
          <table:table-cell office:value-type="float" office:value="278.13099999999997" table:style-name="ce1">
            <text:p>278.131</text:p>
          </table:table-cell>
          <table:table-cell office:value-type="float" office:value="278.79399999999998" table:style-name="ce1">
            <text:p>278.794</text:p>
          </table:table-cell>
          <table:table-cell office:value-type="float" office:value="278.27300000000002" table:style-name="ce1">
            <text:p>278.273</text:p>
          </table:table-cell>
          <table:table-cell office:value-type="float" office:value="279.97199999999998" table:style-name="ce1">
            <text:p>279.972</text:p>
          </table:table-cell>
          <table:table-cell office:value-type="float" office:value="280.98200000000003" table:style-name="ce1">
            <text:p>280.982</text:p>
          </table:table-cell>
          <table:table-cell office:value-type="float" office:value="279.024" table:style-name="ce1">
            <text:p>279.024</text:p>
          </table:table-cell>
          <table:table-cell office:value-type="float" office:value="278.89699999999999" table:style-name="ce1">
            <text:p>278.897</text:p>
          </table:table-cell>
          <table:table-cell office:value-type="float" office:value="278.93400000000003" table:style-name="ce1">
            <text:p>278.934</text:p>
          </table:table-cell>
          <table:table-cell office:value-type="float" office:value="278.57499999999999" table:style-name="ce1">
            <text:p>278.575</text:p>
          </table:table-cell>
          <table:table-cell office:value-type="float" office:value="278.916" table:style-name="ce1">
            <text:p>278.916</text:p>
          </table:table-cell>
          <table:table-cell office:value-type="float" office:value="277" table:style-name="ce1">
            <text:p>277</text:p>
          </table:table-cell>
          <table:table-cell office:value-type="float" office:value="276.70100000000002" table:style-name="ce1">
            <text:p>276.701</text:p>
          </table:table-cell>
          <table:table-cell office:value-type="float" office:value="276.26799999999997" table:style-name="ce1">
            <text:p>276.268</text:p>
          </table:table-cell>
          <table:table-cell office:value-type="float" office:value="277.83" table:style-name="ce1">
            <text:p>277.83</text:p>
          </table:table-cell>
          <table:table-cell office:value-type="float" office:value="275.39100000000002" table:style-name="ce1">
            <text:p>275.391</text:p>
          </table:table-cell>
          <table:table-cell office:value-type="float" office:value="273.26" table:style-name="ce1">
            <text:p>273.26</text:p>
          </table:table-cell>
          <table:table-cell office:value-type="float" office:value="275.24900000000002" table:style-name="ce1">
            <text:p>275.249</text:p>
          </table:table-cell>
          <table:table-cell office:value-type="float" office:value="273.41399999999999" table:style-name="ce1">
            <text:p>273.414</text:p>
          </table:table-cell>
          <table:table-cell office:value-type="float" office:value="274.32400000000001" table:style-name="ce1">
            <text:p>274.324</text:p>
          </table:table-cell>
          <table:table-cell office:value-type="float" office:value="273.27600000000001" table:style-name="ce1">
            <text:p>273.276</text:p>
          </table:table-cell>
          <table:table-cell office:value-type="float" office:value="275.14499999999998" table:style-name="ce1">
            <text:p>275.145</text:p>
          </table:table-cell>
          <table:table-cell office:value-type="float" office:value="274.90899999999999" table:style-name="ce1">
            <text:p>274.909</text:p>
          </table:table-cell>
          <table:table-cell office:value-type="float" office:value="273.67099999999999" table:style-name="ce1">
            <text:p>273.671</text:p>
          </table:table-cell>
          <table:table-cell office:value-type="float" office:value="275.58499999999998" table:style-name="ce1">
            <text:p>275.585</text:p>
          </table:table-cell>
          <table:table-cell office:value-type="float" office:value="285.80500000000001" table:style-name="ce1">
            <text:p>285.805</text:p>
          </table:table-cell>
          <table:table-cell office:value-type="float" office:value="284.94099999999997" table:style-name="ce1">
            <text:p>284.941</text:p>
          </table:table-cell>
          <table:table-cell office:value-type="float" office:value="281.53500000000003" table:style-name="ce1">
            <text:p>281.535</text:p>
          </table:table-cell>
          <table:table-cell office:value-type="float" office:value="285.279" table:style-name="ce1">
            <text:p>285.279</text:p>
          </table:table-cell>
          <table:table-cell office:value-type="float" office:value="290.416" table:style-name="ce1">
            <text:p>290.416</text:p>
          </table:table-cell>
          <table:table-cell office:value-type="float" office:value="291.983" table:style-name="ce1">
            <text:p>291.983</text:p>
          </table:table-cell>
          <table:table-cell office:value-type="float" office:value="289.64699999999999" table:style-name="ce1">
            <text:p>289.647</text:p>
          </table:table-cell>
          <table:table-cell office:value-type="float" office:value="287.2" table:style-name="ce1">
            <text:p>287.2</text:p>
          </table:table-cell>
          <table:table-cell office:value-type="float" office:value="286.30399999999997" table:style-name="ce1">
            <text:p>286.304</text:p>
          </table:table-cell>
          <table:table-cell office:value-type="float" office:value="279.334" table:style-name="ce1">
            <text:p>279.334</text:p>
          </table:table-cell>
          <table:table-cell office:value-type="float" office:value="278.38299999999998" table:style-name="ce1">
            <text:p>278.383</text:p>
          </table:table-cell>
          <table:table-cell office:value-type="float" office:value="282.13600000000002" table:style-name="ce1">
            <text:p>282.136</text:p>
          </table:table-cell>
          <table:table-cell office:value-type="float" office:value="279.30700000000002" table:style-name="ce1">
            <text:p>279.307</text:p>
          </table:table-cell>
          <table:table-cell office:value-type="float" office:value="281.95800000000003" table:style-name="ce1">
            <text:p>281.958</text:p>
          </table:table-cell>
          <table:table-cell office:value-type="float" office:value="281.10300000000001" table:style-name="ce1">
            <text:p>281.103</text:p>
          </table:table-cell>
          <table:table-cell office:value-type="float" office:value="278.37099999999998" table:style-name="ce1">
            <text:p>278.371</text:p>
            <draw:frame draw:z-index="1" draw:id="id0" draw:style-name="a0" draw:name="Diagram 1" svg:x="0.23958in" svg:y="0.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76.11799999999999" table:style-name="ce1">
            <text:p>276.118</text:p>
          </table:table-cell>
          <table:table-cell office:value-type="float" office:value="275.87799999999999" table:style-name="ce1">
            <text:p>275.878</text:p>
          </table:table-cell>
          <table:table-cell office:value-type="float" office:value="277.31700000000001" table:style-name="ce1">
            <text:p>277.317</text:p>
          </table:table-cell>
          <table:table-cell office:value-type="float" office:value="277.08300000000003" table:style-name="ce1">
            <text:p>277.083</text:p>
          </table:table-cell>
          <table:table-cell office:value-type="float" office:value="276.46100000000001" table:style-name="ce1">
            <text:p>276.461</text:p>
          </table:table-cell>
          <table:table-cell office:value-type="float" office:value="275.95699999999999" table:style-name="ce1">
            <text:p>275.957</text:p>
          </table:table-cell>
          <table:table-cell table:style-name="ce1"/>
          <table:table-cell office:value-type="float" office:value="279.1522471910111" table:formula="of:=AVERAGE([.B16:.CL16])" table:style-name="ce1">
            <text:p>279.1522472</text:p>
          </table:table-cell>
          <table:table-cell table:number-columns-repeated="16292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2.A1:Ark2.CL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exander Brandborg</meta:initial-creator>
    <dc:creator>Alexander Brandborg</dc:creator>
    <meta:creation-date>2018-06-02T05:59:56Z</meta:creation-date>
    <dc:date>2018-06-02T06:05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Diagramtitel</text:p>
        </chart:title>
        <chart:plot-area svg:x="5.0pt" svg:y="23.59748031496063pt" svg:width="344.0pt" svg:height="179.402519685039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2.$CN$2:.$CN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